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857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1.0752in"/>
    </style:style>
    <style:style style:name="co26" style:family="table-column">
      <style:table-column-properties fo:break-before="auto" style:column-width="0.9783in"/>
    </style:style>
    <style:style style:name="co27" style:family="table-column">
      <style:table-column-properties fo:break-before="auto" style:column-width="1.0929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0.8181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2681in"/>
    </style:style>
    <style:style style:name="co32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3"/>
    <style:style style:name="ce21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1" office:value-type="string" calcext:value-type="string">
            <text:p>level</text:p>
          </table:table-cell>
          <table:table-cell table:style-name="ce12" office:value-type="string" calcext:value-type="string">
            <text:p>experience til next</text:p>
          </table:table-cell>
          <table:table-cell table:style-name="ce14" office:value-type="string" calcext:value-type="string">
            <text:p>experience</text:p>
          </table:table-cell>
          <table:table-cell table:style-name="ce15" office:value-type="string" calcext:value-type="string">
            <text:p>skill points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mana</text:p>
          </table:table-cell>
          <table:table-cell table:style-name="ce15" office:value-type="string" calcext:value-type="string">
            <text:p>rebirth_tier</text:p>
          </table:table-cell>
          <table:table-cell/>
          <table:table-cell table:style-name="ce15" office:value-type="string" calcext:value-type="string">
            <text:p>Experience Base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upgrade multiplier</text:p>
          </table:table-cell>
          <table:table-cell table:style-name="ce15" office:value-type="string" calcext:value-type="string">
            <text:p>original cost multplier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total upgrade cost</text:p>
          </table:table-cell>
          <table:table-cell table:style-name="ce15" office:value-type="string" calcext:value-type="string">
            <text:p>total cost + original</text:p>
          </table:table-cell>
          <table:table-cell table:style-name="ce15" office:value-type="string" calcext:value-type="string">
            <text:p>total upgrade cost / item cost</text:p>
          </table:table-cell>
          <table:table-cell/>
          <table:table-cell table:style-name="ce1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max level</text:p>
          </table:table-cell>
          <table:table-cell table:style-name="ce15" office:value-type="string" calcext:value-type="string">
            <text:p>upgrades</text:p>
          </table:table-cell>
          <table:table-cell table:style-name="ce14" office:value-type="string" calcext:value-type="string">
            <text:p>cost</text:p>
          </table:table-cell>
          <table:table-cell/>
          <table:table-cell table:style-name="ce15" office:value-type="string" calcext:value-type="string">
            <text:p>Bas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5"/>
          <table:table-cell table:style-name="ce1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Armor</text:p>
          </table:table-cell>
          <table:table-cell table:style-name="ce17" office:value-type="string" calcext:value-type="string">
            <text:p>Physical Resist</text:p>
          </table:table-cell>
          <table:table-cell/>
          <table:table-cell table:style-name="ce1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29" calcext:value-type="float">
            <text:p>2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5" calcext:value-type="float">
            <text:p>75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 table:number-columns-repeated="2"/>
          <table:table-cell table:style-name="ce1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5" office:value-type="string" calcext:value-type="string">
            <text:p>drop rate</text:p>
          </table:table-cell>
          <table:table-cell table:style-name="ce15" office:value-type="string" calcext:value-type="string">
            <text:p>item chance</text:p>
          </table:table-cell>
          <table:table-cell table:style-name="ce15" office:value-type="string" calcext:value-type="string">
            <text:p>change</text:p>
          </table:table-cell>
          <table:table-cell table:style-name="ce1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orig</text:p>
          </table:table-cell>
          <table:table-cell table:style-name="ce15" office:value-type="string" calcext:value-type="string">
            <text:p>scaled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table:table-column table:style-name="co4" table:number-columns-repeated="5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/([.$E$1] + ABS([.A2]))*[.$E$3] + [.$E$2])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/([.$E$1] + ABS([.A3]))*[.$E$3] + [.$E$2])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/([.$E$1] + ABS([.A4]))*[.$E$3] + [.$E$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/([.$E$1] + ABS([.A5]))*[.$E$3] + [.$E$2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/([.$E$1] + ABS([.A6]))*[.$E$3] + [.$E$2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/([.$E$1] + ABS([.A7]))*[.$E$3] + [.$E$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/([.$E$1] + ABS([.A8]))*[.$E$3] + [.$E$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/([.$E$1] + ABS([.A9]))*[.$E$3] + [.$E$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/([.$E$1] + ABS([.A10]))*[.$E$3] + [.$E$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/([.$E$1] + ABS([.A11]))*[.$E$3] + [.$E$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/([.$E$1] + ABS([.A12]))*[.$E$3] + [.$E$2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/([.$E$1] + ABS([.A13]))*[.$E$3] + [.$E$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/([.$E$1] + ABS([.A14]))*[.$E$3] + [.$E$2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/([.$E$1] + ABS([.A15]))*[.$E$3] + [.$E$2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/([.$E$1] + ABS([.A16]))*[.$E$3] + [.$E$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/([.$E$1] + ABS([.A17]))*[.$E$3] + [.$E$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/([.$E$1] + ABS([.A18]))*[.$E$3] + [.$E$2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/([.$E$1] + ABS([.A19]))*[.$E$3] + [.$E$2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/([.$E$1] + ABS([.A20]))*[.$E$3] + [.$E$2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/([.$E$1] + ABS([.A21]))*[.$E$3] + [.$E$2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/([.$E$1] + ABS([.A22]))*[.$E$3] + [.$E$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/([.$E$1] + ABS([.A23]))*[.$E$3] + [.$E$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/([.$E$1] + ABS([.A24]))*[.$E$3] + [.$E$2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/([.$E$1] + ABS([.A25]))*[.$E$3] + [.$E$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/([.$E$1] + ABS([.A26]))*[.$E$3] + [.$E$2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/([.$E$1] + ABS([.A27]))*[.$E$3] + [.$E$2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/([.$E$1] + ABS([.A28]))*[.$E$3] + [.$E$2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/([.$E$1] + ABS([.A29]))*[.$E$3] + [.$E$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/([.$E$1] + ABS([.A30]))*[.$E$3] + [.$E$2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/([.$E$1] + ABS([.A31]))*[.$E$3] + [.$E$2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/([.$E$1] + ABS([.A32]))*[.$E$3] + [.$E$2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/([.$E$1] + ABS([.A33]))*[.$E$3] + [.$E$2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/([.$E$1] + ABS([.A34]))*[.$E$3] + [.$E$2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/([.$E$1] + ABS([.A35]))*[.$E$3] + [.$E$2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/([.$E$1] + ABS([.A36]))*[.$E$3] + [.$E$2]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/([.$E$1] + ABS([.A37]))*[.$E$3] + [.$E$2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/([.$E$1] + ABS([.A38]))*[.$E$3] + [.$E$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/([.$E$1] + ABS([.A39]))*[.$E$3] + [.$E$2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/([.$E$1] + ABS([.A40]))*[.$E$3] + [.$E$2]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/([.$E$1] + ABS([.A41]))*[.$E$3] + [.$E$2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/([.$E$1] + ABS([.A42]))*[.$E$3] + [.$E$2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3]/([.$E$1] + ABS([.A43]))*[.$E$3] + [.$E$2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4]/([.$E$1] + ABS([.A44]))*[.$E$3] + [.$E$2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5]/([.$E$1] + ABS([.A45]))*[.$E$3] + [.$E$2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6]/([.$E$1] + ABS([.A46]))*[.$E$3] + [.$E$2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7]/([.$E$1] + ABS([.A47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8]/([.$E$1] + ABS([.A48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49]/([.$E$1] + ABS([.A49]))*[.$E$3] + [.$E$2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0]/([.$E$1] + ABS([.A50]))*[.$E$3] + [.$E$2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1]/([.$E$1] + ABS([.A51]))*[.$E$3] + [.$E$2])" office:value-type="float" office:value="80" calcext:value-type="float">
            <text:p>80</text:p>
          </table:table-cell>
          <table:table-cell table:number-columns-repeated="3"/>
        </table:table-row>
      </table:table>
      <table:table table:name="fracture" table:style-name="ta1">
        <table:table-column table:style-name="co4" table:default-cell-style-name="Default"/>
        <table:table-column table:style-name="co2" table:default-cell-style-name="Default"/>
        <table:table-column table:style-name="co21" table:default-cell-style-name="ce19"/>
        <table:table-column table:style-name="co22" table:default-cell-style-name="Default"/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Armor Reduction</text:p>
          </table:table-cell>
          <table:table-cell table:style-name="ce15" office:value-type="string" calcext:value-type="string">
            <text:p>Physical Resist Reduction</text:p>
          </table:table-cell>
          <table:table-cell table:style-name="ce15" office:value-type="string" calcext:value-type="string">
            <text:p>Flay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+([.$A2]-1)*[.$G$2]+POWER([.$A2]; [.$G$4])*[.$G$3])" office:value-type="float" office:value="5" calcext:value-type="float">
            <text:p>5</text:p>
          </table:table-cell>
          <table:table-cell table:formula="of:=VLOOKUP([.$B2]; [$armor.A2:.B1002]; 2)" office:value-type="float" office:value="14.2857142857143" calcext:value-type="float">
            <text:p>14.29</text:p>
          </table:table-cell>
          <table:table-cell table:formula="of:=[$flay.B2]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+([.$A3]-1)*[.$G$2]+POWER([.$A3]; [.$G$4])*[.$G$3])" office:value-type="float" office:value="6" calcext:value-type="float">
            <text:p>6</text:p>
          </table:table-cell>
          <table:table-cell table:formula="of:=VLOOKUP([.$B3]; [$armor.A3:.B1003]; 2)" office:value-type="float" office:value="16.6666666666667" calcext:value-type="float">
            <text:p>16.67</text:p>
          </table:table-cell>
          <table:table-cell table:formula="of:=[$flay.B3]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+([.$A4]-1)*[.$G$2]+POWER([.$A4]; [.$G$4])*[.$G$3])" office:value-type="float" office:value="7" calcext:value-type="float">
            <text:p>7</text:p>
          </table:table-cell>
          <table:table-cell table:formula="of:=VLOOKUP([.$B4]; [$armor.A4:.B1004]; 2)" office:value-type="float" office:value="18.9189189189189" calcext:value-type="float">
            <text:p>18.92</text:p>
          </table:table-cell>
          <table:table-cell table:formula="of:=[$flay.B4]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+([.$A5]-1)*[.$G$2]+POWER([.$A5]; [.$G$4])*[.$G$3])" office:value-type="float" office:value="9" calcext:value-type="float">
            <text:p>9</text:p>
          </table:table-cell>
          <table:table-cell table:formula="of:=VLOOKUP([.$B5]; [$armor.A5:.B1005]; 2)" office:value-type="float" office:value="23.0769230769231" calcext:value-type="float">
            <text:p>23.08</text:p>
          </table:table-cell>
          <table:table-cell table:formula="of:=[$flay.B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+([.$A6]-1)*[.$G$2]+POWER([.$A6]; [.$G$4])*[.$G$3])" office:value-type="float" office:value="10" calcext:value-type="float">
            <text:p>10</text:p>
          </table:table-cell>
          <table:table-cell table:formula="of:=VLOOKUP([.$B6]; [$armor.A6:.B1006]; 2)" office:value-type="float" office:value="25" calcext:value-type="float">
            <text:p>25.00</text:p>
          </table:table-cell>
          <table:table-cell table:formula="of:=[$flay.B6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+([.$A7]-1)*[.$G$2]+POWER([.$A7]; [.$G$4])*[.$G$3])" office:value-type="float" office:value="12" calcext:value-type="float">
            <text:p>12</text:p>
          </table:table-cell>
          <table:table-cell table:formula="of:=VLOOKUP([.$B7]; [$armor.A7:.B1007]; 2)" office:value-type="float" office:value="28.5714285714286" calcext:value-type="float">
            <text:p>28.57</text:p>
          </table:table-cell>
          <table:table-cell table:formula="of:=[$flay.B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+([.$A8]-1)*[.$G$2]+POWER([.$A8]; [.$G$4])*[.$G$3])" office:value-type="float" office:value="14" calcext:value-type="float">
            <text:p>14</text:p>
          </table:table-cell>
          <table:table-cell table:formula="of:=VLOOKUP([.$B8]; [$armor.A8:.B1008]; 2)" office:value-type="float" office:value="31.8181818181818" calcext:value-type="float">
            <text:p>31.82</text:p>
          </table:table-cell>
          <table:table-cell table:formula="of:=[$flay.B8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+([.$A9]-1)*[.$G$2]+POWER([.$A9]; [.$G$4])*[.$G$3])" office:value-type="float" office:value="16" calcext:value-type="float">
            <text:p>16</text:p>
          </table:table-cell>
          <table:table-cell table:formula="of:=VLOOKUP([.$B9]; [$armor.A9:.B1009]; 2)" office:value-type="float" office:value="34.7826086956522" calcext:value-type="float">
            <text:p>34.78</text:p>
          </table:table-cell>
          <table:table-cell table:formula="of:=[$flay.B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+([.$A10]-1)*[.$G$2]+POWER([.$A10]; [.$G$4])*[.$G$3])" office:value-type="float" office:value="17" calcext:value-type="float">
            <text:p>17</text:p>
          </table:table-cell>
          <table:table-cell table:formula="of:=VLOOKUP([.$B10]; [$armor.A10:.B1010]; 2)" office:value-type="float" office:value="36.1702127659575" calcext:value-type="float">
            <text:p>36.17</text:p>
          </table:table-cell>
          <table:table-cell table:formula="of:=[$flay.B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+([.$A11]-1)*[.$G$2]+POWER([.$A11]; [.$G$4])*[.$G$3])" office:value-type="float" office:value="19" calcext:value-type="float">
            <text:p>19</text:p>
          </table:table-cell>
          <table:table-cell table:formula="of:=VLOOKUP([.$B11]; [$armor.A11:.B1011]; 2)" office:value-type="float" office:value="38.7755102040816" calcext:value-type="float">
            <text:p>38.78</text:p>
          </table:table-cell>
          <table:table-cell table:formula="of:=[$flay.B1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+([.$A12]-1)*[.$G$2]+POWER([.$A12]; [.$G$4])*[.$G$3])" office:value-type="float" office:value="21" calcext:value-type="float">
            <text:p>21</text:p>
          </table:table-cell>
          <table:table-cell table:formula="of:=VLOOKUP([.$B12]; [$armor.A12:.B1012]; 2)" office:value-type="float" office:value="41.1764705882353" calcext:value-type="float">
            <text:p>41.18</text:p>
          </table:table-cell>
          <table:table-cell table:formula="of:=[$flay.B12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+([.$A13]-1)*[.$G$2]+POWER([.$A13]; [.$G$4])*[.$G$3])" office:value-type="float" office:value="23" calcext:value-type="float">
            <text:p>23</text:p>
          </table:table-cell>
          <table:table-cell table:formula="of:=VLOOKUP([.$B13]; [$armor.A13:.B1013]; 2)" office:value-type="float" office:value="43.3962264150943" calcext:value-type="float">
            <text:p>43.40</text:p>
          </table:table-cell>
          <table:table-cell table:formula="of:=[$flay.B13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+([.$A14]-1)*[.$G$2]+POWER([.$A14]; [.$G$4])*[.$G$3])" office:value-type="float" office:value="25" calcext:value-type="float">
            <text:p>25</text:p>
          </table:table-cell>
          <table:table-cell table:formula="of:=VLOOKUP([.$B14]; [$armor.A14:.B1014]; 2)" office:value-type="float" office:value="45.4545454545455" calcext:value-type="float">
            <text:p>45.45</text:p>
          </table:table-cell>
          <table:table-cell table:formula="of:=[$flay.B14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+([.$A15]-1)*[.$G$2]+POWER([.$A15]; [.$G$4])*[.$G$3])" office:value-type="float" office:value="27" calcext:value-type="float">
            <text:p>27</text:p>
          </table:table-cell>
          <table:table-cell table:formula="of:=VLOOKUP([.$B15]; [$armor.A15:.B1015]; 2)" office:value-type="float" office:value="47.3684210526316" calcext:value-type="float">
            <text:p>47.37</text:p>
          </table:table-cell>
          <table:table-cell table:formula="of:=[$flay.B15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+([.$A16]-1)*[.$G$2]+POWER([.$A16]; [.$G$4])*[.$G$3])" office:value-type="float" office:value="29" calcext:value-type="float">
            <text:p>29</text:p>
          </table:table-cell>
          <table:table-cell table:formula="of:=VLOOKUP([.$B16]; [$armor.A16:.B1016]; 2)" office:value-type="float" office:value="49.1525423728814" calcext:value-type="float">
            <text:p>49.15</text:p>
          </table:table-cell>
          <table:table-cell table:formula="of:=[$flay.B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+([.$A17]-1)*[.$G$2]+POWER([.$A17]; [.$G$4])*[.$G$3])" office:value-type="float" office:value="31" calcext:value-type="float">
            <text:p>31</text:p>
          </table:table-cell>
          <table:table-cell table:formula="of:=VLOOKUP([.$B17]; [$armor.A17:.B1017]; 2)" office:value-type="float" office:value="50.8196721311475" calcext:value-type="float">
            <text:p>50.82</text:p>
          </table:table-cell>
          <table:table-cell table:formula="of:=[$flay.B17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+([.$A18]-1)*[.$G$2]+POWER([.$A18]; [.$G$4])*[.$G$3])" office:value-type="float" office:value="33" calcext:value-type="float">
            <text:p>33</text:p>
          </table:table-cell>
          <table:table-cell table:formula="of:=VLOOKUP([.$B18]; [$armor.A18:.B1018]; 2)" office:value-type="float" office:value="52.3809523809524" calcext:value-type="float">
            <text:p>52.38</text:p>
          </table:table-cell>
          <table:table-cell table:formula="of:=[$flay.B18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+([.$A19]-1)*[.$G$2]+POWER([.$A19]; [.$G$4])*[.$G$3])" office:value-type="float" office:value="36" calcext:value-type="float">
            <text:p>36</text:p>
          </table:table-cell>
          <table:table-cell table:formula="of:=VLOOKUP([.$B19]; [$armor.A19:.B1019]; 2)" office:value-type="float" office:value="54.5454545454545" calcext:value-type="float">
            <text:p>54.55</text:p>
          </table:table-cell>
          <table:table-cell table:formula="of:=[$flay.B19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+([.$A20]-1)*[.$G$2]+POWER([.$A20]; [.$G$4])*[.$G$3])" office:value-type="float" office:value="38" calcext:value-type="float">
            <text:p>38</text:p>
          </table:table-cell>
          <table:table-cell table:formula="of:=VLOOKUP([.$B20]; [$armor.A20:.B1020]; 2)" office:value-type="float" office:value="55.8823529411765" calcext:value-type="float">
            <text:p>55.88</text:p>
          </table:table-cell>
          <table:table-cell table:formula="of:=[$flay.B20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+([.$A21]-1)*[.$G$2]+POWER([.$A21]; [.$G$4])*[.$G$3])" office:value-type="float" office:value="40" calcext:value-type="float">
            <text:p>40</text:p>
          </table:table-cell>
          <table:table-cell table:formula="of:=VLOOKUP([.$B21]; [$armor.A21:.B1021]; 2)" office:value-type="float" office:value="57.1428571428571" calcext:value-type="float">
            <text:p>57.14</text:p>
          </table:table-cell>
          <table:table-cell table:formula="of:=[$flay.B21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+([.$A22]-1)*[.$G$2]+POWER([.$A22]; [.$G$4])*[.$G$3])" office:value-type="float" office:value="42" calcext:value-type="float">
            <text:p>42</text:p>
          </table:table-cell>
          <table:table-cell table:formula="of:=VLOOKUP([.$B22]; [$armor.A22:.B1022]; 2)" office:value-type="float" office:value="58.3333333333333" calcext:value-type="float">
            <text:p>58.33</text:p>
          </table:table-cell>
          <table:table-cell table:formula="of:=[$flay.B22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+([.$A23]-1)*[.$G$2]+POWER([.$A23]; [.$G$4])*[.$G$3])" office:value-type="float" office:value="44" calcext:value-type="float">
            <text:p>44</text:p>
          </table:table-cell>
          <table:table-cell table:formula="of:=VLOOKUP([.$B23]; [$armor.A23:.B1023]; 2)" office:value-type="float" office:value="59.4594594594595" calcext:value-type="float">
            <text:p>59.46</text:p>
          </table:table-cell>
          <table:table-cell table:formula="of:=[$flay.B2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+([.$A24]-1)*[.$G$2]+POWER([.$A24]; [.$G$4])*[.$G$3])" office:value-type="float" office:value="47" calcext:value-type="float">
            <text:p>47</text:p>
          </table:table-cell>
          <table:table-cell table:formula="of:=VLOOKUP([.$B24]; [$armor.A24:.B1024]; 2)" office:value-type="float" office:value="61.038961038961" calcext:value-type="float">
            <text:p>61.04</text:p>
          </table:table-cell>
          <table:table-cell table:formula="of:=[$flay.B24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+([.$A25]-1)*[.$G$2]+POWER([.$A25]; [.$G$4])*[.$G$3])" office:value-type="float" office:value="49" calcext:value-type="float">
            <text:p>49</text:p>
          </table:table-cell>
          <table:table-cell table:formula="of:=VLOOKUP([.$B25]; [$armor.A25:.B1025]; 2)" office:value-type="float" office:value="62.0253164556962" calcext:value-type="float">
            <text:p>62.03</text:p>
          </table:table-cell>
          <table:table-cell table:formula="of:=[$flay.B25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+([.$A26]-1)*[.$G$2]+POWER([.$A26]; [.$G$4])*[.$G$3])" office:value-type="float" office:value="51" calcext:value-type="float">
            <text:p>51</text:p>
          </table:table-cell>
          <table:table-cell table:formula="of:=VLOOKUP([.$B26]; [$armor.A26:.B1026]; 2)" office:value-type="float" office:value="62.962962962963" calcext:value-type="float">
            <text:p>62.96</text:p>
          </table:table-cell>
          <table:table-cell table:formula="of:=[$flay.B26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+([.$A27]-1)*[.$G$2]+POWER([.$A27]; [.$G$4])*[.$G$3])" office:value-type="float" office:value="53" calcext:value-type="float">
            <text:p>53</text:p>
          </table:table-cell>
          <table:table-cell table:formula="of:=VLOOKUP([.$B27]; [$armor.A27:.B1027]; 2)" office:value-type="float" office:value="63.855421686747" calcext:value-type="float">
            <text:p>63.86</text:p>
          </table:table-cell>
          <table:table-cell table:formula="of:=[$flay.B27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+([.$A28]-1)*[.$G$2]+POWER([.$A28]; [.$G$4])*[.$G$3])" office:value-type="float" office:value="56" calcext:value-type="float">
            <text:p>56</text:p>
          </table:table-cell>
          <table:table-cell table:formula="of:=VLOOKUP([.$B28]; [$armor.A28:.B1028]; 2)" office:value-type="float" office:value="65.1162790697674" calcext:value-type="float">
            <text:p>65.12</text:p>
          </table:table-cell>
          <table:table-cell table:formula="of:=[$flay.B28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+([.$A29]-1)*[.$G$2]+POWER([.$A29]; [.$G$4])*[.$G$3])" office:value-type="float" office:value="58" calcext:value-type="float">
            <text:p>58</text:p>
          </table:table-cell>
          <table:table-cell table:formula="of:=VLOOKUP([.$B29]; [$armor.A29:.B1029]; 2)" office:value-type="float" office:value="65.9090909090909" calcext:value-type="float">
            <text:p>65.91</text:p>
          </table:table-cell>
          <table:table-cell table:formula="of:=[$flay.B2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+([.$A30]-1)*[.$G$2]+POWER([.$A30]; [.$G$4])*[.$G$3])" office:value-type="float" office:value="60" calcext:value-type="float">
            <text:p>60</text:p>
          </table:table-cell>
          <table:table-cell table:formula="of:=VLOOKUP([.$B30]; [$armor.A30:.B1030]; 2)" office:value-type="float" office:value="66.6666666666667" calcext:value-type="float">
            <text:p>66.67</text:p>
          </table:table-cell>
          <table:table-cell table:formula="of:=[$flay.B30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+([.$A31]-1)*[.$G$2]+POWER([.$A31]; [.$G$4])*[.$G$3])" office:value-type="float" office:value="63" calcext:value-type="float">
            <text:p>63</text:p>
          </table:table-cell>
          <table:table-cell table:formula="of:=VLOOKUP([.$B31]; [$armor.A31:.B1031]; 2)" office:value-type="float" office:value="67.741935483871" calcext:value-type="float">
            <text:p>67.74</text:p>
          </table:table-cell>
          <table:table-cell table:formula="of:=[$flay.B3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+([.$A32]-1)*[.$G$2]+POWER([.$A32]; [.$G$4])*[.$G$3])" office:value-type="float" office:value="65" calcext:value-type="float">
            <text:p>65</text:p>
          </table:table-cell>
          <table:table-cell table:formula="of:=VLOOKUP([.$B32]; [$armor.A32:.B1032]; 2)" office:value-type="float" office:value="68.421052631579" calcext:value-type="float">
            <text:p>68.42</text:p>
          </table:table-cell>
          <table:table-cell table:formula="of:=[$flay.B32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+([.$A33]-1)*[.$G$2]+POWER([.$A33]; [.$G$4])*[.$G$3])" office:value-type="float" office:value="68" calcext:value-type="float">
            <text:p>68</text:p>
          </table:table-cell>
          <table:table-cell table:formula="of:=VLOOKUP([.$B33]; [$armor.A33:.B1033]; 2)" office:value-type="float" office:value="69.3877551020408" calcext:value-type="float">
            <text:p>69.39</text:p>
          </table:table-cell>
          <table:table-cell table:formula="of:=[$flay.B33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+([.$A34]-1)*[.$G$2]+POWER([.$A34]; [.$G$4])*[.$G$3])" office:value-type="float" office:value="70" calcext:value-type="float">
            <text:p>70</text:p>
          </table:table-cell>
          <table:table-cell table:formula="of:=VLOOKUP([.$B34]; [$armor.A34:.B1034]; 2)" office:value-type="float" office:value="70" calcext:value-type="float">
            <text:p>70.00</text:p>
          </table:table-cell>
          <table:table-cell table:formula="of:=[$flay.B34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+([.$A35]-1)*[.$G$2]+POWER([.$A35]; [.$G$4])*[.$G$3])" office:value-type="float" office:value="72" calcext:value-type="float">
            <text:p>72</text:p>
          </table:table-cell>
          <table:table-cell table:formula="of:=VLOOKUP([.$B35]; [$armor.A35:.B1035]; 2)" office:value-type="float" office:value="70.5882352941177" calcext:value-type="float">
            <text:p>70.59</text:p>
          </table:table-cell>
          <table:table-cell table:formula="of:=[$flay.B3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+([.$A36]-1)*[.$G$2]+POWER([.$A36]; [.$G$4])*[.$G$3])" office:value-type="float" office:value="75" calcext:value-type="float">
            <text:p>75</text:p>
          </table:table-cell>
          <table:table-cell table:formula="of:=VLOOKUP([.$B36]; [$armor.A36:.B1036]; 2)" office:value-type="float" office:value="71.4285714285714" calcext:value-type="float">
            <text:p>71.43</text:p>
          </table:table-cell>
          <table:table-cell table:formula="of:=[$flay.B36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+([.$A37]-1)*[.$G$2]+POWER([.$A37]; [.$G$4])*[.$G$3])" office:value-type="float" office:value="77" calcext:value-type="float">
            <text:p>77</text:p>
          </table:table-cell>
          <table:table-cell table:formula="of:=VLOOKUP([.$B37]; [$armor.A37:.B1037]; 2)" office:value-type="float" office:value="71.9626168224299" calcext:value-type="float">
            <text:p>71.96</text:p>
          </table:table-cell>
          <table:table-cell table:formula="of:=[$flay.B3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+([.$A38]-1)*[.$G$2]+POWER([.$A38]; [.$G$4])*[.$G$3])" office:value-type="float" office:value="80" calcext:value-type="float">
            <text:p>80</text:p>
          </table:table-cell>
          <table:table-cell table:formula="of:=VLOOKUP([.$B38]; [$armor.A38:.B1038]; 2)" office:value-type="float" office:value="72.7272727272727" calcext:value-type="float">
            <text:p>72.73</text:p>
          </table:table-cell>
          <table:table-cell table:formula="of:=[$flay.B3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+([.$A39]-1)*[.$G$2]+POWER([.$A39]; [.$G$4])*[.$G$3])" office:value-type="float" office:value="82" calcext:value-type="float">
            <text:p>82</text:p>
          </table:table-cell>
          <table:table-cell table:formula="of:=VLOOKUP([.$B39]; [$armor.A39:.B1039]; 2)" office:value-type="float" office:value="73.2142857142857" calcext:value-type="float">
            <text:p>73.21</text:p>
          </table:table-cell>
          <table:table-cell table:formula="of:=[$flay.B3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+([.$A40]-1)*[.$G$2]+POWER([.$A40]; [.$G$4])*[.$G$3])" office:value-type="float" office:value="85" calcext:value-type="float">
            <text:p>85</text:p>
          </table:table-cell>
          <table:table-cell table:formula="of:=VLOOKUP([.$B40]; [$armor.A40:.B1040]; 2)" office:value-type="float" office:value="73.9130434782609" calcext:value-type="float">
            <text:p>73.91</text:p>
          </table:table-cell>
          <table:table-cell table:formula="of:=[$flay.B4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+([.$A41]-1)*[.$G$2]+POWER([.$A41]; [.$G$4])*[.$G$3])" office:value-type="float" office:value="87" calcext:value-type="float">
            <text:p>87</text:p>
          </table:table-cell>
          <table:table-cell table:formula="of:=VLOOKUP([.$B41]; [$armor.A41:.B1041]; 2)" office:value-type="float" office:value="74.3589743589744" calcext:value-type="float">
            <text:p>74.36</text:p>
          </table:table-cell>
          <table:table-cell table:formula="of:=[$flay.B4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+([.$A42]-1)*[.$G$2]+POWER([.$A42]; [.$G$4])*[.$G$3])" office:value-type="float" office:value="90" calcext:value-type="float">
            <text:p>90</text:p>
          </table:table-cell>
          <table:table-cell table:formula="of:=VLOOKUP([.$B42]; [$armor.A42:.B1042]; 2)" office:value-type="float" office:value="75" calcext:value-type="float">
            <text:p>75.00</text:p>
          </table:table-cell>
          <table:table-cell table:formula="of:=[$flay.B4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+([.$A43]-1)*[.$G$2]+POWER([.$A43]; [.$G$4])*[.$G$3])" office:value-type="float" office:value="92" calcext:value-type="float">
            <text:p>92</text:p>
          </table:table-cell>
          <table:table-cell table:formula="of:=VLOOKUP([.$B43]; [$armor.A43:.B1043]; 2)" office:value-type="float" office:value="75.4098360655738" calcext:value-type="float">
            <text:p>75.41</text:p>
          </table:table-cell>
          <table:table-cell table:formula="of:=[$flay.B4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+([.$A44]-1)*[.$G$2]+POWER([.$A44]; [.$G$4])*[.$G$3])" office:value-type="float" office:value="95" calcext:value-type="float">
            <text:p>95</text:p>
          </table:table-cell>
          <table:table-cell table:formula="of:=VLOOKUP([.$B44]; [$armor.A44:.B1044]; 2)" office:value-type="float" office:value="76" calcext:value-type="float">
            <text:p>76.00</text:p>
          </table:table-cell>
          <table:table-cell table:formula="of:=[$flay.B4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+([.$A45]-1)*[.$G$2]+POWER([.$A45]; [.$G$4])*[.$G$3])" office:value-type="float" office:value="97" calcext:value-type="float">
            <text:p>97</text:p>
          </table:table-cell>
          <table:table-cell table:formula="of:=VLOOKUP([.$B45]; [$armor.A45:.B1045]; 2)" office:value-type="float" office:value="76.3779527559055" calcext:value-type="float">
            <text:p>76.38</text:p>
          </table:table-cell>
          <table:table-cell table:formula="of:=[$flay.B4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+([.$A46]-1)*[.$G$2]+POWER([.$A46]; [.$G$4])*[.$G$3])" office:value-type="float" office:value="100" calcext:value-type="float">
            <text:p>100</text:p>
          </table:table-cell>
          <table:table-cell table:formula="of:=VLOOKUP([.$B46]; [$armor.A46:.B1046]; 2)" office:value-type="float" office:value="76.9230769230769" calcext:value-type="float">
            <text:p>76.92</text:p>
          </table:table-cell>
          <table:table-cell table:formula="of:=[$flay.B4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+([.$A47]-1)*[.$G$2]+POWER([.$A47]; [.$G$4])*[.$G$3])" office:value-type="float" office:value="102" calcext:value-type="float">
            <text:p>102</text:p>
          </table:table-cell>
          <table:table-cell table:formula="of:=VLOOKUP([.$B47]; [$armor.A47:.B1047]; 2)" office:value-type="float" office:value="77.2727272727273" calcext:value-type="float">
            <text:p>77.27</text:p>
          </table:table-cell>
          <table:table-cell table:formula="of:=[$flay.B4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+([.$A48]-1)*[.$G$2]+POWER([.$A48]; [.$G$4])*[.$G$3])" office:value-type="float" office:value="105" calcext:value-type="float">
            <text:p>105</text:p>
          </table:table-cell>
          <table:table-cell table:formula="of:=VLOOKUP([.$B48]; [$armor.A48:.B1048]; 2)" office:value-type="float" office:value="77.7777777777778" calcext:value-type="float">
            <text:p>77.78</text:p>
          </table:table-cell>
          <table:table-cell table:formula="of:=[$flay.B48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+([.$A49]-1)*[.$G$2]+POWER([.$A49]; [.$G$4])*[.$G$3])" office:value-type="float" office:value="108" calcext:value-type="float">
            <text:p>108</text:p>
          </table:table-cell>
          <table:table-cell table:formula="of:=VLOOKUP([.$B49]; [$armor.A49:.B1049]; 2)" office:value-type="float" office:value="78.2608695652174" calcext:value-type="float">
            <text:p>78.26</text:p>
          </table:table-cell>
          <table:table-cell table:formula="of:=[$flay.B49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+([.$A50]-1)*[.$G$2]+POWER([.$A50]; [.$G$4])*[.$G$3])" office:value-type="float" office:value="110" calcext:value-type="float">
            <text:p>110</text:p>
          </table:table-cell>
          <table:table-cell table:formula="of:=VLOOKUP([.$B50]; [$armor.A50:.B1050]; 2)" office:value-type="float" office:value="78.5714285714286" calcext:value-type="float">
            <text:p>78.57</text:p>
          </table:table-cell>
          <table:table-cell table:formula="of:=[$flay.B50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+([.$A51]-1)*[.$G$2]+POWER([.$A51]; [.$G$4])*[.$G$3])" office:value-type="float" office:value="113" calcext:value-type="float">
            <text:p>113</text:p>
          </table:table-cell>
          <table:table-cell table:formula="of:=VLOOKUP([.$B51]; [$armor.A51:.B1051]; 2)" office:value-type="float" office:value="79.020979020979" calcext:value-type="float">
            <text:p>79.02</text:p>
          </table:table-cell>
          <table:table-cell table:formula="of:=[$flay.B51]" office:value-type="float" office:value="80" calcext:value-type="float">
            <text:p>80</text:p>
          </table:table-cell>
          <table:table-cell table:number-columns-repeated="6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9" table:default-cell-style-name="ce20"/>
        <table:table-column table:style-name="co23" table:default-cell-style-name="ce21"/>
        <table:table-column table:style-name="co24" table:default-cell-style-name="ce20"/>
        <table:table-column table:style-name="co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row table:style-name="ro1">
          <table:table-cell table:style-name="ce15" office:value-type="string" calcext:value-type="string">
            <text:p>times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multiplier</text:p>
          </table:table-cell>
          <table:table-cell table:style-name="ce15" office:value-type="string" calcext:value-type="string">
            <text:p>running total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style-name="ce15" office:value-type="string" calcext:value-type="string">
            <text:p>NEW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([.$G$2] * ([.A2]-1)^2 + ([.A2]-1) * [.$G$3]) * [.$G$1]) + [.$G$1]" office:value-type="float" office:value="1000000000" calcext:value-type="float">
            <text:p>1,000,000,000</text:p>
          </table:table-cell>
          <table:table-cell/>
          <table:table-cell table:formula="of:=[.B2]" office:value-type="float" office:value="1000000000" calcext:value-type="float">
            <text:p>1,000,000,000</text:p>
          </table:table-cell>
          <table:table-cell/>
          <table:table-cell table:style-name="ce15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([.$G$2] * ([.A3]-1)^2 + ([.A3]-1) * [.$G$3]) * [.$G$1]) + [.$G$1]" office:value-type="float" office:value="4000000000" calcext:value-type="float">
            <text:p>4,000,000,000</text:p>
          </table:table-cell>
          <table:table-cell table:formula="of:=[.B3]/[.B2]" office:value-type="float" office:value="4" calcext:value-type="float">
            <text:p>4.0000</text:p>
          </table:table-cell>
          <table:table-cell table:formula="of:=[.B3]+[.D2]" office:value-type="float" office:value="5000000000" calcext:value-type="float">
            <text:p>5,000,000,00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([.$G$2] * ([.A4]-1)^2 + ([.A4]-1) * [.$G$3]) * [.$G$1]) + [.$G$1]" office:value-type="float" office:value="11000000000" calcext:value-type="float">
            <text:p>11,000,000,000</text:p>
          </table:table-cell>
          <table:table-cell table:formula="of:=[.B4]/[.B3]" office:value-type="float" office:value="2.75" calcext:value-type="float">
            <text:p>2.7500</text:p>
          </table:table-cell>
          <table:table-cell table:formula="of:=[.B4]+[.D3]" office:value-type="float" office:value="16000000000" calcext:value-type="float">
            <text:p>16,000,000,000</text:p>
          </table:table-cell>
          <table:table-cell/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([.$G$2] * ([.A5]-1)^2 + ([.A5]-1) * [.$G$3]) * [.$G$1]) + [.$G$1]" office:value-type="float" office:value="22000000000" calcext:value-type="float">
            <text:p>22,000,000,000</text:p>
          </table:table-cell>
          <table:table-cell table:formula="of:=[.B5]/[.B4]" office:value-type="float" office:value="2" calcext:value-type="float">
            <text:p>2.0000</text:p>
          </table:table-cell>
          <table:table-cell table:formula="of:=[.B5]+[.D4]" office:value-type="float" office:value="38000000000" calcext:value-type="float">
            <text:p>38,000,000,000</text:p>
          </table:table-cell>
          <table:table-cell table:number-columns-repeated="4"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([.$G$2] * ([.A6]-1)^2 + ([.A6]-1) * [.$G$3]) * [.$G$1]) + [.$G$1]" office:value-type="float" office:value="37000000000" calcext:value-type="float">
            <text:p>37,000,000,000</text:p>
          </table:table-cell>
          <table:table-cell table:formula="of:=[.B6]/[.B5]" office:value-type="float" office:value="1.68181818181818" calcext:value-type="float">
            <text:p>1.6818</text:p>
          </table:table-cell>
          <table:table-cell table:formula="of:=[.B6]+[.D5]" office:value-type="float" office:value="75000000000" calcext:value-type="float">
            <text:p>75,000,0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([.$G$2] * ([.A7]-1)^2 + ([.A7]-1) * [.$G$3]) * [.$G$1]) + [.$G$1]" office:value-type="float" office:value="56000000000" calcext:value-type="float">
            <text:p>56,000,000,000</text:p>
          </table:table-cell>
          <table:table-cell table:formula="of:=[.B7]/[.B6]" office:value-type="float" office:value="1.51351351351351" calcext:value-type="float">
            <text:p>1.5135</text:p>
          </table:table-cell>
          <table:table-cell table:formula="of:=[.B7]+[.D6]" office:value-type="float" office:value="131000000000" calcext:value-type="float">
            <text:p>131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([.$G$2] * ([.A8]-1)^2 + ([.A8]-1) * [.$G$3]) * [.$G$1]) + [.$G$1]" office:value-type="float" office:value="79000000000" calcext:value-type="float">
            <text:p>79,000,000,000</text:p>
          </table:table-cell>
          <table:table-cell table:formula="of:=[.B8]/[.B7]" office:value-type="float" office:value="1.41071428571429" calcext:value-type="float">
            <text:p>1.4107</text:p>
          </table:table-cell>
          <table:table-cell table:formula="of:=[.B8]+[.D7]" office:value-type="float" office:value="210000000000" calcext:value-type="float">
            <text:p>210,000,000,000</text:p>
          </table:table-cell>
          <table:table-cell table:number-columns-repeated="4"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([.$G$2] * ([.A9]-1)^2 + ([.A9]-1) * [.$G$3]) * [.$G$1]) + [.$G$1]" office:value-type="float" office:value="106000000000" calcext:value-type="float">
            <text:p>106,000,000,000</text:p>
          </table:table-cell>
          <table:table-cell table:formula="of:=[.B9]/[.B8]" office:value-type="float" office:value="1.34177215189873" calcext:value-type="float">
            <text:p>1.3418</text:p>
          </table:table-cell>
          <table:table-cell table:formula="of:=[.B9]+[.D8]" office:value-type="float" office:value="316000000000" calcext:value-type="float">
            <text:p>316,0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([.$G$2] * ([.A10]-1)^2 + ([.A10]-1) * [.$G$3]) * [.$G$1]) + [.$G$1]" office:value-type="float" office:value="137000000000" calcext:value-type="float">
            <text:p>137,000,000,000</text:p>
          </table:table-cell>
          <table:table-cell table:formula="of:=[.B10]/[.B9]" office:value-type="float" office:value="1.29245283018868" calcext:value-type="float">
            <text:p>1.2925</text:p>
          </table:table-cell>
          <table:table-cell table:formula="of:=[.B10]+[.D9]" office:value-type="float" office:value="453000000000" calcext:value-type="float">
            <text:p>453,0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$G$2] * ([.A11]-1)^2 + ([.A11]-1) * [.$G$3]) * [.$G$1]) + [.$G$1]" office:value-type="float" office:value="172000000000" calcext:value-type="float">
            <text:p>172,000,000,000</text:p>
          </table:table-cell>
          <table:table-cell table:formula="of:=[.B11]/[.B10]" office:value-type="float" office:value="1.25547445255474" calcext:value-type="float">
            <text:p>1.2555</text:p>
          </table:table-cell>
          <table:table-cell table:formula="of:=[.B11]+[.D10]" office:value-type="float" office:value="625000000000" calcext:value-type="float">
            <text:p>625,000,000,000</text:p>
          </table:table-cell>
          <table:table-cell table:number-columns-repeated="4"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([.$G$2] * ([.A12]-1)^2 + ([.A12]-1) * [.$G$3]) * [.$G$1]) + [.$G$1]" office:value-type="float" office:value="211000000000" calcext:value-type="float">
            <text:p>211,000,000,000</text:p>
          </table:table-cell>
          <table:table-cell table:formula="of:=[.B12]/[.B11]" office:value-type="float" office:value="1.22674418604651" calcext:value-type="float">
            <text:p>1.2267</text:p>
          </table:table-cell>
          <table:table-cell table:formula="of:=[.B12]+[.D11]" office:value-type="float" office:value="836000000000" calcext:value-type="float">
            <text:p>836,000,000,000</text:p>
          </table:table-cell>
          <table:table-cell table:number-columns-repeated="4"/>
          <table:table-cell table:style-name="ce1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([.$G$2] * ([.A13]-1)^2 + ([.A13]-1) * [.$G$3]) * [.$G$1]) + [.$G$1]" office:value-type="float" office:value="254000000000" calcext:value-type="float">
            <text:p>254,000,000,000</text:p>
          </table:table-cell>
          <table:table-cell table:formula="of:=[.B13]/[.B12]" office:value-type="float" office:value="1.20379146919431" calcext:value-type="float">
            <text:p>1.2038</text:p>
          </table:table-cell>
          <table:table-cell table:formula="of:=[.B13]+[.D12]" office:value-type="float" office:value="1090000000000" calcext:value-type="float">
            <text:p>1,090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([.$G$2] * ([.A14]-1)^2 + ([.A14]-1) * [.$G$3]) * [.$G$1]) + [.$G$1]" office:value-type="float" office:value="301000000000" calcext:value-type="float">
            <text:p>301,000,000,000</text:p>
          </table:table-cell>
          <table:table-cell table:formula="of:=[.B14]/[.B13]" office:value-type="float" office:value="1.18503937007874" calcext:value-type="float">
            <text:p>1.1850</text:p>
          </table:table-cell>
          <table:table-cell table:formula="of:=[.B14]+[.D13]" office:value-type="float" office:value="1391000000000" calcext:value-type="float">
            <text:p>1,391,000,000,000</text:p>
          </table:table-cell>
          <table:table-cell table:number-columns-repeated="4"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([.$G$2] * ([.A15]-1)^2 + ([.A15]-1) * [.$G$3]) * [.$G$1]) + [.$G$1]" office:value-type="float" office:value="352000000000" calcext:value-type="float">
            <text:p>352,000,000,000</text:p>
          </table:table-cell>
          <table:table-cell table:formula="of:=[.B15]/[.B14]" office:value-type="float" office:value="1.16943521594684" calcext:value-type="float">
            <text:p>1.1694</text:p>
          </table:table-cell>
          <table:table-cell table:formula="of:=[.B15]+[.D14]" office:value-type="float" office:value="1743000000000" calcext:value-type="float">
            <text:p>1,743,000,0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$G$2] * ([.A16]-1)^2 + ([.A16]-1) * [.$G$3]) * [.$G$1]) + [.$G$1]" office:value-type="float" office:value="407000000000" calcext:value-type="float">
            <text:p>407,000,000,000</text:p>
          </table:table-cell>
          <table:table-cell table:formula="of:=[.B16]/[.B15]" office:value-type="float" office:value="1.15625" calcext:value-type="float">
            <text:p>1.1563</text:p>
          </table:table-cell>
          <table:table-cell table:formula="of:=[.B16]+[.D15]" office:value-type="float" office:value="2150000000000" calcext:value-type="float">
            <text:p>2,150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([.$G$2] * ([.A17]-1)^2 + ([.A17]-1) * [.$G$3]) * [.$G$1]) + [.$G$1]" office:value-type="float" office:value="466000000000" calcext:value-type="float">
            <text:p>466,000,000,000</text:p>
          </table:table-cell>
          <table:table-cell table:formula="of:=[.B17]/[.B16]" office:value-type="float" office:value="1.14496314496315" calcext:value-type="float">
            <text:p>1.1450</text:p>
          </table:table-cell>
          <table:table-cell table:formula="of:=[.B17]+[.D16]" office:value-type="float" office:value="2616000000000" calcext:value-type="float">
            <text:p>2,616,000,000,000</text:p>
          </table:table-cell>
          <table:table-cell table:number-columns-repeated="4"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([.$G$2] * ([.A18]-1)^2 + ([.A18]-1) * [.$G$3]) * [.$G$1]) + [.$G$1]" office:value-type="float" office:value="529000000000" calcext:value-type="float">
            <text:p>529,000,000,000</text:p>
          </table:table-cell>
          <table:table-cell table:formula="of:=[.B18]/[.B17]" office:value-type="float" office:value="1.13519313304721" calcext:value-type="float">
            <text:p>1.1352</text:p>
          </table:table-cell>
          <table:table-cell table:formula="of:=[.B18]+[.D17]" office:value-type="float" office:value="3145000000000" calcext:value-type="float">
            <text:p>3,145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([.$G$2] * ([.A19]-1)^2 + ([.A19]-1) * [.$G$3]) * [.$G$1]) + [.$G$1]" office:value-type="float" office:value="596000000000" calcext:value-type="float">
            <text:p>596,000,000,000</text:p>
          </table:table-cell>
          <table:table-cell table:formula="of:=[.B19]/[.B18]" office:value-type="float" office:value="1.12665406427221" calcext:value-type="float">
            <text:p>1.1267</text:p>
          </table:table-cell>
          <table:table-cell table:formula="of:=[.B19]+[.D18]" office:value-type="float" office:value="3741000000000" calcext:value-type="float">
            <text:p>3,741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([.$G$2] * ([.A20]-1)^2 + ([.A20]-1) * [.$G$3]) * [.$G$1]) + [.$G$1]" office:value-type="float" office:value="667000000000" calcext:value-type="float">
            <text:p>667,000,000,000</text:p>
          </table:table-cell>
          <table:table-cell table:formula="of:=[.B20]/[.B19]" office:value-type="float" office:value="1.11912751677852" calcext:value-type="float">
            <text:p>1.1191</text:p>
          </table:table-cell>
          <table:table-cell table:formula="of:=[.B20]+[.D19]" office:value-type="float" office:value="4408000000000" calcext:value-type="float">
            <text:p>4,408,000,000,000</text:p>
          </table:table-cell>
          <table:table-cell table:number-columns-repeated="4"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$G$2] * ([.A21]-1)^2 + ([.A21]-1) * [.$G$3]) * [.$G$1]) + [.$G$1]" office:value-type="float" office:value="742000000000" calcext:value-type="float">
            <text:p>742,000,000,000</text:p>
          </table:table-cell>
          <table:table-cell table:formula="of:=[.B21]/[.B20]" office:value-type="float" office:value="1.11244377811094" calcext:value-type="float">
            <text:p>1.1124</text:p>
          </table:table-cell>
          <table:table-cell table:formula="of:=[.B21]+[.D20]" office:value-type="float" office:value="5150000000000" calcext:value-type="float">
            <text:p>5,150,0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([.$G$2] * ([.A22]-1)^2 + ([.A22]-1) * [.$G$3]) * [.$G$1]) + [.$G$1]" office:value-type="float" office:value="821000000000" calcext:value-type="float">
            <text:p>821,000,000,000</text:p>
          </table:table-cell>
          <table:table-cell table:formula="of:=[.B22]/[.B21]" office:value-type="float" office:value="1.10646900269542" calcext:value-type="float">
            <text:p>1.1065</text:p>
          </table:table-cell>
          <table:table-cell table:formula="of:=[.B22]+[.D21]" office:value-type="float" office:value="5971000000000" calcext:value-type="float">
            <text:p>5,971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([.$G$2] * ([.A23]-1)^2 + ([.A23]-1) * [.$G$3]) * [.$G$1]) + [.$G$1]" office:value-type="float" office:value="904000000000" calcext:value-type="float">
            <text:p>904,000,000,000</text:p>
          </table:table-cell>
          <table:table-cell table:formula="of:=[.B23]/[.B22]" office:value-type="float" office:value="1.10109622411693" calcext:value-type="float">
            <text:p>1.1011</text:p>
          </table:table-cell>
          <table:table-cell table:formula="of:=[.B23]+[.D22]" office:value-type="float" office:value="6875000000000" calcext:value-type="float">
            <text:p>6,875,000,000,000</text:p>
          </table:table-cell>
          <table:table-cell table:number-columns-repeated="4"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([.$G$2] * ([.A24]-1)^2 + ([.A24]-1) * [.$G$3]) * [.$G$1]) + [.$G$1]" office:value-type="float" office:value="991000000000" calcext:value-type="float">
            <text:p>991,000,000,000</text:p>
          </table:table-cell>
          <table:table-cell table:formula="of:=[.B24]/[.B23]" office:value-type="float" office:value="1.0962389380531" calcext:value-type="float">
            <text:p>1.0962</text:p>
          </table:table-cell>
          <table:table-cell table:formula="of:=[.B24]+[.D23]" office:value-type="float" office:value="7866000000000" calcext:value-type="float">
            <text:p>7,866,0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([.$G$2] * ([.A25]-1)^2 + ([.A25]-1) * [.$G$3]) * [.$G$1]) + [.$G$1]" office:value-type="float" office:value="1082000000000" calcext:value-type="float">
            <text:p>1,082,000,000,000</text:p>
          </table:table-cell>
          <table:table-cell table:formula="of:=[.B25]/[.B24]" office:value-type="float" office:value="1.09182643794147" calcext:value-type="float">
            <text:p>1.0918</text:p>
          </table:table-cell>
          <table:table-cell table:formula="of:=[.B25]+[.D24]" office:value-type="float" office:value="8948000000000" calcext:value-type="float">
            <text:p>8,948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$G$2] * ([.A26]-1)^2 + ([.A26]-1) * [.$G$3]) * [.$G$1]) + [.$G$1]" office:value-type="float" office:value="1177000000000" calcext:value-type="float">
            <text:p>1,177,000,000,000</text:p>
          </table:table-cell>
          <table:table-cell table:formula="of:=[.B26]/[.B25]" office:value-type="float" office:value="1.08780036968577" calcext:value-type="float">
            <text:p>1.0878</text:p>
          </table:table-cell>
          <table:table-cell table:formula="of:=[.B26]+[.D25]" office:value-type="float" office:value="10125000000000" calcext:value-type="float">
            <text:p>10,125,000,000,000</text:p>
          </table:table-cell>
          <table:table-cell table:number-columns-repeated="4"/>
          <table:table-cell table:style-name="ce1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$G$2] * ([.A27]-1)^2 + ([.A27]-1) * [.$G$3]) * [.$G$1]) + [.$G$1]" office:value-type="float" office:value="1276000000000" calcext:value-type="float">
            <text:p>1,276,000,000,000</text:p>
          </table:table-cell>
          <table:table-cell table:formula="of:=[.B27]/[.B26]" office:value-type="float" office:value="1.08411214953271" calcext:value-type="float">
            <text:p>1.0841</text:p>
          </table:table-cell>
          <table:table-cell table:formula="of:=[.B27]+[.D26]" office:value-type="float" office:value="11401000000000" calcext:value-type="float">
            <text:p>11,401,000,0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$G$2] * ([.A28]-1)^2 + ([.A28]-1) * [.$G$3]) * [.$G$1]) + [.$G$1]" office:value-type="float" office:value="1379000000000" calcext:value-type="float">
            <text:p>1,379,000,000,000</text:p>
          </table:table-cell>
          <table:table-cell table:formula="of:=[.B28]/[.B27]" office:value-type="float" office:value="1.0807210031348" calcext:value-type="float">
            <text:p>1.0807</text:p>
          </table:table-cell>
          <table:table-cell table:formula="of:=[.B28]+[.D27]" office:value-type="float" office:value="12780000000000" calcext:value-type="float">
            <text:p>12,780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$G$2] * ([.A29]-1)^2 + ([.A29]-1) * [.$G$3]) * [.$G$1]) + [.$G$1]" office:value-type="float" office:value="1486000000000" calcext:value-type="float">
            <text:p>1,486,000,000,000</text:p>
          </table:table-cell>
          <table:table-cell table:formula="of:=[.B29]/[.B28]" office:value-type="float" office:value="1.07759245830312" calcext:value-type="float">
            <text:p>1.0776</text:p>
          </table:table-cell>
          <table:table-cell table:formula="of:=[.B29]+[.D28]" office:value-type="float" office:value="14266000000000" calcext:value-type="float">
            <text:p>14,266,000,000,000</text:p>
          </table:table-cell>
          <table:table-cell table:number-columns-repeated="4"/>
          <table:table-cell table:style-name="ce15" office:value-type="string" calcext:value-type="string">
            <text:p>sou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([.$G$2] * ([.A30]-1)^2 + ([.A30]-1) * [.$G$3]) * [.$G$1]) + [.$G$1]" office:value-type="float" office:value="1597000000000" calcext:value-type="float">
            <text:p>1,597,000,000,000</text:p>
          </table:table-cell>
          <table:table-cell table:formula="of:=[.B30]/[.B29]" office:value-type="float" office:value="1.07469717362046" calcext:value-type="float">
            <text:p>1.0747</text:p>
          </table:table-cell>
          <table:table-cell table:formula="of:=[.B30]+[.D29]" office:value-type="float" office:value="15863000000000" calcext:value-type="float">
            <text:p>15,863,000,0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$G$2] * ([.A31]-1)^2 + ([.A31]-1) * [.$G$3]) * [.$G$1]) + [.$G$1]" office:value-type="float" office:value="1712000000000" calcext:value-type="float">
            <text:p>1,712,000,000,000</text:p>
          </table:table-cell>
          <table:table-cell table:formula="of:=[.B31]/[.B30]" office:value-type="float" office:value="1.07201001878522" calcext:value-type="float">
            <text:p>1.0720</text:p>
          </table:table-cell>
          <table:table-cell table:formula="of:=[.B31]+[.D30]" office:value-type="float" office:value="17575000000000" calcext:value-type="float">
            <text:p>17,575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$G$2] * ([.A32]-1)^2 + ([.A32]-1) * [.$G$3]) * [.$G$1]) + [.$G$1]" office:value-type="float" office:value="1831000000000" calcext:value-type="float">
            <text:p>1,831,000,000,000</text:p>
          </table:table-cell>
          <table:table-cell table:formula="of:=[.B32]/[.B31]" office:value-type="float" office:value="1.06950934579439" calcext:value-type="float">
            <text:p>1.0695</text:p>
          </table:table-cell>
          <table:table-cell table:formula="of:=[.B32]+[.D31]" office:value-type="float" office:value="19406000000000" calcext:value-type="float">
            <text:p>19,406,000,000,00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$G$2] * ([.A33]-1)^2 + ([.A33]-1) * [.$G$3]) * [.$G$1]) + [.$G$1]" office:value-type="float" office:value="1954000000000" calcext:value-type="float">
            <text:p>1,954,000,000,000</text:p>
          </table:table-cell>
          <table:table-cell table:formula="of:=[.B33]/[.B32]" office:value-type="float" office:value="1.06717640633534" calcext:value-type="float">
            <text:p>1.0672</text:p>
          </table:table-cell>
          <table:table-cell table:formula="of:=[.B33]+[.D32]" office:value-type="float" office:value="21360000000000" calcext:value-type="float">
            <text:p>21,360,000,000,00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$G$2] * ([.A34]-1)^2 + ([.A34]-1) * [.$G$3]) * [.$G$1]) + [.$G$1]" office:value-type="float" office:value="2081000000000" calcext:value-type="float">
            <text:p>2,081,000,000,000</text:p>
          </table:table-cell>
          <table:table-cell table:formula="of:=[.B34]/[.B33]" office:value-type="float" office:value="1.06499488229273" calcext:value-type="float">
            <text:p>1.0650</text:p>
          </table:table-cell>
          <table:table-cell table:formula="of:=[.B34]+[.D33]" office:value-type="float" office:value="23441000000000" calcext:value-type="float">
            <text:p>23,441,000,000,0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$G$2] * ([.A35]-1)^2 + ([.A35]-1) * [.$G$3]) * [.$G$1]) + [.$G$1]" office:value-type="float" office:value="2212000000000" calcext:value-type="float">
            <text:p>2,212,000,000,000</text:p>
          </table:table-cell>
          <table:table-cell table:formula="of:=[.B35]/[.B34]" office:value-type="float" office:value="1.06295050456511" calcext:value-type="float">
            <text:p>1.0630</text:p>
          </table:table-cell>
          <table:table-cell table:formula="of:=[.B35]+[.D34]" office:value-type="float" office:value="25653000000000" calcext:value-type="float">
            <text:p>25,653,000,000,00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$G$2] * ([.A36]-1)^2 + ([.A36]-1) * [.$G$3]) * [.$G$1]) + [.$G$1]" office:value-type="float" office:value="2347000000000" calcext:value-type="float">
            <text:p>2,347,000,000,000</text:p>
          </table:table-cell>
          <table:table-cell table:formula="of:=[.B36]/[.B35]" office:value-type="float" office:value="1.06103074141049" calcext:value-type="float">
            <text:p>1.0610</text:p>
          </table:table-cell>
          <table:table-cell table:formula="of:=[.B36]+[.D35]" office:value-type="float" office:value="28000000000000" calcext:value-type="float">
            <text:p>28,000,000,000,0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$G$2] * ([.A37]-1)^2 + ([.A37]-1) * [.$G$3]) * [.$G$1]) + [.$G$1]" office:value-type="float" office:value="2486000000000" calcext:value-type="float">
            <text:p>2,486,000,000,000</text:p>
          </table:table-cell>
          <table:table-cell table:formula="of:=[.B37]/[.B36]" office:value-type="float" office:value="1.05922454196847" calcext:value-type="float">
            <text:p>1.0592</text:p>
          </table:table-cell>
          <table:table-cell table:formula="of:=[.B37]+[.D36]" office:value-type="float" office:value="30486000000000" calcext:value-type="float">
            <text:p>30,486,000,000,00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$G$2] * ([.A38]-1)^2 + ([.A38]-1) * [.$G$3]) * [.$G$1]) + [.$G$1]" office:value-type="float" office:value="2629000000000" calcext:value-type="float">
            <text:p>2,629,000,000,000</text:p>
          </table:table-cell>
          <table:table-cell table:formula="of:=[.B38]/[.B37]" office:value-type="float" office:value="1.05752212389381" calcext:value-type="float">
            <text:p>1.0575</text:p>
          </table:table-cell>
          <table:table-cell table:formula="of:=[.B38]+[.D37]" office:value-type="float" office:value="33115000000000" calcext:value-type="float">
            <text:p>33,115,000,000,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$G$2] * ([.A39]-1)^2 + ([.A39]-1) * [.$G$3]) * [.$G$1]) + [.$G$1]" office:value-type="float" office:value="2776000000000" calcext:value-type="float">
            <text:p>2,776,000,000,000</text:p>
          </table:table-cell>
          <table:table-cell table:formula="of:=[.B39]/[.B38]" office:value-type="float" office:value="1.05591479650057" calcext:value-type="float">
            <text:p>1.0559</text:p>
          </table:table-cell>
          <table:table-cell table:formula="of:=[.B39]+[.D38]" office:value-type="float" office:value="35891000000000" calcext:value-type="float">
            <text:p>35,891,000,000,0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$G$2] * ([.A40]-1)^2 + ([.A40]-1) * [.$G$3]) * [.$G$1]) + [.$G$1]" office:value-type="float" office:value="2927000000000" calcext:value-type="float">
            <text:p>2,927,000,000,000</text:p>
          </table:table-cell>
          <table:table-cell table:formula="of:=[.B40]/[.B39]" office:value-type="float" office:value="1.05439481268012" calcext:value-type="float">
            <text:p>1.0544</text:p>
          </table:table-cell>
          <table:table-cell table:formula="of:=[.B40]+[.D39]" office:value-type="float" office:value="38818000000000" calcext:value-type="float">
            <text:p>38,818,000,000,00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$G$2] * ([.A41]-1)^2 + ([.A41]-1) * [.$G$3]) * [.$G$1]) + [.$G$1]" office:value-type="float" office:value="3082000000000" calcext:value-type="float">
            <text:p>3,082,000,000,000</text:p>
          </table:table-cell>
          <table:table-cell table:formula="of:=[.B41]/[.B40]" office:value-type="float" office:value="1.05295524427742" calcext:value-type="float">
            <text:p>1.0530</text:p>
          </table:table-cell>
          <table:table-cell table:formula="of:=[.B41]+[.D40]" office:value-type="float" office:value="41900000000000" calcext:value-type="float">
            <text:p>41,900,000,000,0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$G$2] * ([.A42]-1)^2 + ([.A42]-1) * [.$G$3]) * [.$G$1]) + [.$G$1]" office:value-type="float" office:value="3241000000000" calcext:value-type="float">
            <text:p>3,241,000,000,000</text:p>
          </table:table-cell>
          <table:table-cell table:formula="of:=[.B42]/[.B41]" office:value-type="float" office:value="1.05158987670344" calcext:value-type="float">
            <text:p>1.0516</text:p>
          </table:table-cell>
          <table:table-cell table:formula="of:=[.B42]+[.D41]" office:value-type="float" office:value="45141000000000" calcext:value-type="float">
            <text:p>45,141,000,000,00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$G$2] * ([.A43]-1)^2 + ([.A43]-1) * [.$G$3]) * [.$G$1]) + [.$G$1]" office:value-type="float" office:value="3404000000000" calcext:value-type="float">
            <text:p>3,404,000,000,000</text:p>
          </table:table-cell>
          <table:table-cell table:formula="of:=[.B43]/[.B42]" office:value-type="float" office:value="1.05029311940759" calcext:value-type="float">
            <text:p>1.0503</text:p>
          </table:table-cell>
          <table:table-cell table:formula="of:=[.B43]+[.D42]" office:value-type="float" office:value="48545000000000" calcext:value-type="float">
            <text:p>48,545,000,000,00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$G$2] * ([.A44]-1)^2 + ([.A44]-1) * [.$G$3]) * [.$G$1]) + [.$G$1]" office:value-type="float" office:value="3571000000000" calcext:value-type="float">
            <text:p>3,571,000,000,000</text:p>
          </table:table-cell>
          <table:table-cell table:formula="of:=[.B44]/[.B43]" office:value-type="float" office:value="1.04905992949471" calcext:value-type="float">
            <text:p>1.0491</text:p>
          </table:table-cell>
          <table:table-cell table:formula="of:=[.B44]+[.D43]" office:value-type="float" office:value="52116000000000" calcext:value-type="float">
            <text:p>52,116,000,000,0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$G$2] * ([.A45]-1)^2 + ([.A45]-1) * [.$G$3]) * [.$G$1]) + [.$G$1]" office:value-type="float" office:value="3742000000000" calcext:value-type="float">
            <text:p>3,742,000,000,000</text:p>
          </table:table-cell>
          <table:table-cell table:formula="of:=[.B45]/[.B44]" office:value-type="float" office:value="1.04788574628955" calcext:value-type="float">
            <text:p>1.0479</text:p>
          </table:table-cell>
          <table:table-cell table:formula="of:=[.B45]+[.D44]" office:value-type="float" office:value="55858000000000" calcext:value-type="float">
            <text:p>55,858,000,000,00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$G$2] * ([.A46]-1)^2 + ([.A46]-1) * [.$G$3]) * [.$G$1]) + [.$G$1]" office:value-type="float" office:value="3917000000000" calcext:value-type="float">
            <text:p>3,917,000,000,000</text:p>
          </table:table-cell>
          <table:table-cell table:formula="of:=[.B46]/[.B45]" office:value-type="float" office:value="1.04676643506146" calcext:value-type="float">
            <text:p>1.0468</text:p>
          </table:table-cell>
          <table:table-cell table:formula="of:=[.B46]+[.D45]" office:value-type="float" office:value="59775000000000" calcext:value-type="float">
            <text:p>59,775,000,000,00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$G$2] * ([.A47]-1)^2 + ([.A47]-1) * [.$G$3]) * [.$G$1]) + [.$G$1]" office:value-type="float" office:value="4096000000000" calcext:value-type="float">
            <text:p>4,096,000,000,000</text:p>
          </table:table-cell>
          <table:table-cell table:formula="of:=[.B47]/[.B46]" office:value-type="float" office:value="1.04569823844779" calcext:value-type="float">
            <text:p>1.0457</text:p>
          </table:table-cell>
          <table:table-cell table:formula="of:=[.B47]+[.D46]" office:value-type="float" office:value="63871000000000" calcext:value-type="float">
            <text:p>63,871,000,000,00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([.$G$2] * ([.A48]-1)^2 + ([.A48]-1) * [.$G$3]) * [.$G$1]) + [.$G$1]" office:value-type="float" office:value="4279000000000" calcext:value-type="float">
            <text:p>4,279,000,000,000</text:p>
          </table:table-cell>
          <table:table-cell table:formula="of:=[.B48]/[.B47]" office:value-type="float" office:value="1.044677734375" calcext:value-type="float">
            <text:p>1.0447</text:p>
          </table:table-cell>
          <table:table-cell table:formula="of:=[.B48]+[.D47]" office:value-type="float" office:value="68150000000000" calcext:value-type="float">
            <text:p>68,150,000,000,00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([.$G$2] * ([.A49]-1)^2 + ([.A49]-1) * [.$G$3]) * [.$G$1]) + [.$G$1]" office:value-type="float" office:value="4466000000000" calcext:value-type="float">
            <text:p>4,466,000,000,000</text:p>
          </table:table-cell>
          <table:table-cell table:formula="of:=[.B49]/[.B48]" office:value-type="float" office:value="1.04370179948586" calcext:value-type="float">
            <text:p>1.0437</text:p>
          </table:table-cell>
          <table:table-cell table:formula="of:=[.B49]+[.D48]" office:value-type="float" office:value="72616000000000" calcext:value-type="float">
            <text:p>72,616,000,000,00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([.$G$2] * ([.A50]-1)^2 + ([.A50]-1) * [.$G$3]) * [.$G$1]) + [.$G$1]" office:value-type="float" office:value="4657000000000" calcext:value-type="float">
            <text:p>4,657,000,000,000</text:p>
          </table:table-cell>
          <table:table-cell table:formula="of:=[.B50]/[.B49]" office:value-type="float" office:value="1.04276757725034" calcext:value-type="float">
            <text:p>1.0428</text:p>
          </table:table-cell>
          <table:table-cell table:formula="of:=[.B50]+[.D49]" office:value-type="float" office:value="77273000000000" calcext:value-type="float">
            <text:p>77,273,000,000,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$G$2] * ([.A51]-1)^2 + ([.A51]-1) * [.$G$3]) * [.$G$1]) + [.$G$1]" office:value-type="float" office:value="4852000000000" calcext:value-type="float">
            <text:p>4,852,000,000,000</text:p>
          </table:table-cell>
          <table:table-cell table:formula="of:=[.B51]/[.B50]" office:value-type="float" office:value="1.04187245007516" calcext:value-type="float">
            <text:p>1.0419</text:p>
          </table:table-cell>
          <table:table-cell table:formula="of:=[.B51]+[.D50]" office:value-type="float" office:value="82125000000000" calcext:value-type="float">
            <text:p>82,125,000,000,00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([.$G$2] * ([.A52]-1)^2 + ([.A52]-1) * [.$G$3]) * [.$G$1]) + [.$G$1]" office:value-type="float" office:value="5051000000000" calcext:value-type="float">
            <text:p>5,051,000,000,000</text:p>
          </table:table-cell>
          <table:table-cell table:formula="of:=[.B52]/[.B51]" office:value-type="float" office:value="1.04101401483924" calcext:value-type="float">
            <text:p>1.0410</text:p>
          </table:table-cell>
          <table:table-cell table:formula="of:=[.B52]+[.D51]" office:value-type="float" office:value="87176000000000" calcext:value-type="float">
            <text:p>87,176,000,000,00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([.$G$2] * ([.A53]-1)^2 + ([.A53]-1) * [.$G$3]) * [.$G$1]) + [.$G$1]" office:value-type="float" office:value="5254000000000" calcext:value-type="float">
            <text:p>5,254,000,000,000</text:p>
          </table:table-cell>
          <table:table-cell table:formula="of:=[.B53]/[.B52]" office:value-type="float" office:value="1.04019006137399" calcext:value-type="float">
            <text:p>1.0402</text:p>
          </table:table-cell>
          <table:table-cell table:formula="of:=[.B53]+[.D52]" office:value-type="float" office:value="92430000000000" calcext:value-type="float">
            <text:p>92,430,000,000,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([.$G$2] * ([.A54]-1)^2 + ([.A54]-1) * [.$G$3]) * [.$G$1]) + [.$G$1]" office:value-type="float" office:value="5461000000000" calcext:value-type="float">
            <text:p>5,461,000,000,000</text:p>
          </table:table-cell>
          <table:table-cell table:formula="of:=[.B54]/[.B53]" office:value-type="float" office:value="1.03939855348306" calcext:value-type="float">
            <text:p>1.0394</text:p>
          </table:table-cell>
          <table:table-cell table:formula="of:=[.B54]+[.D53]" office:value-type="float" office:value="97891000000000" calcext:value-type="float">
            <text:p>97,891,000,000,0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([.$G$2] * ([.A55]-1)^2 + ([.A55]-1) * [.$G$3]) * [.$G$1]) + [.$G$1]" office:value-type="float" office:value="5672000000000" calcext:value-type="float">
            <text:p>5,672,000,000,000</text:p>
          </table:table-cell>
          <table:table-cell table:formula="of:=[.B55]/[.B54]" office:value-type="float" office:value="1.03863761215895" calcext:value-type="float">
            <text:p>1.0386</text:p>
          </table:table-cell>
          <table:table-cell table:formula="of:=[.B55]+[.D54]" office:value-type="float" office:value="103563000000000" calcext:value-type="float">
            <text:p>103,563,000,000,0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([.$G$2] * ([.A56]-1)^2 + ([.A56]-1) * [.$G$3]) * [.$G$1]) + [.$G$1]" office:value-type="float" office:value="5887000000000" calcext:value-type="float">
            <text:p>5,887,000,000,000</text:p>
          </table:table-cell>
          <table:table-cell table:formula="of:=[.B56]/[.B55]" office:value-type="float" office:value="1.03790550070522" calcext:value-type="float">
            <text:p>1.0379</text:p>
          </table:table-cell>
          <table:table-cell table:formula="of:=[.B56]+[.D55]" office:value-type="float" office:value="109450000000000" calcext:value-type="float">
            <text:p>109,450,000,000,00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([.$G$2] * ([.A57]-1)^2 + ([.A57]-1) * [.$G$3]) * [.$G$1]) + [.$G$1]" office:value-type="float" office:value="6106000000000" calcext:value-type="float">
            <text:p>6,106,000,000,000</text:p>
          </table:table-cell>
          <table:table-cell table:formula="of:=[.B57]/[.B56]" office:value-type="float" office:value="1.0372006115169" calcext:value-type="float">
            <text:p>1.0372</text:p>
          </table:table-cell>
          <table:table-cell table:formula="of:=[.B57]+[.D56]" office:value-type="float" office:value="115556000000000" calcext:value-type="float">
            <text:p>115,556,000,000,00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([.$G$2] * ([.A58]-1)^2 + ([.A58]-1) * [.$G$3]) * [.$G$1]) + [.$G$1]" office:value-type="float" office:value="6329000000000" calcext:value-type="float">
            <text:p>6,329,000,000,000</text:p>
          </table:table-cell>
          <table:table-cell table:formula="of:=[.B58]/[.B57]" office:value-type="float" office:value="1.03652145430724" calcext:value-type="float">
            <text:p>1.0365</text:p>
          </table:table-cell>
          <table:table-cell table:formula="of:=[.B58]+[.D57]" office:value-type="float" office:value="121885000000000" calcext:value-type="float">
            <text:p>121,885,000,000,00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([.$G$2] * ([.A59]-1)^2 + ([.A59]-1) * [.$G$3]) * [.$G$1]) + [.$G$1]" office:value-type="float" office:value="6556000000000" calcext:value-type="float">
            <text:p>6,556,000,000,000</text:p>
          </table:table-cell>
          <table:table-cell table:formula="of:=[.B59]/[.B58]" office:value-type="float" office:value="1.03586664559962" calcext:value-type="float">
            <text:p>1.0359</text:p>
          </table:table-cell>
          <table:table-cell table:formula="of:=[.B59]+[.D58]" office:value-type="float" office:value="128441000000000" calcext:value-type="float">
            <text:p>128,441,000,000,00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([.$G$2] * ([.A60]-1)^2 + ([.A60]-1) * [.$G$3]) * [.$G$1]) + [.$G$1]" office:value-type="float" office:value="6787000000000" calcext:value-type="float">
            <text:p>6,787,000,000,000</text:p>
          </table:table-cell>
          <table:table-cell table:formula="of:=[.B60]/[.B59]" office:value-type="float" office:value="1.03523489932886" calcext:value-type="float">
            <text:p>1.0352</text:p>
          </table:table-cell>
          <table:table-cell table:formula="of:=[.B60]+[.D59]" office:value-type="float" office:value="135228000000000" calcext:value-type="float">
            <text:p>135,228,000,000,00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$G$2] * ([.A61]-1)^2 + ([.A61]-1) * [.$G$3]) * [.$G$1]) + [.$G$1]" office:value-type="float" office:value="7022000000000" calcext:value-type="float">
            <text:p>7,022,000,000,000</text:p>
          </table:table-cell>
          <table:table-cell table:formula="of:=[.B61]/[.B60]" office:value-type="float" office:value="1.03462501841756" calcext:value-type="float">
            <text:p>1.0346</text:p>
          </table:table-cell>
          <table:table-cell table:formula="of:=[.B61]+[.D60]" office:value-type="float" office:value="142250000000000" calcext:value-type="float">
            <text:p>142,250,000,000,0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([.$G$2] * ([.A62]-1)^2 + ([.A62]-1) * [.$G$3]) * [.$G$1]) + [.$G$1]" office:value-type="float" office:value="7261000000000" calcext:value-type="float">
            <text:p>7,261,000,000,000</text:p>
          </table:table-cell>
          <table:table-cell table:formula="of:=[.B62]/[.B61]" office:value-type="float" office:value="1.03403588721162" calcext:value-type="float">
            <text:p>1.0340</text:p>
          </table:table-cell>
          <table:table-cell table:formula="of:=[.B62]+[.D61]" office:value-type="float" office:value="149511000000000" calcext:value-type="float">
            <text:p>149,511,000,000,00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([.$G$2] * ([.A63]-1)^2 + ([.A63]-1) * [.$G$3]) * [.$G$1]) + [.$G$1]" office:value-type="float" office:value="7504000000000" calcext:value-type="float">
            <text:p>7,504,000,000,000</text:p>
          </table:table-cell>
          <table:table-cell table:formula="of:=[.B63]/[.B62]" office:value-type="float" office:value="1.03346646467429" calcext:value-type="float">
            <text:p>1.0335</text:p>
          </table:table-cell>
          <table:table-cell table:formula="of:=[.B63]+[.D62]" office:value-type="float" office:value="157015000000000" calcext:value-type="float">
            <text:p>157,015,000,000,00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([.$G$2] * ([.A64]-1)^2 + ([.A64]-1) * [.$G$3]) * [.$G$1]) + [.$G$1]" office:value-type="float" office:value="7751000000000" calcext:value-type="float">
            <text:p>7,751,000,000,000</text:p>
          </table:table-cell>
          <table:table-cell table:formula="of:=[.B64]/[.B63]" office:value-type="float" office:value="1.0329157782516" calcext:value-type="float">
            <text:p>1.0329</text:p>
          </table:table-cell>
          <table:table-cell table:formula="of:=[.B64]+[.D63]" office:value-type="float" office:value="164766000000000" calcext:value-type="float">
            <text:p>164,766,000,000,00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([.$G$2] * ([.A65]-1)^2 + ([.A65]-1) * [.$G$3]) * [.$G$1]) + [.$G$1]" office:value-type="float" office:value="8002000000000" calcext:value-type="float">
            <text:p>8,002,000,000,000</text:p>
          </table:table-cell>
          <table:table-cell table:formula="of:=[.B65]/[.B64]" office:value-type="float" office:value="1.03238291833312" calcext:value-type="float">
            <text:p>1.0324</text:p>
          </table:table-cell>
          <table:table-cell table:formula="of:=[.B65]+[.D64]" office:value-type="float" office:value="172768000000000" calcext:value-type="float">
            <text:p>172,768,000,000,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([.$G$2] * ([.A66]-1)^2 + ([.A66]-1) * [.$G$3]) * [.$G$1]) + [.$G$1]" office:value-type="float" office:value="8257000000000" calcext:value-type="float">
            <text:p>8,257,000,000,000</text:p>
          </table:table-cell>
          <table:table-cell table:formula="of:=[.B66]/[.B65]" office:value-type="float" office:value="1.03186703324169" calcext:value-type="float">
            <text:p>1.0319</text:p>
          </table:table-cell>
          <table:table-cell table:formula="of:=[.B66]+[.D65]" office:value-type="float" office:value="181025000000000" calcext:value-type="float">
            <text:p>181,025,000,000,00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([.$G$2] * ([.A67]-1)^2 + ([.A67]-1) * [.$G$3]) * [.$G$1]) + [.$G$1]" office:value-type="float" office:value="8516000000000" calcext:value-type="float">
            <text:p>8,516,000,000,000</text:p>
          </table:table-cell>
          <table:table-cell table:formula="of:=[.B67]/[.B66]" office:value-type="float" office:value="1.0313673246942" calcext:value-type="float">
            <text:p>1.0314</text:p>
          </table:table-cell>
          <table:table-cell table:formula="of:=[.B67]+[.D66]" office:value-type="float" office:value="189541000000000" calcext:value-type="float">
            <text:p>189,541,000,000,00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([.$G$2] * ([.A68]-1)^2 + ([.A68]-1) * [.$G$3]) * [.$G$1]) + [.$G$1]" office:value-type="float" office:value="8779000000000" calcext:value-type="float">
            <text:p>8,779,000,000,000</text:p>
          </table:table-cell>
          <table:table-cell table:formula="of:=[.B68]/[.B67]" office:value-type="float" office:value="1.03088304368248" calcext:value-type="float">
            <text:p>1.0309</text:p>
          </table:table-cell>
          <table:table-cell table:formula="of:=[.B68]+[.D67]" office:value-type="float" office:value="198320000000000" calcext:value-type="float">
            <text:p>198,320,000,000,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([.$G$2] * ([.A69]-1)^2 + ([.A69]-1) * [.$G$3]) * [.$G$1]) + [.$G$1]" office:value-type="float" office:value="9046000000000" calcext:value-type="float">
            <text:p>9,046,000,000,000</text:p>
          </table:table-cell>
          <table:table-cell table:formula="of:=[.B69]/[.B68]" office:value-type="float" office:value="1.0304134867297" calcext:value-type="float">
            <text:p>1.0304</text:p>
          </table:table-cell>
          <table:table-cell table:formula="of:=[.B69]+[.D68]" office:value-type="float" office:value="207366000000000" calcext:value-type="float">
            <text:p>207,366,000,000,00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([.$G$2] * ([.A70]-1)^2 + ([.A70]-1) * [.$G$3]) * [.$G$1]) + [.$G$1]" office:value-type="float" office:value="9317000000000" calcext:value-type="float">
            <text:p>9,317,000,000,000</text:p>
          </table:table-cell>
          <table:table-cell table:formula="of:=[.B70]/[.B69]" office:value-type="float" office:value="1.02995799248287" calcext:value-type="float">
            <text:p>1.0300</text:p>
          </table:table-cell>
          <table:table-cell table:formula="of:=[.B70]+[.D69]" office:value-type="float" office:value="216683000000000" calcext:value-type="float">
            <text:p>216,683,000,000,00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$G$2] * ([.A71]-1)^2 + ([.A71]-1) * [.$G$3]) * [.$G$1]) + [.$G$1]" office:value-type="float" office:value="9592000000000" calcext:value-type="float">
            <text:p>9,592,000,000,000</text:p>
          </table:table-cell>
          <table:table-cell table:formula="of:=[.B71]/[.B70]" office:value-type="float" office:value="1.02951593860685" calcext:value-type="float">
            <text:p>1.0295</text:p>
          </table:table-cell>
          <table:table-cell table:formula="of:=[.B71]+[.D70]" office:value-type="float" office:value="226275000000000" calcext:value-type="float">
            <text:p>226,275,000,000,00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([.$G$2] * ([.A72]-1)^2 + ([.A72]-1) * [.$G$3]) * [.$G$1]) + [.$G$1]" office:value-type="float" office:value="9871000000000" calcext:value-type="float">
            <text:p>9,871,000,000,000</text:p>
          </table:table-cell>
          <table:table-cell table:formula="of:=[.B72]/[.B71]" office:value-type="float" office:value="1.02908673894912" calcext:value-type="float">
            <text:p>1.0291</text:p>
          </table:table-cell>
          <table:table-cell table:formula="of:=[.B72]+[.D71]" office:value-type="float" office:value="236146000000000" calcext:value-type="float">
            <text:p>236,146,000,000,00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([.$G$2] * ([.A73]-1)^2 + ([.A73]-1) * [.$G$3]) * [.$G$1]) + [.$G$1]" office:value-type="float" office:value="10154000000000" calcext:value-type="float">
            <text:p>10,154,000,000,000</text:p>
          </table:table-cell>
          <table:table-cell table:formula="of:=[.B73]/[.B72]" office:value-type="float" office:value="1.02866984094823" calcext:value-type="float">
            <text:p>1.0287</text:p>
          </table:table-cell>
          <table:table-cell table:formula="of:=[.B73]+[.D72]" office:value-type="float" office:value="246300000000000" calcext:value-type="float">
            <text:p>246,300,000,000,00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([.$G$2] * ([.A74]-1)^2 + ([.A74]-1) * [.$G$3]) * [.$G$1]) + [.$G$1]" office:value-type="float" office:value="10441000000000" calcext:value-type="float">
            <text:p>10,441,000,000,000</text:p>
          </table:table-cell>
          <table:table-cell table:formula="of:=[.B74]/[.B73]" office:value-type="float" office:value="1.02826472326177" calcext:value-type="float">
            <text:p>1.0283</text:p>
          </table:table-cell>
          <table:table-cell table:formula="of:=[.B74]+[.D73]" office:value-type="float" office:value="256741000000000" calcext:value-type="float">
            <text:p>256,741,000,000,0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([.$G$2] * ([.A75]-1)^2 + ([.A75]-1) * [.$G$3]) * [.$G$1]) + [.$G$1]" office:value-type="float" office:value="10732000000000" calcext:value-type="float">
            <text:p>10,732,000,000,000</text:p>
          </table:table-cell>
          <table:table-cell table:formula="of:=[.B75]/[.B74]" office:value-type="float" office:value="1.02787089359257" calcext:value-type="float">
            <text:p>1.0279</text:p>
          </table:table-cell>
          <table:table-cell table:formula="of:=[.B75]+[.D74]" office:value-type="float" office:value="267473000000000" calcext:value-type="float">
            <text:p>267,473,000,000,00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([.$G$2] * ([.A76]-1)^2 + ([.A76]-1) * [.$G$3]) * [.$G$1]) + [.$G$1]" office:value-type="float" office:value="11027000000000" calcext:value-type="float">
            <text:p>11,027,000,000,000</text:p>
          </table:table-cell>
          <table:table-cell table:formula="of:=[.B76]/[.B75]" office:value-type="float" office:value="1.027487886694" calcext:value-type="float">
            <text:p>1.0275</text:p>
          </table:table-cell>
          <table:table-cell table:formula="of:=[.B76]+[.D75]" office:value-type="float" office:value="278500000000000" calcext:value-type="float">
            <text:p>278,500,000,000,0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([.$G$2] * ([.A77]-1)^2 + ([.A77]-1) * [.$G$3]) * [.$G$1]) + [.$G$1]" office:value-type="float" office:value="11326000000000" calcext:value-type="float">
            <text:p>11,326,000,000,000</text:p>
          </table:table-cell>
          <table:table-cell table:formula="of:=[.B77]/[.B76]" office:value-type="float" office:value="1.02711526253741" calcext:value-type="float">
            <text:p>1.0271</text:p>
          </table:table-cell>
          <table:table-cell table:formula="of:=[.B77]+[.D76]" office:value-type="float" office:value="289826000000000" calcext:value-type="float">
            <text:p>289,826,000,000,00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([.$G$2] * ([.A78]-1)^2 + ([.A78]-1) * [.$G$3]) * [.$G$1]) + [.$G$1]" office:value-type="float" office:value="11629000000000" calcext:value-type="float">
            <text:p>11,629,000,000,000</text:p>
          </table:table-cell>
          <table:table-cell table:formula="of:=[.B78]/[.B77]" office:value-type="float" office:value="1.02675260462652" calcext:value-type="float">
            <text:p>1.0268</text:p>
          </table:table-cell>
          <table:table-cell table:formula="of:=[.B78]+[.D77]" office:value-type="float" office:value="301455000000000" calcext:value-type="float">
            <text:p>301,455,000,000,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([.$G$2] * ([.A79]-1)^2 + ([.A79]-1) * [.$G$3]) * [.$G$1]) + [.$G$1]" office:value-type="float" office:value="11936000000000" calcext:value-type="float">
            <text:p>11,936,000,000,000</text:p>
          </table:table-cell>
          <table:table-cell table:formula="of:=[.B79]/[.B78]" office:value-type="float" office:value="1.02639951844527" calcext:value-type="float">
            <text:p>1.0264</text:p>
          </table:table-cell>
          <table:table-cell table:formula="of:=[.B79]+[.D78]" office:value-type="float" office:value="313391000000000" calcext:value-type="float">
            <text:p>313,391,000,000,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([.$G$2] * ([.A80]-1)^2 + ([.A80]-1) * [.$G$3]) * [.$G$1]) + [.$G$1]" office:value-type="float" office:value="12247000000000" calcext:value-type="float">
            <text:p>12,247,000,000,000</text:p>
          </table:table-cell>
          <table:table-cell table:formula="of:=[.B80]/[.B79]" office:value-type="float" office:value="1.02605563002681" calcext:value-type="float">
            <text:p>1.0261</text:p>
          </table:table-cell>
          <table:table-cell table:formula="of:=[.B80]+[.D79]" office:value-type="float" office:value="325638000000000" calcext:value-type="float">
            <text:p>325,638,000,000,0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$G$2] * ([.A81]-1)^2 + ([.A81]-1) * [.$G$3]) * [.$G$1]) + [.$G$1]" office:value-type="float" office:value="12562000000000" calcext:value-type="float">
            <text:p>12,562,000,000,000</text:p>
          </table:table-cell>
          <table:table-cell table:formula="of:=[.B81]/[.B80]" office:value-type="float" office:value="1.02572058463297" calcext:value-type="float">
            <text:p>1.0257</text:p>
          </table:table-cell>
          <table:table-cell table:formula="of:=[.B81]+[.D80]" office:value-type="float" office:value="338200000000000" calcext:value-type="float">
            <text:p>338,200,000,000,0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([.$G$2] * ([.A82]-1)^2 + ([.A82]-1) * [.$G$3]) * [.$G$1]) + [.$G$1]" office:value-type="float" office:value="12881000000000" calcext:value-type="float">
            <text:p>12,881,000,000,000</text:p>
          </table:table-cell>
          <table:table-cell table:formula="of:=[.B82]/[.B81]" office:value-type="float" office:value="1.02539404553415" calcext:value-type="float">
            <text:p>1.0254</text:p>
          </table:table-cell>
          <table:table-cell table:formula="of:=[.B82]+[.D81]" office:value-type="float" office:value="351081000000000" calcext:value-type="float">
            <text:p>351,081,000,000,0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([.$G$2] * ([.A83]-1)^2 + ([.A83]-1) * [.$G$3]) * [.$G$1]) + [.$G$1]" office:value-type="float" office:value="13204000000000" calcext:value-type="float">
            <text:p>13,204,000,000,000</text:p>
          </table:table-cell>
          <table:table-cell table:formula="of:=[.B83]/[.B82]" office:value-type="float" office:value="1.02507569288099" calcext:value-type="float">
            <text:p>1.0251</text:p>
          </table:table-cell>
          <table:table-cell table:formula="of:=[.B83]+[.D82]" office:value-type="float" office:value="364285000000000" calcext:value-type="float">
            <text:p>364,285,000,000,0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([.$G$2] * ([.A84]-1)^2 + ([.A84]-1) * [.$G$3]) * [.$G$1]) + [.$G$1]" office:value-type="float" office:value="13531000000000" calcext:value-type="float">
            <text:p>13,531,000,000,000</text:p>
          </table:table-cell>
          <table:table-cell table:formula="of:=[.B84]/[.B83]" office:value-type="float" office:value="1.0247652226598" calcext:value-type="float">
            <text:p>1.0248</text:p>
          </table:table-cell>
          <table:table-cell table:formula="of:=[.B84]+[.D83]" office:value-type="float" office:value="377816000000000" calcext:value-type="float">
            <text:p>377,816,000,000,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([.$G$2] * ([.A85]-1)^2 + ([.A85]-1) * [.$G$3]) * [.$G$1]) + [.$G$1]" office:value-type="float" office:value="13862000000000" calcext:value-type="float">
            <text:p>13,862,000,000,000</text:p>
          </table:table-cell>
          <table:table-cell table:formula="of:=[.B85]/[.B84]" office:value-type="float" office:value="1.02446234572463" calcext:value-type="float">
            <text:p>1.0245</text:p>
          </table:table-cell>
          <table:table-cell table:formula="of:=[.B85]+[.D84]" office:value-type="float" office:value="391678000000000" calcext:value-type="float">
            <text:p>391,678,000,000,00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([.$G$2] * ([.A86]-1)^2 + ([.A86]-1) * [.$G$3]) * [.$G$1]) + [.$G$1]" office:value-type="float" office:value="14197000000000" calcext:value-type="float">
            <text:p>14,197,000,000,000</text:p>
          </table:table-cell>
          <table:table-cell table:formula="of:=[.B86]/[.B85]" office:value-type="float" office:value="1.02416678689944" calcext:value-type="float">
            <text:p>1.0242</text:p>
          </table:table-cell>
          <table:table-cell table:formula="of:=[.B86]+[.D85]" office:value-type="float" office:value="405875000000000" calcext:value-type="float">
            <text:p>405,875,000,000,0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([.$G$2] * ([.A87]-1)^2 + ([.A87]-1) * [.$G$3]) * [.$G$1]) + [.$G$1]" office:value-type="float" office:value="14536000000000" calcext:value-type="float">
            <text:p>14,536,000,000,000</text:p>
          </table:table-cell>
          <table:table-cell table:formula="of:=[.B87]/[.B86]" office:value-type="float" office:value="1.02387828414454" calcext:value-type="float">
            <text:p>1.0239</text:p>
          </table:table-cell>
          <table:table-cell table:formula="of:=[.B87]+[.D86]" office:value-type="float" office:value="420411000000000" calcext:value-type="float">
            <text:p>420,411,000,000,0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([.$G$2] * ([.A88]-1)^2 + ([.A88]-1) * [.$G$3]) * [.$G$1]) + [.$G$1]" office:value-type="float" office:value="14879000000000" calcext:value-type="float">
            <text:p>14,879,000,000,000</text:p>
          </table:table-cell>
          <table:table-cell table:formula="of:=[.B88]/[.B87]" office:value-type="float" office:value="1.02359658778206" calcext:value-type="float">
            <text:p>1.0236</text:p>
          </table:table-cell>
          <table:table-cell table:formula="of:=[.B88]+[.D87]" office:value-type="float" office:value="435290000000000" calcext:value-type="float">
            <text:p>435,290,000,000,0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([.$G$2] * ([.A89]-1)^2 + ([.A89]-1) * [.$G$3]) * [.$G$1]) + [.$G$1]" office:value-type="float" office:value="15226000000000" calcext:value-type="float">
            <text:p>15,226,000,000,000</text:p>
          </table:table-cell>
          <table:table-cell table:formula="of:=[.B89]/[.B88]" office:value-type="float" office:value="1.02332145977552" calcext:value-type="float">
            <text:p>1.0233</text:p>
          </table:table-cell>
          <table:table-cell table:formula="of:=[.B89]+[.D88]" office:value-type="float" office:value="450516000000000" calcext:value-type="float">
            <text:p>450,516,000,000,0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([.$G$2] * ([.A90]-1)^2 + ([.A90]-1) * [.$G$3]) * [.$G$1]) + [.$G$1]" office:value-type="float" office:value="15577000000000" calcext:value-type="float">
            <text:p>15,577,000,000,000</text:p>
          </table:table-cell>
          <table:table-cell table:formula="of:=[.B90]/[.B89]" office:value-type="float" office:value="1.02305267305924" calcext:value-type="float">
            <text:p>1.0231</text:p>
          </table:table-cell>
          <table:table-cell table:formula="of:=[.B90]+[.D89]" office:value-type="float" office:value="466093000000000" calcext:value-type="float">
            <text:p>466,093,000,000,0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$G$2] * ([.A91]-1)^2 + ([.A91]-1) * [.$G$3]) * [.$G$1]) + [.$G$1]" office:value-type="float" office:value="15932000000000" calcext:value-type="float">
            <text:p>15,932,000,000,000</text:p>
          </table:table-cell>
          <table:table-cell table:formula="of:=[.B91]/[.B90]" office:value-type="float" office:value="1.02279001091353" calcext:value-type="float">
            <text:p>1.0228</text:p>
          </table:table-cell>
          <table:table-cell table:formula="of:=[.B91]+[.D90]" office:value-type="float" office:value="482025000000000" calcext:value-type="float">
            <text:p>482,025,000,000,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([.$G$2] * ([.A92]-1)^2 + ([.A92]-1) * [.$G$3]) * [.$G$1]) + [.$G$1]" office:value-type="float" office:value="16291000000000" calcext:value-type="float">
            <text:p>16,291,000,000,000</text:p>
          </table:table-cell>
          <table:table-cell table:formula="of:=[.B92]/[.B91]" office:value-type="float" office:value="1.02253326638212" calcext:value-type="float">
            <text:p>1.0225</text:p>
          </table:table-cell>
          <table:table-cell table:formula="of:=[.B92]+[.D91]" office:value-type="float" office:value="498316000000000" calcext:value-type="float">
            <text:p>498,316,000,000,0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([.$G$2] * ([.A93]-1)^2 + ([.A93]-1) * [.$G$3]) * [.$G$1]) + [.$G$1]" office:value-type="float" office:value="16654000000000" calcext:value-type="float">
            <text:p>16,654,000,000,000</text:p>
          </table:table-cell>
          <table:table-cell table:formula="of:=[.B93]/[.B92]" office:value-type="float" office:value="1.02228224172856" calcext:value-type="float">
            <text:p>1.0223</text:p>
          </table:table-cell>
          <table:table-cell table:formula="of:=[.B93]+[.D92]" office:value-type="float" office:value="514970000000000" calcext:value-type="float">
            <text:p>514,970,000,000,0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([.$G$2] * ([.A94]-1)^2 + ([.A94]-1) * [.$G$3]) * [.$G$1]) + [.$G$1]" office:value-type="float" office:value="17021000000000" calcext:value-type="float">
            <text:p>17,021,000,000,000</text:p>
          </table:table-cell>
          <table:table-cell table:formula="of:=[.B94]/[.B93]" office:value-type="float" office:value="1.02203674792843" calcext:value-type="float">
            <text:p>1.0220</text:p>
          </table:table-cell>
          <table:table-cell table:formula="of:=[.B94]+[.D93]" office:value-type="float" office:value="531991000000000" calcext:value-type="float">
            <text:p>531,991,000,000,0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([.$G$2] * ([.A95]-1)^2 + ([.A95]-1) * [.$G$3]) * [.$G$1]) + [.$G$1]" office:value-type="float" office:value="17392000000000" calcext:value-type="float">
            <text:p>17,392,000,000,000</text:p>
          </table:table-cell>
          <table:table-cell table:formula="of:=[.B95]/[.B94]" office:value-type="float" office:value="1.02179660419482" calcext:value-type="float">
            <text:p>1.0218</text:p>
          </table:table-cell>
          <table:table-cell table:formula="of:=[.B95]+[.D94]" office:value-type="float" office:value="549383000000000" calcext:value-type="float">
            <text:p>549,383,000,000,0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([.$G$2] * ([.A96]-1)^2 + ([.A96]-1) * [.$G$3]) * [.$G$1]) + [.$G$1]" office:value-type="float" office:value="17767000000000" calcext:value-type="float">
            <text:p>17,767,000,000,000</text:p>
          </table:table-cell>
          <table:table-cell table:formula="of:=[.B96]/[.B95]" office:value-type="float" office:value="1.0215616375345" calcext:value-type="float">
            <text:p>1.0216</text:p>
          </table:table-cell>
          <table:table-cell table:formula="of:=[.B96]+[.D95]" office:value-type="float" office:value="567150000000000" calcext:value-type="float">
            <text:p>567,150,000,000,0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([.$G$2] * ([.A97]-1)^2 + ([.A97]-1) * [.$G$3]) * [.$G$1]) + [.$G$1]" office:value-type="float" office:value="18146000000000" calcext:value-type="float">
            <text:p>18,146,000,000,000</text:p>
          </table:table-cell>
          <table:table-cell table:formula="of:=[.B97]/[.B96]" office:value-type="float" office:value="1.02133168233241" calcext:value-type="float">
            <text:p>1.0213</text:p>
          </table:table-cell>
          <table:table-cell table:formula="of:=[.B97]+[.D96]" office:value-type="float" office:value="585296000000000" calcext:value-type="float">
            <text:p>585,296,000,000,0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([.$G$2] * ([.A98]-1)^2 + ([.A98]-1) * [.$G$3]) * [.$G$1]) + [.$G$1]" office:value-type="float" office:value="18529000000000" calcext:value-type="float">
            <text:p>18,529,000,000,000</text:p>
          </table:table-cell>
          <table:table-cell table:formula="of:=[.B98]/[.B97]" office:value-type="float" office:value="1.02110657996253" calcext:value-type="float">
            <text:p>1.0211</text:p>
          </table:table-cell>
          <table:table-cell table:formula="of:=[.B98]+[.D97]" office:value-type="float" office:value="603825000000000" calcext:value-type="float">
            <text:p>603,825,000,000,0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([.$G$2] * ([.A99]-1)^2 + ([.A99]-1) * [.$G$3]) * [.$G$1]) + [.$G$1]" office:value-type="float" office:value="18916000000000" calcext:value-type="float">
            <text:p>18,916,000,000,000</text:p>
          </table:table-cell>
          <table:table-cell table:formula="of:=[.B99]/[.B98]" office:value-type="float" office:value="1.02088617842301" calcext:value-type="float">
            <text:p>1.0209</text:p>
          </table:table-cell>
          <table:table-cell table:formula="of:=[.B99]+[.D98]" office:value-type="float" office:value="622741000000000" calcext:value-type="float">
            <text:p>622,741,000,000,0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([.$G$2] * ([.A100]-1)^2 + ([.A100]-1) * [.$G$3]) * [.$G$1]) + [.$G$1]" office:value-type="float" office:value="19307000000000" calcext:value-type="float">
            <text:p>19,307,000,000,000</text:p>
          </table:table-cell>
          <table:table-cell table:formula="of:=[.B100]/[.B99]" office:value-type="float" office:value="1.02067033199408" calcext:value-type="float">
            <text:p>1.0207</text:p>
          </table:table-cell>
          <table:table-cell table:formula="of:=[.B100]+[.D99]" office:value-type="float" office:value="642048000000000" calcext:value-type="float">
            <text:p>642,048,000,000,0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$G$2] * ([.A101]-1)^2 + ([.A101]-1) * [.$G$3]) * [.$G$1]) + [.$G$1]" office:value-type="float" office:value="19702000000000" calcext:value-type="float">
            <text:p>19,702,000,000,000</text:p>
          </table:table-cell>
          <table:table-cell table:formula="of:=[.B101]/[.B100]" office:value-type="float" office:value="1.02045890091677" calcext:value-type="float">
            <text:p>1.0205</text:p>
          </table:table-cell>
          <table:table-cell table:formula="of:=[.B101]+[.D100]" office:value-type="float" office:value="661750000000000" calcext:value-type="float">
            <text:p>661,750,000,000,0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([.$G$2] * ([.A102]-1)^2 + ([.A102]-1) * [.$G$3]) * [.$G$1]) + [.$G$1]" office:value-type="float" office:value="20101000000000" calcext:value-type="float">
            <text:p>20,101,000,000,000</text:p>
          </table:table-cell>
          <table:table-cell table:formula="of:=[.B102]/[.B101]" office:value-type="float" office:value="1.02025175109126" calcext:value-type="float">
            <text:p>1.0203</text:p>
          </table:table-cell>
          <table:table-cell table:formula="of:=[.B102]+[.D101]" office:value-type="float" office:value="681851000000000" calcext:value-type="float">
            <text:p>681,851,000,000,0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([.$G$2] * ([.A103]-1)^2 + ([.A103]-1) * [.$G$3]) * [.$G$1]) + [.$G$1]" office:value-type="float" office:value="20504000000000" calcext:value-type="float">
            <text:p>20,504,000,000,000</text:p>
          </table:table-cell>
          <table:table-cell table:formula="of:=[.B103]/[.B102]" office:value-type="float" office:value="1.02004875379334" calcext:value-type="float">
            <text:p>1.0200</text:p>
          </table:table-cell>
          <table:table-cell table:formula="of:=[.B103]+[.D102]" office:value-type="float" office:value="702355000000000" calcext:value-type="float">
            <text:p>702,355,000,000,00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([.$G$2] * ([.A104]-1)^2 + ([.A104]-1) * [.$G$3]) * [.$G$1]) + [.$G$1]" office:value-type="float" office:value="20911000000000" calcext:value-type="float">
            <text:p>20,911,000,000,000</text:p>
          </table:table-cell>
          <table:table-cell table:formula="of:=[.B104]/[.B103]" office:value-type="float" office:value="1.01984978540773" calcext:value-type="float">
            <text:p>1.0198</text:p>
          </table:table-cell>
          <table:table-cell table:formula="of:=[.B104]+[.D103]" office:value-type="float" office:value="723266000000000" calcext:value-type="float">
            <text:p>723,266,000,000,0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([.$G$2] * ([.A105]-1)^2 + ([.A105]-1) * [.$G$3]) * [.$G$1]) + [.$G$1]" office:value-type="float" office:value="21322000000000" calcext:value-type="float">
            <text:p>21,322,000,000,000</text:p>
          </table:table-cell>
          <table:table-cell table:formula="of:=[.B105]/[.B104]" office:value-type="float" office:value="1.01965472717708" calcext:value-type="float">
            <text:p>1.0197</text:p>
          </table:table-cell>
          <table:table-cell table:formula="of:=[.B105]+[.D104]" office:value-type="float" office:value="744588000000000" calcext:value-type="float">
            <text:p>744,588,000,000,0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([.$G$2] * ([.A106]-1)^2 + ([.A106]-1) * [.$G$3]) * [.$G$1]) + [.$G$1]" office:value-type="float" office:value="21737000000000" calcext:value-type="float">
            <text:p>21,737,000,000,000</text:p>
          </table:table-cell>
          <table:table-cell table:formula="of:=[.B106]/[.B105]" office:value-type="float" office:value="1.01946346496576" calcext:value-type="float">
            <text:p>1.0195</text:p>
          </table:table-cell>
          <table:table-cell table:formula="of:=[.B106]+[.D105]" office:value-type="float" office:value="766325000000000" calcext:value-type="float">
            <text:p>766,325,000,000,0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([.$G$2] * ([.A107]-1)^2 + ([.A107]-1) * [.$G$3]) * [.$G$1]) + [.$G$1]" office:value-type="float" office:value="22156000000000" calcext:value-type="float">
            <text:p>22,156,000,000,000</text:p>
          </table:table-cell>
          <table:table-cell table:formula="of:=[.B107]/[.B106]" office:value-type="float" office:value="1.01927588903713" calcext:value-type="float">
            <text:p>1.0193</text:p>
          </table:table-cell>
          <table:table-cell table:formula="of:=[.B107]+[.D106]" office:value-type="float" office:value="788481000000000" calcext:value-type="float">
            <text:p>788,481,000,000,0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([.$G$2] * ([.A108]-1)^2 + ([.A108]-1) * [.$G$3]) * [.$G$1]) + [.$G$1]" office:value-type="float" office:value="22579000000000" calcext:value-type="float">
            <text:p>22,579,000,000,000</text:p>
          </table:table-cell>
          <table:table-cell table:formula="of:=[.B108]/[.B107]" office:value-type="float" office:value="1.01909189384365" calcext:value-type="float">
            <text:p>1.0191</text:p>
          </table:table-cell>
          <table:table-cell table:formula="of:=[.B108]+[.D107]" office:value-type="float" office:value="811060000000000" calcext:value-type="float">
            <text:p>811,060,000,000,0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([.$G$2] * ([.A109]-1)^2 + ([.A109]-1) * [.$G$3]) * [.$G$1]) + [.$G$1]" office:value-type="float" office:value="23006000000000" calcext:value-type="float">
            <text:p>23,006,000,000,000</text:p>
          </table:table-cell>
          <table:table-cell table:formula="of:=[.B109]/[.B108]" office:value-type="float" office:value="1.01891137782896" calcext:value-type="float">
            <text:p>1.0189</text:p>
          </table:table-cell>
          <table:table-cell table:formula="of:=[.B109]+[.D108]" office:value-type="float" office:value="834066000000000" calcext:value-type="float">
            <text:p>834,066,000,000,0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([.$G$2] * ([.A110]-1)^2 + ([.A110]-1) * [.$G$3]) * [.$G$1]) + [.$G$1]" office:value-type="float" office:value="23437000000000" calcext:value-type="float">
            <text:p>23,437,000,000,000</text:p>
          </table:table-cell>
          <table:table-cell table:formula="of:=[.B110]/[.B109]" office:value-type="float" office:value="1.01873424324089" calcext:value-type="float">
            <text:p>1.0187</text:p>
          </table:table-cell>
          <table:table-cell table:formula="of:=[.B110]+[.D109]" office:value-type="float" office:value="857503000000000" calcext:value-type="float">
            <text:p>857,503,000,000,0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$G$2] * ([.A111]-1)^2 + ([.A111]-1) * [.$G$3]) * [.$G$1]) + [.$G$1]" office:value-type="float" office:value="23872000000000" calcext:value-type="float">
            <text:p>23,872,000,000,000</text:p>
          </table:table-cell>
          <table:table-cell table:formula="of:=[.B111]/[.B110]" office:value-type="float" office:value="1.01856039595511" calcext:value-type="float">
            <text:p>1.0186</text:p>
          </table:table-cell>
          <table:table-cell table:formula="of:=[.B111]+[.D110]" office:value-type="float" office:value="881375000000000" calcext:value-type="float">
            <text:p>881,375,000,000,0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([.$G$2] * ([.A112]-1)^2 + ([.A112]-1) * [.$G$3]) * [.$G$1]) + [.$G$1]" office:value-type="float" office:value="24311000000000" calcext:value-type="float">
            <text:p>24,311,000,000,000</text:p>
          </table:table-cell>
          <table:table-cell table:formula="of:=[.B112]/[.B111]" office:value-type="float" office:value="1.01838974530831" calcext:value-type="float">
            <text:p>1.0184</text:p>
          </table:table-cell>
          <table:table-cell table:formula="of:=[.B112]+[.D111]" office:value-type="float" office:value="905686000000000" calcext:value-type="float">
            <text:p>905,686,000,000,0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([.$G$2] * ([.A113]-1)^2 + ([.A113]-1) * [.$G$3]) * [.$G$1]) + [.$G$1]" office:value-type="float" office:value="24754000000000" calcext:value-type="float">
            <text:p>24,754,000,000,000</text:p>
          </table:table-cell>
          <table:table-cell table:formula="of:=[.B113]/[.B112]" office:value-type="float" office:value="1.0182222039406" calcext:value-type="float">
            <text:p>1.0182</text:p>
          </table:table-cell>
          <table:table-cell table:formula="of:=[.B113]+[.D112]" office:value-type="float" office:value="930440000000000" calcext:value-type="float">
            <text:p>930,440,000,000,00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([.$G$2] * ([.A114]-1)^2 + ([.A114]-1) * [.$G$3]) * [.$G$1]) + [.$G$1]" office:value-type="float" office:value="25201000000000" calcext:value-type="float">
            <text:p>25,201,000,000,000</text:p>
          </table:table-cell>
          <table:table-cell table:formula="of:=[.B114]/[.B113]" office:value-type="float" office:value="1.01805768764644" calcext:value-type="float">
            <text:p>1.0181</text:p>
          </table:table-cell>
          <table:table-cell table:formula="of:=[.B114]+[.D113]" office:value-type="float" office:value="955641000000000" calcext:value-type="float">
            <text:p>955,641,000,000,0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([.$G$2] * ([.A115]-1)^2 + ([.A115]-1) * [.$G$3]) * [.$G$1]) + [.$G$1]" office:value-type="float" office:value="25652000000000" calcext:value-type="float">
            <text:p>25,652,000,000,000</text:p>
          </table:table-cell>
          <table:table-cell table:formula="of:=[.B115]/[.B114]" office:value-type="float" office:value="1.01789611523352" calcext:value-type="float">
            <text:p>1.0179</text:p>
          </table:table-cell>
          <table:table-cell table:formula="of:=[.B115]+[.D114]" office:value-type="float" office:value="981293000000000" calcext:value-type="float">
            <text:p>981,293,000,000,0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([.$G$2] * ([.A116]-1)^2 + ([.A116]-1) * [.$G$3]) * [.$G$1]) + [.$G$1]" office:value-type="float" office:value="26107000000000" calcext:value-type="float">
            <text:p>26,107,000,000,000</text:p>
          </table:table-cell>
          <table:table-cell table:formula="of:=[.B116]/[.B115]" office:value-type="float" office:value="1.01773740838921" calcext:value-type="float">
            <text:p>1.0177</text:p>
          </table:table-cell>
          <table:table-cell table:formula="of:=[.B116]+[.D115]" office:value-type="float" office:value="1007400000000000" calcext:value-type="float">
            <text:p>1,007,400,000,000,00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([.$G$2] * ([.A117]-1)^2 + ([.A117]-1) * [.$G$3]) * [.$G$1]) + [.$G$1]" office:value-type="float" office:value="26566000000000" calcext:value-type="float">
            <text:p>26,566,000,000,000</text:p>
          </table:table-cell>
          <table:table-cell table:formula="of:=[.B117]/[.B116]" office:value-type="float" office:value="1.01758149155399" calcext:value-type="float">
            <text:p>1.0176</text:p>
          </table:table-cell>
          <table:table-cell table:formula="of:=[.B117]+[.D116]" office:value-type="float" office:value="1033966000000000" calcext:value-type="float">
            <text:p>1,033,966,000,000,00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([.$G$2] * ([.A118]-1)^2 + ([.A118]-1) * [.$G$3]) * [.$G$1]) + [.$G$1]" office:value-type="float" office:value="27029000000000" calcext:value-type="float">
            <text:p>27,029,000,000,000</text:p>
          </table:table-cell>
          <table:table-cell table:formula="of:=[.B118]/[.B117]" office:value-type="float" office:value="1.01742829180155" calcext:value-type="float">
            <text:p>1.0174</text:p>
          </table:table-cell>
          <table:table-cell table:formula="of:=[.B118]+[.D117]" office:value-type="float" office:value="1060995000000000" calcext:value-type="float">
            <text:p>1,060,995,000,000,0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([.$G$2] * ([.A119]-1)^2 + ([.A119]-1) * [.$G$3]) * [.$G$1]) + [.$G$1]" office:value-type="float" office:value="27496000000000" calcext:value-type="float">
            <text:p>27,496,000,000,000</text:p>
          </table:table-cell>
          <table:table-cell table:formula="of:=[.B119]/[.B118]" office:value-type="float" office:value="1.01727773872507" calcext:value-type="float">
            <text:p>1.0173</text:p>
          </table:table-cell>
          <table:table-cell table:formula="of:=[.B119]+[.D118]" office:value-type="float" office:value="1088491000000000" calcext:value-type="float">
            <text:p>1,088,491,000,000,00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([.$G$2] * ([.A120]-1)^2 + ([.A120]-1) * [.$G$3]) * [.$G$1]) + [.$G$1]" office:value-type="float" office:value="27967000000000" calcext:value-type="float">
            <text:p>27,967,000,000,000</text:p>
          </table:table-cell>
          <table:table-cell table:formula="of:=[.B120]/[.B119]" office:value-type="float" office:value="1.01712976432936" calcext:value-type="float">
            <text:p>1.0171</text:p>
          </table:table-cell>
          <table:table-cell table:formula="of:=[.B120]+[.D119]" office:value-type="float" office:value="1116458000000000" calcext:value-type="float">
            <text:p>1,116,458,000,000,00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$G$2] * ([.A121]-1)^2 + ([.A121]-1) * [.$G$3]) * [.$G$1]) + [.$G$1]" office:value-type="float" office:value="28442000000000" calcext:value-type="float">
            <text:p>28,442,000,000,000</text:p>
          </table:table-cell>
          <table:table-cell table:formula="of:=[.B121]/[.B120]" office:value-type="float" office:value="1.01698430292845" calcext:value-type="float">
            <text:p>1.0170</text:p>
          </table:table-cell>
          <table:table-cell table:formula="of:=[.B121]+[.D120]" office:value-type="float" office:value="1144900000000000" calcext:value-type="float">
            <text:p>1,144,900,000,000,00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([.$G$2] * ([.A122]-1)^2 + ([.A122]-1) * [.$G$3]) * [.$G$1]) + [.$G$1]" office:value-type="float" office:value="28921000000000" calcext:value-type="float">
            <text:p>28,921,000,000,000</text:p>
          </table:table-cell>
          <table:table-cell table:formula="of:=[.B122]/[.B121]" office:value-type="float" office:value="1.01684129104845" calcext:value-type="float">
            <text:p>1.0168</text:p>
          </table:table-cell>
          <table:table-cell table:formula="of:=[.B122]+[.D121]" office:value-type="float" office:value="1173821000000000" calcext:value-type="float">
            <text:p>1,173,821,000,000,00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([.$G$2] * ([.A123]-1)^2 + ([.A123]-1) * [.$G$3]) * [.$G$1]) + [.$G$1]" office:value-type="float" office:value="29404000000000" calcext:value-type="float">
            <text:p>29,404,000,000,000</text:p>
          </table:table-cell>
          <table:table-cell table:formula="of:=[.B123]/[.B122]" office:value-type="float" office:value="1.01670066733515" calcext:value-type="float">
            <text:p>1.0167</text:p>
          </table:table-cell>
          <table:table-cell table:formula="of:=[.B123]+[.D122]" office:value-type="float" office:value="1203225000000000" calcext:value-type="float">
            <text:p>1,203,225,000,000,00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([.$G$2] * ([.A124]-1)^2 + ([.A124]-1) * [.$G$3]) * [.$G$1]) + [.$G$1]" office:value-type="float" office:value="29891000000000" calcext:value-type="float">
            <text:p>29,891,000,000,000</text:p>
          </table:table-cell>
          <table:table-cell table:formula="of:=[.B124]/[.B123]" office:value-type="float" office:value="1.01656237246633" calcext:value-type="float">
            <text:p>1.0166</text:p>
          </table:table-cell>
          <table:table-cell table:formula="of:=[.B124]+[.D123]" office:value-type="float" office:value="1233116000000000" calcext:value-type="float">
            <text:p>1,233,116,000,000,00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$G$2] * ([.A125]-1)^2 + ([.A125]-1) * [.$G$3]) * [.$G$1]) + [.$G$1]" office:value-type="float" office:value="30382000000000" calcext:value-type="float">
            <text:p>30,382,000,000,000</text:p>
          </table:table-cell>
          <table:table-cell table:formula="of:=[.B125]/[.B124]" office:value-type="float" office:value="1.01642634906828" calcext:value-type="float">
            <text:p>1.0164</text:p>
          </table:table-cell>
          <table:table-cell table:formula="of:=[.B125]+[.D124]" office:value-type="float" office:value="1263498000000000" calcext:value-type="float">
            <text:p>1,263,498,000,000,00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([.$G$2] * ([.A126]-1)^2 + ([.A126]-1) * [.$G$3]) * [.$G$1]) + [.$G$1]" office:value-type="float" office:value="30877000000000" calcext:value-type="float">
            <text:p>30,877,000,000,000</text:p>
          </table:table-cell>
          <table:table-cell table:formula="of:=[.B126]/[.B125]" office:value-type="float" office:value="1.0162925416365" calcext:value-type="float">
            <text:p>1.0163</text:p>
          </table:table-cell>
          <table:table-cell table:formula="of:=[.B126]+[.D125]" office:value-type="float" office:value="1294375000000000" calcext:value-type="float">
            <text:p>1,294,375,000,000,000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$G$2] * ([.A127]-1)^2 + ([.A127]-1) * [.$G$3]) * [.$G$1]) + [.$G$1]" office:value-type="float" office:value="31376000000000" calcext:value-type="float">
            <text:p>31,376,000,000,000</text:p>
          </table:table-cell>
          <table:table-cell table:formula="of:=[.B127]/[.B126]" office:value-type="float" office:value="1.01616089646015" calcext:value-type="float">
            <text:p>1.0162</text:p>
          </table:table-cell>
          <table:table-cell table:formula="of:=[.B127]+[.D126]" office:value-type="float" office:value="1325751000000000" calcext:value-type="float">
            <text:p>1,325,751,000,000,000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([.$G$2] * ([.A128]-1)^2 + ([.A128]-1) * [.$G$3]) * [.$G$1]) + [.$G$1]" office:value-type="float" office:value="31879000000000" calcext:value-type="float">
            <text:p>31,879,000,000,000</text:p>
          </table:table-cell>
          <table:table-cell table:formula="of:=[.B128]/[.B127]" office:value-type="float" office:value="1.01603136155023" calcext:value-type="float">
            <text:p>1.0160</text:p>
          </table:table-cell>
          <table:table-cell table:formula="of:=[.B128]+[.D127]" office:value-type="float" office:value="1357630000000000" calcext:value-type="float">
            <text:p>1,357,630,000,000,00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$G$2] * ([.A129]-1)^2 + ([.A129]-1) * [.$G$3]) * [.$G$1]) + [.$G$1]" office:value-type="float" office:value="32386000000000" calcext:value-type="float">
            <text:p>32,386,000,000,000</text:p>
          </table:table-cell>
          <table:table-cell table:formula="of:=[.B129]/[.B128]" office:value-type="float" office:value="1.0159038865711" calcext:value-type="float">
            <text:p>1.0159</text:p>
          </table:table-cell>
          <table:table-cell table:formula="of:=[.B129]+[.D128]" office:value-type="float" office:value="1390016000000000" calcext:value-type="float">
            <text:p>1,390,016,000,000,000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([.$G$2] * ([.A130]-1)^2 + ([.A130]-1) * [.$G$3]) * [.$G$1]) + [.$G$1]" office:value-type="float" office:value="32897000000000" calcext:value-type="float">
            <text:p>32,897,000,000,000</text:p>
          </table:table-cell>
          <table:table-cell table:formula="of:=[.B130]/[.B129]" office:value-type="float" office:value="1.01577842277527" calcext:value-type="float">
            <text:p>1.0158</text:p>
          </table:table-cell>
          <table:table-cell table:formula="of:=[.B130]+[.D129]" office:value-type="float" office:value="1422913000000000" calcext:value-type="float">
            <text:p>1,422,913,000,000,000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$G$2] * ([.A131]-1)^2 + ([.A131]-1) * [.$G$3]) * [.$G$1]) + [.$G$1]" office:value-type="float" office:value="33412000000000" calcext:value-type="float">
            <text:p>33,412,000,000,000</text:p>
          </table:table-cell>
          <table:table-cell table:formula="of:=[.B131]/[.B130]" office:value-type="float" office:value="1.0156549229413" calcext:value-type="float">
            <text:p>1.0157</text:p>
          </table:table-cell>
          <table:table-cell table:formula="of:=[.B131]+[.D130]" office:value-type="float" office:value="1456325000000000" calcext:value-type="float">
            <text:p>1,456,325,000,000,00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([.$G$2] * ([.A132]-1)^2 + ([.A132]-1) * [.$G$3]) * [.$G$1]) + [.$G$1]" office:value-type="float" office:value="33931000000000" calcext:value-type="float">
            <text:p>33,931,000,000,000</text:p>
          </table:table-cell>
          <table:table-cell table:formula="of:=[.B132]/[.B131]" office:value-type="float" office:value="1.0155333413145" calcext:value-type="float">
            <text:p>1.0155</text:p>
          </table:table-cell>
          <table:table-cell table:formula="of:=[.B132]+[.D131]" office:value-type="float" office:value="1490256000000000" calcext:value-type="float">
            <text:p>1,490,256,000,000,000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([.$G$2] * ([.A133]-1)^2 + ([.A133]-1) * [.$G$3]) * [.$G$1]) + [.$G$1]" office:value-type="float" office:value="34454000000000" calcext:value-type="float">
            <text:p>34,454,000,000,000</text:p>
          </table:table-cell>
          <table:table-cell table:formula="of:=[.B133]/[.B132]" office:value-type="float" office:value="1.01541363355044" calcext:value-type="float">
            <text:p>1.0154</text:p>
          </table:table-cell>
          <table:table-cell table:formula="of:=[.B133]+[.D132]" office:value-type="float" office:value="1524710000000000" calcext:value-type="float">
            <text:p>1,524,710,000,000,000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([.$G$2] * ([.A134]-1)^2 + ([.A134]-1) * [.$G$3]) * [.$G$1]) + [.$G$1]" office:value-type="float" office:value="34981000000000" calcext:value-type="float">
            <text:p>34,981,000,000,000</text:p>
          </table:table-cell>
          <table:table-cell table:formula="of:=[.B134]/[.B133]" office:value-type="float" office:value="1.01529575666106" calcext:value-type="float">
            <text:p>1.0153</text:p>
          </table:table-cell>
          <table:table-cell table:formula="of:=[.B134]+[.D133]" office:value-type="float" office:value="1559691000000000" calcext:value-type="float">
            <text:p>1,559,691,000,000,00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([.$G$2] * ([.A135]-1)^2 + ([.A135]-1) * [.$G$3]) * [.$G$1]) + [.$G$1]" office:value-type="float" office:value="35512000000000" calcext:value-type="float">
            <text:p>35,512,000,000,000</text:p>
          </table:table-cell>
          <table:table-cell table:formula="of:=[.B135]/[.B134]" office:value-type="float" office:value="1.01517966896315" calcext:value-type="float">
            <text:p>1.0152</text:p>
          </table:table-cell>
          <table:table-cell table:formula="of:=[.B135]+[.D134]" office:value-type="float" office:value="1595203000000000" calcext:value-type="float">
            <text:p>1,595,203,000,000,00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([.$G$2] * ([.A136]-1)^2 + ([.A136]-1) * [.$G$3]) * [.$G$1]) + [.$G$1]" office:value-type="float" office:value="36047000000000" calcext:value-type="float">
            <text:p>36,047,000,000,000</text:p>
          </table:table-cell>
          <table:table-cell table:formula="of:=[.B136]/[.B135]" office:value-type="float" office:value="1.01506533002929" calcext:value-type="float">
            <text:p>1.0151</text:p>
          </table:table-cell>
          <table:table-cell table:formula="of:=[.B136]+[.D135]" office:value-type="float" office:value="1631250000000000" calcext:value-type="float">
            <text:p>1,631,250,000,000,000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([.$G$2] * ([.A137]-1)^2 + ([.A137]-1) * [.$G$3]) * [.$G$1]) + [.$G$1]" office:value-type="float" office:value="36586000000000" calcext:value-type="float">
            <text:p>36,586,000,000,000</text:p>
          </table:table-cell>
          <table:table-cell table:formula="of:=[.B137]/[.B136]" office:value-type="float" office:value="1.01495270064083" calcext:value-type="float">
            <text:p>1.0150</text:p>
          </table:table-cell>
          <table:table-cell table:formula="of:=[.B137]+[.D136]" office:value-type="float" office:value="1667836000000000" calcext:value-type="float">
            <text:p>1,667,836,000,000,000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([.$G$2] * ([.A138]-1)^2 + ([.A138]-1) * [.$G$3]) * [.$G$1]) + [.$G$1]" office:value-type="float" office:value="37129000000000" calcext:value-type="float">
            <text:p>37,129,000,000,000</text:p>
          </table:table-cell>
          <table:table-cell table:formula="of:=[.B138]/[.B137]" office:value-type="float" office:value="1.01484174274313" calcext:value-type="float">
            <text:p>1.0148</text:p>
          </table:table-cell>
          <table:table-cell table:formula="of:=[.B138]+[.D137]" office:value-type="float" office:value="1704965000000000" calcext:value-type="float">
            <text:p>1,704,965,000,000,000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([.$G$2] * ([.A139]-1)^2 + ([.A139]-1) * [.$G$3]) * [.$G$1]) + [.$G$1]" office:value-type="float" office:value="37676000000000" calcext:value-type="float">
            <text:p>37,676,000,000,000</text:p>
          </table:table-cell>
          <table:table-cell table:formula="of:=[.B139]/[.B138]" office:value-type="float" office:value="1.01473241940262" calcext:value-type="float">
            <text:p>1.0147</text:p>
          </table:table-cell>
          <table:table-cell table:formula="of:=[.B139]+[.D138]" office:value-type="float" office:value="1742641000000000" calcext:value-type="float">
            <text:p>1,742,641,000,000,00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([.$G$2] * ([.A140]-1)^2 + ([.A140]-1) * [.$G$3]) * [.$G$1]) + [.$G$1]" office:value-type="float" office:value="38227000000000" calcext:value-type="float">
            <text:p>38,227,000,000,000</text:p>
          </table:table-cell>
          <table:table-cell table:formula="of:=[.B140]/[.B139]" office:value-type="float" office:value="1.0146246947659" calcext:value-type="float">
            <text:p>1.0146</text:p>
          </table:table-cell>
          <table:table-cell table:formula="of:=[.B140]+[.D139]" office:value-type="float" office:value="1780868000000000" calcext:value-type="float">
            <text:p>1,780,868,000,000,000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$G$2] * ([.A141]-1)^2 + ([.A141]-1) * [.$G$3]) * [.$G$1]) + [.$G$1]" office:value-type="float" office:value="38782000000000" calcext:value-type="float">
            <text:p>38,782,000,000,000</text:p>
          </table:table-cell>
          <table:table-cell table:formula="of:=[.B141]/[.B140]" office:value-type="float" office:value="1.01451853402046" calcext:value-type="float">
            <text:p>1.0145</text:p>
          </table:table-cell>
          <table:table-cell table:formula="of:=[.B141]+[.D140]" office:value-type="float" office:value="1819650000000000" calcext:value-type="float">
            <text:p>1,819,650,000,000,00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([.$G$2] * ([.A142]-1)^2 + ([.A142]-1) * [.$G$3]) * [.$G$1]) + [.$G$1]" office:value-type="float" office:value="39341000000000" calcext:value-type="float">
            <text:p>39,341,000,000,000</text:p>
          </table:table-cell>
          <table:table-cell table:formula="of:=[.B142]/[.B141]" office:value-type="float" office:value="1.01441390335723" calcext:value-type="float">
            <text:p>1.0144</text:p>
          </table:table-cell>
          <table:table-cell table:formula="of:=[.B142]+[.D141]" office:value-type="float" office:value="1858991000000000" calcext:value-type="float">
            <text:p>1,858,991,000,000,00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([.$G$2] * ([.A143]-1)^2 + ([.A143]-1) * [.$G$3]) * [.$G$1]) + [.$G$1]" office:value-type="float" office:value="39904000000000" calcext:value-type="float">
            <text:p>39,904,000,000,000</text:p>
          </table:table-cell>
          <table:table-cell table:formula="of:=[.B143]/[.B142]" office:value-type="float" office:value="1.01431076993467" calcext:value-type="float">
            <text:p>1.0143</text:p>
          </table:table-cell>
          <table:table-cell table:formula="of:=[.B143]+[.D142]" office:value-type="float" office:value="1898895000000000" calcext:value-type="float">
            <text:p>1,898,895,000,000,000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([.$G$2] * ([.A144]-1)^2 + ([.A144]-1) * [.$G$3]) * [.$G$1]) + [.$G$1]" office:value-type="float" office:value="40471000000000" calcext:value-type="float">
            <text:p>40,471,000,000,000</text:p>
          </table:table-cell>
          <table:table-cell table:formula="of:=[.B144]/[.B143]" office:value-type="float" office:value="1.01420910184443" calcext:value-type="float">
            <text:p>1.0142</text:p>
          </table:table-cell>
          <table:table-cell table:formula="of:=[.B144]+[.D143]" office:value-type="float" office:value="1939366000000000" calcext:value-type="float">
            <text:p>1,939,366,000,000,000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([.$G$2] * ([.A145]-1)^2 + ([.A145]-1) * [.$G$3]) * [.$G$1]) + [.$G$1]" office:value-type="float" office:value="41042000000000" calcext:value-type="float">
            <text:p>41,042,000,000,000</text:p>
          </table:table-cell>
          <table:table-cell table:formula="of:=[.B145]/[.B144]" office:value-type="float" office:value="1.01410886807838" calcext:value-type="float">
            <text:p>1.0141</text:p>
          </table:table-cell>
          <table:table-cell table:formula="of:=[.B145]+[.D144]" office:value-type="float" office:value="1980408000000000" calcext:value-type="float">
            <text:p>1,980,408,000,000,000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([.$G$2] * ([.A146]-1)^2 + ([.A146]-1) * [.$G$3]) * [.$G$1]) + [.$G$1]" office:value-type="float" office:value="41617000000000" calcext:value-type="float">
            <text:p>41,617,000,000,000</text:p>
          </table:table-cell>
          <table:table-cell table:formula="of:=[.B146]/[.B145]" office:value-type="float" office:value="1.01401003849715" calcext:value-type="float">
            <text:p>1.0140</text:p>
          </table:table-cell>
          <table:table-cell table:formula="of:=[.B146]+[.D145]" office:value-type="float" office:value="2022025000000000" calcext:value-type="float">
            <text:p>2,022,025,000,000,000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([.$G$2] * ([.A147]-1)^2 + ([.A147]-1) * [.$G$3]) * [.$G$1]) + [.$G$1]" office:value-type="float" office:value="42196000000000" calcext:value-type="float">
            <text:p>42,196,000,000,000</text:p>
          </table:table-cell>
          <table:table-cell table:formula="of:=[.B147]/[.B146]" office:value-type="float" office:value="1.01391258379989" calcext:value-type="float">
            <text:p>1.0139</text:p>
          </table:table-cell>
          <table:table-cell table:formula="of:=[.B147]+[.D146]" office:value-type="float" office:value="2064221000000000" calcext:value-type="float">
            <text:p>2,064,221,000,000,000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([.$G$2] * ([.A148]-1)^2 + ([.A148]-1) * [.$G$3]) * [.$G$1]) + [.$G$1]" office:value-type="float" office:value="42779000000000" calcext:value-type="float">
            <text:p>42,779,000,000,000</text:p>
          </table:table-cell>
          <table:table-cell table:formula="of:=[.B148]/[.B147]" office:value-type="float" office:value="1.01381647549531" calcext:value-type="float">
            <text:p>1.0138</text:p>
          </table:table-cell>
          <table:table-cell table:formula="of:=[.B148]+[.D147]" office:value-type="float" office:value="2107000000000000" calcext:value-type="float">
            <text:p>2,107,000,000,000,000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([.$G$2] * ([.A149]-1)^2 + ([.A149]-1) * [.$G$3]) * [.$G$1]) + [.$G$1]" office:value-type="float" office:value="43366000000000" calcext:value-type="float">
            <text:p>43,366,000,000,000</text:p>
          </table:table-cell>
          <table:table-cell table:formula="of:=[.B149]/[.B148]" office:value-type="float" office:value="1.01372168587391" calcext:value-type="float">
            <text:p>1.0137</text:p>
          </table:table-cell>
          <table:table-cell table:formula="of:=[.B149]+[.D148]" office:value-type="float" office:value="2150366000000000" calcext:value-type="float">
            <text:p>2,150,366,000,000,00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([.$G$2] * ([.A150]-1)^2 + ([.A150]-1) * [.$G$3]) * [.$G$1]) + [.$G$1]" office:value-type="float" office:value="43957000000000" calcext:value-type="float">
            <text:p>43,957,000,000,000</text:p>
          </table:table-cell>
          <table:table-cell table:formula="of:=[.B150]/[.B149]" office:value-type="float" office:value="1.01362818798137" calcext:value-type="float">
            <text:p>1.0136</text:p>
          </table:table-cell>
          <table:table-cell table:formula="of:=[.B150]+[.D149]" office:value-type="float" office:value="2194323000000000" calcext:value-type="float">
            <text:p>2,194,323,000,000,00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$G$2] * ([.A151]-1)^2 + ([.A151]-1) * [.$G$3]) * [.$G$1]) + [.$G$1]" office:value-type="float" office:value="44552000000000" calcext:value-type="float">
            <text:p>44,552,000,000,000</text:p>
          </table:table-cell>
          <table:table-cell table:formula="of:=[.B151]/[.B150]" office:value-type="float" office:value="1.01353595559297" calcext:value-type="float">
            <text:p>1.0135</text:p>
          </table:table-cell>
          <table:table-cell table:formula="of:=[.B151]+[.D150]" office:value-type="float" office:value="2238875000000000" calcext:value-type="float">
            <text:p>2,238,875,000,000,00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([.$G$2] * ([.A152]-1)^2 + ([.A152]-1) * [.$G$3]) * [.$G$1]) + [.$G$1]" office:value-type="float" office:value="45151000000000" calcext:value-type="float">
            <text:p>45,151,000,000,000</text:p>
          </table:table-cell>
          <table:table-cell table:formula="of:=[.B152]/[.B151]" office:value-type="float" office:value="1.01344496318908" calcext:value-type="float">
            <text:p>1.0134</text:p>
          </table:table-cell>
          <table:table-cell table:formula="of:=[.B152]+[.D151]" office:value-type="float" office:value="2284026000000000" calcext:value-type="float">
            <text:p>2,284,026,000,000,00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([.$G$2] * ([.A153]-1)^2 + ([.A153]-1) * [.$G$3]) * [.$G$1]) + [.$G$1]" office:value-type="float" office:value="45754000000000" calcext:value-type="float">
            <text:p>45,754,000,000,000</text:p>
          </table:table-cell>
          <table:table-cell table:formula="of:=[.B153]/[.B152]" office:value-type="float" office:value="1.01335518593165" calcext:value-type="float">
            <text:p>1.0134</text:p>
          </table:table-cell>
          <table:table-cell table:formula="of:=[.B153]+[.D152]" office:value-type="float" office:value="2329780000000000" calcext:value-type="float">
            <text:p>2,329,780,000,000,000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([.$G$2] * ([.A154]-1)^2 + ([.A154]-1) * [.$G$3]) * [.$G$1]) + [.$G$1]" office:value-type="float" office:value="46361000000000" calcext:value-type="float">
            <text:p>46,361,000,000,000</text:p>
          </table:table-cell>
          <table:table-cell table:formula="of:=[.B154]/[.B153]" office:value-type="float" office:value="1.01326659964156" calcext:value-type="float">
            <text:p>1.0133</text:p>
          </table:table-cell>
          <table:table-cell table:formula="of:=[.B154]+[.D153]" office:value-type="float" office:value="2376141000000000" calcext:value-type="float">
            <text:p>2,376,141,000,000,000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([.$G$2] * ([.A155]-1)^2 + ([.A155]-1) * [.$G$3]) * [.$G$1]) + [.$G$1]" office:value-type="float" office:value="46972000000000" calcext:value-type="float">
            <text:p>46,972,000,000,000</text:p>
          </table:table-cell>
          <table:table-cell table:formula="of:=[.B155]/[.B154]" office:value-type="float" office:value="1.01317918077695" calcext:value-type="float">
            <text:p>1.0132</text:p>
          </table:table-cell>
          <table:table-cell table:formula="of:=[.B155]+[.D154]" office:value-type="float" office:value="2423113000000000" calcext:value-type="float">
            <text:p>2,423,113,000,000,000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([.$G$2] * ([.A156]-1)^2 + ([.A156]-1) * [.$G$3]) * [.$G$1]) + [.$G$1]" office:value-type="float" office:value="47587000000000" calcext:value-type="float">
            <text:p>47,587,000,000,000</text:p>
          </table:table-cell>
          <table:table-cell table:formula="of:=[.B156]/[.B155]" office:value-type="float" office:value="1.01309290641233" calcext:value-type="float">
            <text:p>1.0131</text:p>
          </table:table-cell>
          <table:table-cell table:formula="of:=[.B156]+[.D155]" office:value-type="float" office:value="2470700000000000" calcext:value-type="float">
            <text:p>2,470,700,000,000,000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([.$G$2] * ([.A157]-1)^2 + ([.A157]-1) * [.$G$3]) * [.$G$1]) + [.$G$1]" office:value-type="float" office:value="48206000000000" calcext:value-type="float">
            <text:p>48,206,000,000,000</text:p>
          </table:table-cell>
          <table:table-cell table:formula="of:=[.B157]/[.B156]" office:value-type="float" office:value="1.01300775421859" calcext:value-type="float">
            <text:p>1.0130</text:p>
          </table:table-cell>
          <table:table-cell table:formula="of:=[.B157]+[.D156]" office:value-type="float" office:value="2518906000000000" calcext:value-type="float">
            <text:p>2,518,906,000,000,00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([.$G$2] * ([.A158]-1)^2 + ([.A158]-1) * [.$G$3]) * [.$G$1]) + [.$G$1]" office:value-type="float" office:value="48829000000000" calcext:value-type="float">
            <text:p>48,829,000,000,000</text:p>
          </table:table-cell>
          <table:table-cell table:formula="of:=[.B158]/[.B157]" office:value-type="float" office:value="1.01292370244368" calcext:value-type="float">
            <text:p>1.0129</text:p>
          </table:table-cell>
          <table:table-cell table:formula="of:=[.B158]+[.D157]" office:value-type="float" office:value="2567735000000000" calcext:value-type="float">
            <text:p>2,567,735,000,000,000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([.$G$2] * ([.A159]-1)^2 + ([.A159]-1) * [.$G$3]) * [.$G$1]) + [.$G$1]" office:value-type="float" office:value="49456000000000" calcext:value-type="float">
            <text:p>49,456,000,000,000</text:p>
          </table:table-cell>
          <table:table-cell table:formula="of:=[.B159]/[.B158]" office:value-type="float" office:value="1.01284072989412" calcext:value-type="float">
            <text:p>1.0128</text:p>
          </table:table-cell>
          <table:table-cell table:formula="of:=[.B159]+[.D158]" office:value-type="float" office:value="2617191000000000" calcext:value-type="float">
            <text:p>2,617,191,000,000,000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([.$G$2] * ([.A160]-1)^2 + ([.A160]-1) * [.$G$3]) * [.$G$1]) + [.$G$1]" office:value-type="float" office:value="50087000000000" calcext:value-type="float">
            <text:p>50,087,000,000,000</text:p>
          </table:table-cell>
          <table:table-cell table:formula="of:=[.B160]/[.B159]" office:value-type="float" office:value="1.01275881591718" calcext:value-type="float">
            <text:p>1.0128</text:p>
          </table:table-cell>
          <table:table-cell table:formula="of:=[.B160]+[.D159]" office:value-type="float" office:value="2667278000000000" calcext:value-type="float">
            <text:p>2,667,278,000,000,000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$G$2] * ([.A161]-1)^2 + ([.A161]-1) * [.$G$3]) * [.$G$1]) + [.$G$1]" office:value-type="float" office:value="50722000000000" calcext:value-type="float">
            <text:p>50,722,000,000,000</text:p>
          </table:table-cell>
          <table:table-cell table:formula="of:=[.B161]/[.B160]" office:value-type="float" office:value="1.01267794038373" calcext:value-type="float">
            <text:p>1.0127</text:p>
          </table:table-cell>
          <table:table-cell table:formula="of:=[.B161]+[.D160]" office:value-type="float" office:value="2718000000000000" calcext:value-type="float">
            <text:p>2,718,000,000,000,00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([.$G$2] * ([.A162]-1)^2 + ([.A162]-1) * [.$G$3]) * [.$G$1]) + [.$G$1]" office:value-type="float" office:value="51361000000000" calcext:value-type="float">
            <text:p>51,361,000,000,000</text:p>
          </table:table-cell>
          <table:table-cell table:formula="of:=[.B162]/[.B161]" office:value-type="float" office:value="1.01259808367178" calcext:value-type="float">
            <text:p>1.0126</text:p>
          </table:table-cell>
          <table:table-cell table:formula="of:=[.B162]+[.D161]" office:value-type="float" office:value="2769361000000000" calcext:value-type="float">
            <text:p>2,769,361,000,000,000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([.$G$2] * ([.A163]-1)^2 + ([.A163]-1) * [.$G$3]) * [.$G$1]) + [.$G$1]" office:value-type="float" office:value="52004000000000" calcext:value-type="float">
            <text:p>52,004,000,000,000</text:p>
          </table:table-cell>
          <table:table-cell table:formula="of:=[.B163]/[.B162]" office:value-type="float" office:value="1.01251922665057" calcext:value-type="float">
            <text:p>1.0125</text:p>
          </table:table-cell>
          <table:table-cell table:formula="of:=[.B163]+[.D162]" office:value-type="float" office:value="2821365000000000" calcext:value-type="float">
            <text:p>2,821,365,000,000,000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([.$G$2] * ([.A164]-1)^2 + ([.A164]-1) * [.$G$3]) * [.$G$1]) + [.$G$1]" office:value-type="float" office:value="52651000000000" calcext:value-type="float">
            <text:p>52,651,000,000,000</text:p>
          </table:table-cell>
          <table:table-cell table:formula="of:=[.B164]/[.B163]" office:value-type="float" office:value="1.01244135066533" calcext:value-type="float">
            <text:p>1.0124</text:p>
          </table:table-cell>
          <table:table-cell table:formula="of:=[.B164]+[.D163]" office:value-type="float" office:value="2874016000000000" calcext:value-type="float">
            <text:p>2,874,016,000,000,000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$G$2] * ([.A165]-1)^2 + ([.A165]-1) * [.$G$3]) * [.$G$1]) + [.$G$1]" office:value-type="float" office:value="53302000000000" calcext:value-type="float">
            <text:p>53,302,000,000,000</text:p>
          </table:table-cell>
          <table:table-cell table:formula="of:=[.B165]/[.B164]" office:value-type="float" office:value="1.01236443752255" calcext:value-type="float">
            <text:p>1.0124</text:p>
          </table:table-cell>
          <table:table-cell table:formula="of:=[.B165]+[.D164]" office:value-type="float" office:value="2927318000000000" calcext:value-type="float">
            <text:p>2,927,318,000,000,000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([.$G$2] * ([.A166]-1)^2 + ([.A166]-1) * [.$G$3]) * [.$G$1]) + [.$G$1]" office:value-type="float" office:value="53957000000000" calcext:value-type="float">
            <text:p>53,957,000,000,000</text:p>
          </table:table-cell>
          <table:table-cell table:formula="of:=[.B166]/[.B165]" office:value-type="float" office:value="1.01228846947582" calcext:value-type="float">
            <text:p>1.0123</text:p>
          </table:table-cell>
          <table:table-cell table:formula="of:=[.B166]+[.D165]" office:value-type="float" office:value="2981275000000000" calcext:value-type="float">
            <text:p>2,981,275,000,000,000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([.$G$2] * ([.A167]-1)^2 + ([.A167]-1) * [.$G$3]) * [.$G$1]) + [.$G$1]" office:value-type="float" office:value="54616000000000" calcext:value-type="float">
            <text:p>54,616,000,000,000</text:p>
          </table:table-cell>
          <table:table-cell table:formula="of:=[.B167]/[.B166]" office:value-type="float" office:value="1.01221342921215" calcext:value-type="float">
            <text:p>1.0122</text:p>
          </table:table-cell>
          <table:table-cell table:formula="of:=[.B167]+[.D166]" office:value-type="float" office:value="3035891000000000" calcext:value-type="float">
            <text:p>3,035,891,000,000,000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([.$G$2] * ([.A168]-1)^2 + ([.A168]-1) * [.$G$3]) * [.$G$1]) + [.$G$1]" office:value-type="float" office:value="55279000000000" calcext:value-type="float">
            <text:p>55,279,000,000,000</text:p>
          </table:table-cell>
          <table:table-cell table:formula="of:=[.B168]/[.B167]" office:value-type="float" office:value="1.01213929983888" calcext:value-type="float">
            <text:p>1.0121</text:p>
          </table:table-cell>
          <table:table-cell table:formula="of:=[.B168]+[.D167]" office:value-type="float" office:value="3091170000000000" calcext:value-type="float">
            <text:p>3,091,170,000,000,00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$G$2] * ([.A169]-1)^2 + ([.A169]-1) * [.$G$3]) * [.$G$1]) + [.$G$1]" office:value-type="float" office:value="55946000000000" calcext:value-type="float">
            <text:p>55,946,000,000,000</text:p>
          </table:table-cell>
          <table:table-cell table:formula="of:=[.B169]/[.B168]" office:value-type="float" office:value="1.01206606487093" calcext:value-type="float">
            <text:p>1.0121</text:p>
          </table:table-cell>
          <table:table-cell table:formula="of:=[.B169]+[.D168]" office:value-type="float" office:value="3147116000000000" calcext:value-type="float">
            <text:p>3,147,116,000,000,00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([.$G$2] * ([.A170]-1)^2 + ([.A170]-1) * [.$G$3]) * [.$G$1]) + [.$G$1]" office:value-type="float" office:value="56617000000000" calcext:value-type="float">
            <text:p>56,617,000,000,000</text:p>
          </table:table-cell>
          <table:table-cell table:formula="of:=[.B170]/[.B169]" office:value-type="float" office:value="1.01199370821864" calcext:value-type="float">
            <text:p>1.0120</text:p>
          </table:table-cell>
          <table:table-cell table:formula="of:=[.B170]+[.D169]" office:value-type="float" office:value="3203733000000000" calcext:value-type="float">
            <text:p>3,203,733,000,000,000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$G$2] * ([.A171]-1)^2 + ([.A171]-1) * [.$G$3]) * [.$G$1]) + [.$G$1]" office:value-type="float" office:value="57292000000000" calcext:value-type="float">
            <text:p>57,292,000,000,000</text:p>
          </table:table-cell>
          <table:table-cell table:formula="of:=[.B171]/[.B170]" office:value-type="float" office:value="1.01192221417595" calcext:value-type="float">
            <text:p>1.0119</text:p>
          </table:table-cell>
          <table:table-cell table:formula="of:=[.B171]+[.D170]" office:value-type="float" office:value="3261025000000000" calcext:value-type="float">
            <text:p>3,261,025,000,000,00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([.$G$2] * ([.A172]-1)^2 + ([.A172]-1) * [.$G$3]) * [.$G$1]) + [.$G$1]" office:value-type="float" office:value="57971000000000" calcext:value-type="float">
            <text:p>57,971,000,000,000</text:p>
          </table:table-cell>
          <table:table-cell table:formula="of:=[.B172]/[.B171]" office:value-type="float" office:value="1.01185156740906" calcext:value-type="float">
            <text:p>1.0119</text:p>
          </table:table-cell>
          <table:table-cell table:formula="of:=[.B172]+[.D171]" office:value-type="float" office:value="3318996000000000" calcext:value-type="float">
            <text:p>3,318,996,000,000,000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([.$G$2] * ([.A173]-1)^2 + ([.A173]-1) * [.$G$3]) * [.$G$1]) + [.$G$1]" office:value-type="float" office:value="58654000000000" calcext:value-type="float">
            <text:p>58,654,000,000,000</text:p>
          </table:table-cell>
          <table:table-cell table:formula="of:=[.B173]/[.B172]" office:value-type="float" office:value="1.01178175294544" calcext:value-type="float">
            <text:p>1.0118</text:p>
          </table:table-cell>
          <table:table-cell table:formula="of:=[.B173]+[.D172]" office:value-type="float" office:value="3377650000000000" calcext:value-type="float">
            <text:p>3,377,650,000,000,000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([.$G$2] * ([.A174]-1)^2 + ([.A174]-1) * [.$G$3]) * [.$G$1]) + [.$G$1]" office:value-type="float" office:value="59341000000000" calcext:value-type="float">
            <text:p>59,341,000,000,000</text:p>
          </table:table-cell>
          <table:table-cell table:formula="of:=[.B174]/[.B173]" office:value-type="float" office:value="1.01171275616326" calcext:value-type="float">
            <text:p>1.0117</text:p>
          </table:table-cell>
          <table:table-cell table:formula="of:=[.B174]+[.D173]" office:value-type="float" office:value="3436991000000000" calcext:value-type="float">
            <text:p>3,436,991,000,000,000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([.$G$2] * ([.A175]-1)^2 + ([.A175]-1) * [.$G$3]) * [.$G$1]) + [.$G$1]" office:value-type="float" office:value="60032000000000" calcext:value-type="float">
            <text:p>60,032,000,000,000</text:p>
          </table:table-cell>
          <table:table-cell table:formula="of:=[.B175]/[.B174]" office:value-type="float" office:value="1.01164456278121" calcext:value-type="float">
            <text:p>1.0116</text:p>
          </table:table-cell>
          <table:table-cell table:formula="of:=[.B175]+[.D174]" office:value-type="float" office:value="3497023000000000" calcext:value-type="float">
            <text:p>3,497,023,000,000,00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([.$G$2] * ([.A176]-1)^2 + ([.A176]-1) * [.$G$3]) * [.$G$1]) + [.$G$1]" office:value-type="float" office:value="60727000000000" calcext:value-type="float">
            <text:p>60,727,000,000,000</text:p>
          </table:table-cell>
          <table:table-cell table:formula="of:=[.B176]/[.B175]" office:value-type="float" office:value="1.01157715884861" calcext:value-type="float">
            <text:p>1.0116</text:p>
          </table:table-cell>
          <table:table-cell table:formula="of:=[.B176]+[.D175]" office:value-type="float" office:value="3557750000000000" calcext:value-type="float">
            <text:p>3,557,750,000,000,00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([.$G$2] * ([.A177]-1)^2 + ([.A177]-1) * [.$G$3]) * [.$G$1]) + [.$G$1]" office:value-type="float" office:value="61426000000000" calcext:value-type="float">
            <text:p>61,426,000,000,000</text:p>
          </table:table-cell>
          <table:table-cell table:formula="of:=[.B177]/[.B176]" office:value-type="float" office:value="1.01151053073592" calcext:value-type="float">
            <text:p>1.0115</text:p>
          </table:table-cell>
          <table:table-cell table:formula="of:=[.B177]+[.D176]" office:value-type="float" office:value="3619176000000000" calcext:value-type="float">
            <text:p>3,619,176,000,000,000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([.$G$2] * ([.A178]-1)^2 + ([.A178]-1) * [.$G$3]) * [.$G$1]) + [.$G$1]" office:value-type="float" office:value="62129000000000" calcext:value-type="float">
            <text:p>62,129,000,000,000</text:p>
          </table:table-cell>
          <table:table-cell table:formula="of:=[.B178]/[.B177]" office:value-type="float" office:value="1.01144466512552" calcext:value-type="float">
            <text:p>1.0114</text:p>
          </table:table-cell>
          <table:table-cell table:formula="of:=[.B178]+[.D177]" office:value-type="float" office:value="3681305000000000" calcext:value-type="float">
            <text:p>3,681,305,000,000,000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([.$G$2] * ([.A179]-1)^2 + ([.A179]-1) * [.$G$3]) * [.$G$1]) + [.$G$1]" office:value-type="float" office:value="62836000000000" calcext:value-type="float">
            <text:p>62,836,000,000,000</text:p>
          </table:table-cell>
          <table:table-cell table:formula="of:=[.B179]/[.B178]" office:value-type="float" office:value="1.01137954900288" calcext:value-type="float">
            <text:p>1.0114</text:p>
          </table:table-cell>
          <table:table-cell table:formula="of:=[.B179]+[.D178]" office:value-type="float" office:value="3744141000000000" calcext:value-type="float">
            <text:p>3,744,141,000,000,000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([.$G$2] * ([.A180]-1)^2 + ([.A180]-1) * [.$G$3]) * [.$G$1]) + [.$G$1]" office:value-type="float" office:value="63547000000000" calcext:value-type="float">
            <text:p>63,547,000,000,000</text:p>
          </table:table-cell>
          <table:table-cell table:formula="of:=[.B180]/[.B179]" office:value-type="float" office:value="1.01131516964797" calcext:value-type="float">
            <text:p>1.0113</text:p>
          </table:table-cell>
          <table:table-cell table:formula="of:=[.B180]+[.D179]" office:value-type="float" office:value="3807688000000000" calcext:value-type="float">
            <text:p>3,807,688,000,000,000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$G$2] * ([.A181]-1)^2 + ([.A181]-1) * [.$G$3]) * [.$G$1]) + [.$G$1]" office:value-type="float" office:value="64262000000000" calcext:value-type="float">
            <text:p>64,262,000,000,000</text:p>
          </table:table-cell>
          <table:table-cell table:formula="of:=[.B181]/[.B180]" office:value-type="float" office:value="1.01125151462697" calcext:value-type="float">
            <text:p>1.0113</text:p>
          </table:table-cell>
          <table:table-cell table:formula="of:=[.B181]+[.D180]" office:value-type="float" office:value="3871950000000000" calcext:value-type="float">
            <text:p>3,871,950,000,000,00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([.$G$2] * ([.A182]-1)^2 + ([.A182]-1) * [.$G$3]) * [.$G$1]) + [.$G$1]" office:value-type="float" office:value="64981000000000" calcext:value-type="float">
            <text:p>64,981,000,000,000</text:p>
          </table:table-cell>
          <table:table-cell table:formula="of:=[.B182]/[.B181]" office:value-type="float" office:value="1.01118857178426" calcext:value-type="float">
            <text:p>1.0112</text:p>
          </table:table-cell>
          <table:table-cell table:formula="of:=[.B182]+[.D181]" office:value-type="float" office:value="3936931000000000" calcext:value-type="float">
            <text:p>3,936,931,000,000,000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([.$G$2] * ([.A183]-1)^2 + ([.A183]-1) * [.$G$3]) * [.$G$1]) + [.$G$1]" office:value-type="float" office:value="65704000000000" calcext:value-type="float">
            <text:p>65,704,000,000,000</text:p>
          </table:table-cell>
          <table:table-cell table:formula="of:=[.B183]/[.B182]" office:value-type="float" office:value="1.0111263292347" calcext:value-type="float">
            <text:p>1.0111</text:p>
          </table:table-cell>
          <table:table-cell table:formula="of:=[.B183]+[.D182]" office:value-type="float" office:value="4002635000000000" calcext:value-type="float">
            <text:p>4,002,635,000,000,000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([.$G$2] * ([.A184]-1)^2 + ([.A184]-1) * [.$G$3]) * [.$G$1]) + [.$G$1]" office:value-type="float" office:value="66431000000000" calcext:value-type="float">
            <text:p>66,431,000,000,000</text:p>
          </table:table-cell>
          <table:table-cell table:formula="of:=[.B184]/[.B183]" office:value-type="float" office:value="1.01106477535614" calcext:value-type="float">
            <text:p>1.0111</text:p>
          </table:table-cell>
          <table:table-cell table:formula="of:=[.B184]+[.D183]" office:value-type="float" office:value="4069066000000000" calcext:value-type="float">
            <text:p>4,069,066,000,000,000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([.$G$2] * ([.A185]-1)^2 + ([.A185]-1) * [.$G$3]) * [.$G$1]) + [.$G$1]" office:value-type="float" office:value="67162000000000" calcext:value-type="float">
            <text:p>67,162,000,000,000</text:p>
          </table:table-cell>
          <table:table-cell table:formula="of:=[.B185]/[.B184]" office:value-type="float" office:value="1.0110038987822" calcext:value-type="float">
            <text:p>1.0110</text:p>
          </table:table-cell>
          <table:table-cell table:formula="of:=[.B185]+[.D184]" office:value-type="float" office:value="4136228000000000" calcext:value-type="float">
            <text:p>4,136,228,000,000,00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([.$G$2] * ([.A186]-1)^2 + ([.A186]-1) * [.$G$3]) * [.$G$1]) + [.$G$1]" office:value-type="float" office:value="67897000000000" calcext:value-type="float">
            <text:p>67,897,000,000,000</text:p>
          </table:table-cell>
          <table:table-cell table:formula="of:=[.B186]/[.B185]" office:value-type="float" office:value="1.01094368839522" calcext:value-type="float">
            <text:p>1.0109</text:p>
          </table:table-cell>
          <table:table-cell table:formula="of:=[.B186]+[.D185]" office:value-type="float" office:value="4204125000000000" calcext:value-type="float">
            <text:p>4,204,125,000,000,000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([.$G$2] * ([.A187]-1)^2 + ([.A187]-1) * [.$G$3]) * [.$G$1]) + [.$G$1]" office:value-type="float" office:value="68636000000000" calcext:value-type="float">
            <text:p>68,636,000,000,000</text:p>
          </table:table-cell>
          <table:table-cell table:formula="of:=[.B187]/[.B186]" office:value-type="float" office:value="1.01088413331959" calcext:value-type="float">
            <text:p>1.0109</text:p>
          </table:table-cell>
          <table:table-cell table:formula="of:=[.B187]+[.D186]" office:value-type="float" office:value="4272761000000000" calcext:value-type="float">
            <text:p>4,272,761,000,000,000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([.$G$2] * ([.A188]-1)^2 + ([.A188]-1) * [.$G$3]) * [.$G$1]) + [.$G$1]" office:value-type="float" office:value="69379000000000" calcext:value-type="float">
            <text:p>69,379,000,000,000</text:p>
          </table:table-cell>
          <table:table-cell table:formula="of:=[.B188]/[.B187]" office:value-type="float" office:value="1.01082522291509" calcext:value-type="float">
            <text:p>1.0108</text:p>
          </table:table-cell>
          <table:table-cell table:formula="of:=[.B188]+[.D187]" office:value-type="float" office:value="4342140000000000" calcext:value-type="float">
            <text:p>4,342,140,000,000,00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([.$G$2] * ([.A189]-1)^2 + ([.A189]-1) * [.$G$3]) * [.$G$1]) + [.$G$1]" office:value-type="float" office:value="70126000000000" calcext:value-type="float">
            <text:p>70,126,000,000,000</text:p>
          </table:table-cell>
          <table:table-cell table:formula="of:=[.B189]/[.B188]" office:value-type="float" office:value="1.01076694677064" calcext:value-type="float">
            <text:p>1.0108</text:p>
          </table:table-cell>
          <table:table-cell table:formula="of:=[.B189]+[.D188]" office:value-type="float" office:value="4412266000000000" calcext:value-type="float">
            <text:p>4,412,266,000,000,000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([.$G$2] * ([.A190]-1)^2 + ([.A190]-1) * [.$G$3]) * [.$G$1]) + [.$G$1]" office:value-type="float" office:value="70877000000000" calcext:value-type="float">
            <text:p>70,877,000,000,000</text:p>
          </table:table-cell>
          <table:table-cell table:formula="of:=[.B190]/[.B189]" office:value-type="float" office:value="1.01070929469811" calcext:value-type="float">
            <text:p>1.0107</text:p>
          </table:table-cell>
          <table:table-cell table:formula="of:=[.B190]+[.D189]" office:value-type="float" office:value="4483143000000000" calcext:value-type="float">
            <text:p>4,483,143,000,000,00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$G$2] * ([.A191]-1)^2 + ([.A191]-1) * [.$G$3]) * [.$G$1]) + [.$G$1]" office:value-type="float" office:value="71632000000000" calcext:value-type="float">
            <text:p>71,632,000,000,000</text:p>
          </table:table-cell>
          <table:table-cell table:formula="of:=[.B191]/[.B190]" office:value-type="float" office:value="1.01065225672644" calcext:value-type="float">
            <text:p>1.0107</text:p>
          </table:table-cell>
          <table:table-cell table:formula="of:=[.B191]+[.D190]" office:value-type="float" office:value="4554775000000000" calcext:value-type="float">
            <text:p>4,554,775,000,000,00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([.$G$2] * ([.A192]-1)^2 + ([.A192]-1) * [.$G$3]) * [.$G$1]) + [.$G$1]" office:value-type="float" office:value="72391000000000" calcext:value-type="float">
            <text:p>72,391,000,000,000</text:p>
          </table:table-cell>
          <table:table-cell table:formula="of:=[.B192]/[.B191]" office:value-type="float" office:value="1.01059582309582" calcext:value-type="float">
            <text:p>1.0106</text:p>
          </table:table-cell>
          <table:table-cell table:formula="of:=[.B192]+[.D191]" office:value-type="float" office:value="4627166000000000" calcext:value-type="float">
            <text:p>4,627,166,000,000,000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([.$G$2] * ([.A193]-1)^2 + ([.A193]-1) * [.$G$3]) * [.$G$1]) + [.$G$1]" office:value-type="float" office:value="73154000000000" calcext:value-type="float">
            <text:p>73,154,000,000,000</text:p>
          </table:table-cell>
          <table:table-cell table:formula="of:=[.B193]/[.B192]" office:value-type="float" office:value="1.01053998425219" calcext:value-type="float">
            <text:p>1.0105</text:p>
          </table:table-cell>
          <table:table-cell table:formula="of:=[.B193]+[.D192]" office:value-type="float" office:value="4700320000000000" calcext:value-type="float">
            <text:p>4,700,320,000,000,000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([.$G$2] * ([.A194]-1)^2 + ([.A194]-1) * [.$G$3]) * [.$G$1]) + [.$G$1]" office:value-type="float" office:value="73921000000000" calcext:value-type="float">
            <text:p>73,921,000,000,000</text:p>
          </table:table-cell>
          <table:table-cell table:formula="of:=[.B194]/[.B193]" office:value-type="float" office:value="1.01048473084179" calcext:value-type="float">
            <text:p>1.0105</text:p>
          </table:table-cell>
          <table:table-cell table:formula="of:=[.B194]+[.D193]" office:value-type="float" office:value="4774241000000000" calcext:value-type="float">
            <text:p>4,774,241,000,000,000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([.$G$2] * ([.A195]-1)^2 + ([.A195]-1) * [.$G$3]) * [.$G$1]) + [.$G$1]" office:value-type="float" office:value="74692000000000" calcext:value-type="float">
            <text:p>74,692,000,000,000</text:p>
          </table:table-cell>
          <table:table-cell table:formula="of:=[.B195]/[.B194]" office:value-type="float" office:value="1.01043005370598" calcext:value-type="float">
            <text:p>1.0104</text:p>
          </table:table-cell>
          <table:table-cell table:formula="of:=[.B195]+[.D194]" office:value-type="float" office:value="4848933000000000" calcext:value-type="float">
            <text:p>4,848,933,000,000,000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([.$G$2] * ([.A196]-1)^2 + ([.A196]-1) * [.$G$3]) * [.$G$1]) + [.$G$1]" office:value-type="float" office:value="75467000000000" calcext:value-type="float">
            <text:p>75,467,000,000,000</text:p>
          </table:table-cell>
          <table:table-cell table:formula="of:=[.B196]/[.B195]" office:value-type="float" office:value="1.01037594387618" calcext:value-type="float">
            <text:p>1.0104</text:p>
          </table:table-cell>
          <table:table-cell table:formula="of:=[.B196]+[.D195]" office:value-type="float" office:value="4924400000000000" calcext:value-type="float">
            <text:p>4,924,400,000,000,000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([.$G$2] * ([.A197]-1)^2 + ([.A197]-1) * [.$G$3]) * [.$G$1]) + [.$G$1]" office:value-type="float" office:value="76246000000000" calcext:value-type="float">
            <text:p>76,246,000,000,000</text:p>
          </table:table-cell>
          <table:table-cell table:formula="of:=[.B197]/[.B196]" office:value-type="float" office:value="1.01032239256894" calcext:value-type="float">
            <text:p>1.0103</text:p>
          </table:table-cell>
          <table:table-cell table:formula="of:=[.B197]+[.D196]" office:value-type="float" office:value="5000646000000000" calcext:value-type="float">
            <text:p>5,000,646,000,000,000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([.$G$2] * ([.A198]-1)^2 + ([.A198]-1) * [.$G$3]) * [.$G$1]) + [.$G$1]" office:value-type="float" office:value="77029000000000" calcext:value-type="float">
            <text:p>77,029,000,000,000</text:p>
          </table:table-cell>
          <table:table-cell table:formula="of:=[.B198]/[.B197]" office:value-type="float" office:value="1.01026939118118" calcext:value-type="float">
            <text:p>1.0103</text:p>
          </table:table-cell>
          <table:table-cell table:formula="of:=[.B198]+[.D197]" office:value-type="float" office:value="5077675000000000" calcext:value-type="float">
            <text:p>5,077,675,000,000,000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([.$G$2] * ([.A199]-1)^2 + ([.A199]-1) * [.$G$3]) * [.$G$1]) + [.$G$1]" office:value-type="float" office:value="77816000000000" calcext:value-type="float">
            <text:p>77,816,000,000,000</text:p>
          </table:table-cell>
          <table:table-cell table:formula="of:=[.B199]/[.B198]" office:value-type="float" office:value="1.01021693128562" calcext:value-type="float">
            <text:p>1.0102</text:p>
          </table:table-cell>
          <table:table-cell table:formula="of:=[.B199]+[.D198]" office:value-type="float" office:value="5155491000000000" calcext:value-type="float">
            <text:p>5,155,491,000,000,00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([.$G$2] * ([.A200]-1)^2 + ([.A200]-1) * [.$G$3]) * [.$G$1]) + [.$G$1]" office:value-type="float" office:value="78607000000000" calcext:value-type="float">
            <text:p>78,607,000,000,000</text:p>
          </table:table-cell>
          <table:table-cell table:formula="of:=[.B200]/[.B199]" office:value-type="float" office:value="1.0101650046263" calcext:value-type="float">
            <text:p>1.0102</text:p>
          </table:table-cell>
          <table:table-cell table:formula="of:=[.B200]+[.D199]" office:value-type="float" office:value="5234098000000000" calcext:value-type="float">
            <text:p>5,234,098,000,000,0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$G$2] * ([.A201]-1)^2 + ([.A201]-1) * [.$G$3]) * [.$G$1]) + [.$G$1]" office:value-type="float" office:value="79402000000000" calcext:value-type="float">
            <text:p>79,402,000,000,000</text:p>
          </table:table-cell>
          <table:table-cell table:formula="of:=[.B201]/[.B200]" office:value-type="float" office:value="1.01011360311423" calcext:value-type="float">
            <text:p>1.0101</text:p>
          </table:table-cell>
          <table:table-cell table:formula="of:=[.B201]+[.D200]" office:value-type="float" office:value="5313500000000000" calcext:value-type="float">
            <text:p>5,313,500,000,000,00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([.$G$2] * ([.A202]-1)^2 + ([.A202]-1) * [.$G$3]) * [.$G$1]) + [.$G$1]" office:value-type="float" office:value="80201000000000" calcext:value-type="float">
            <text:p>80,201,000,000,000</text:p>
          </table:table-cell>
          <table:table-cell table:formula="of:=[.B202]/[.B201]" office:value-type="float" office:value="1.0100627188232" calcext:value-type="float">
            <text:p>1.0101</text:p>
          </table:table-cell>
          <table:table-cell table:formula="of:=[.B202]+[.D201]" office:value-type="float" office:value="5393701000000000" calcext:value-type="float">
            <text:p>5,393,701,000,000,000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([.$G$2] * ([.A203]-1)^2 + ([.A203]-1) * [.$G$3]) * [.$G$1]) + [.$G$1]" office:value-type="float" office:value="81004000000000" calcext:value-type="float">
            <text:p>81,004,000,000,000</text:p>
          </table:table-cell>
          <table:table-cell table:formula="of:=[.B203]/[.B202]" office:value-type="float" office:value="1.01001234398574" calcext:value-type="float">
            <text:p>1.0100</text:p>
          </table:table-cell>
          <table:table-cell table:formula="of:=[.B203]+[.D202]" office:value-type="float" office:value="5474705000000000" calcext:value-type="float">
            <text:p>5,474,705,000,000,00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([.$G$2] * ([.A204]-1)^2 + ([.A204]-1) * [.$G$3]) * [.$G$1]) + [.$G$1]" office:value-type="float" office:value="81811000000000" calcext:value-type="float">
            <text:p>81,811,000,000,000</text:p>
          </table:table-cell>
          <table:table-cell table:formula="of:=[.B204]/[.B203]" office:value-type="float" office:value="1.00996247098909" calcext:value-type="float">
            <text:p>1.0100</text:p>
          </table:table-cell>
          <table:table-cell table:formula="of:=[.B204]+[.D203]" office:value-type="float" office:value="5556516000000000" calcext:value-type="float">
            <text:p>5,556,516,000,000,000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([.$G$2] * ([.A205]-1)^2 + ([.A205]-1) * [.$G$3]) * [.$G$1]) + [.$G$1]" office:value-type="float" office:value="82622000000000" calcext:value-type="float">
            <text:p>82,622,000,000,000</text:p>
          </table:table-cell>
          <table:table-cell table:formula="of:=[.B205]/[.B204]" office:value-type="float" office:value="1.00991309237144" calcext:value-type="float">
            <text:p>1.0099</text:p>
          </table:table-cell>
          <table:table-cell table:formula="of:=[.B205]+[.D204]" office:value-type="float" office:value="5639138000000000" calcext:value-type="float">
            <text:p>5,639,138,000,000,000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([.$G$2] * ([.A206]-1)^2 + ([.A206]-1) * [.$G$3]) * [.$G$1]) + [.$G$1]" office:value-type="float" office:value="83437000000000" calcext:value-type="float">
            <text:p>83,437,000,000,000</text:p>
          </table:table-cell>
          <table:table-cell table:formula="of:=[.B206]/[.B205]" office:value-type="float" office:value="1.00986420081818" calcext:value-type="float">
            <text:p>1.0099</text:p>
          </table:table-cell>
          <table:table-cell table:formula="of:=[.B206]+[.D205]" office:value-type="float" office:value="5722575000000000" calcext:value-type="float">
            <text:p>5,722,575,000,000,000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([.$G$2] * ([.A207]-1)^2 + ([.A207]-1) * [.$G$3]) * [.$G$1]) + [.$G$1]" office:value-type="float" office:value="84256000000000" calcext:value-type="float">
            <text:p>84,256,000,000,000</text:p>
          </table:table-cell>
          <table:table-cell table:formula="of:=[.B207]/[.B206]" office:value-type="float" office:value="1.00981578915829" calcext:value-type="float">
            <text:p>1.0098</text:p>
          </table:table-cell>
          <table:table-cell table:formula="of:=[.B207]+[.D206]" office:value-type="float" office:value="5806831000000000" calcext:value-type="float">
            <text:p>5,806,831,000,000,000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([.$G$2] * ([.A208]-1)^2 + ([.A208]-1) * [.$G$3]) * [.$G$1]) + [.$G$1]" office:value-type="float" office:value="85079000000000" calcext:value-type="float">
            <text:p>85,079,000,000,000</text:p>
          </table:table-cell>
          <table:table-cell table:formula="of:=[.B208]/[.B207]" office:value-type="float" office:value="1.00976785036081" calcext:value-type="float">
            <text:p>1.0098</text:p>
          </table:table-cell>
          <table:table-cell table:formula="of:=[.B208]+[.D207]" office:value-type="float" office:value="5891910000000000" calcext:value-type="float">
            <text:p>5,891,910,000,000,000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([.$G$2] * ([.A209]-1)^2 + ([.A209]-1) * [.$G$3]) * [.$G$1]) + [.$G$1]" office:value-type="float" office:value="85906000000000" calcext:value-type="float">
            <text:p>85,906,000,000,000</text:p>
          </table:table-cell>
          <table:table-cell table:formula="of:=[.B209]/[.B208]" office:value-type="float" office:value="1.00972037753147" calcext:value-type="float">
            <text:p>1.0097</text:p>
          </table:table-cell>
          <table:table-cell table:formula="of:=[.B209]+[.D208]" office:value-type="float" office:value="5977816000000000" calcext:value-type="float">
            <text:p>5,977,816,000,000,00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([.$G$2] * ([.A210]-1)^2 + ([.A210]-1) * [.$G$3]) * [.$G$1]) + [.$G$1]" office:value-type="float" office:value="86737000000000" calcext:value-type="float">
            <text:p>86,737,000,000,000</text:p>
          </table:table-cell>
          <table:table-cell table:formula="of:=[.B210]/[.B209]" office:value-type="float" office:value="1.00967336390939" calcext:value-type="float">
            <text:p>1.0097</text:p>
          </table:table-cell>
          <table:table-cell table:formula="of:=[.B210]+[.D209]" office:value-type="float" office:value="6064553000000000" calcext:value-type="float">
            <text:p>6,064,553,000,000,000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$G$2] * ([.A211]-1)^2 + ([.A211]-1) * [.$G$3]) * [.$G$1]) + [.$G$1]" office:value-type="float" office:value="87572000000000" calcext:value-type="float">
            <text:p>87,572,000,000,000</text:p>
          </table:table-cell>
          <table:table-cell table:formula="of:=[.B211]/[.B210]" office:value-type="float" office:value="1.00962680286383" calcext:value-type="float">
            <text:p>1.0096</text:p>
          </table:table-cell>
          <table:table-cell table:formula="of:=[.B211]+[.D210]" office:value-type="float" office:value="6152125000000000" calcext:value-type="float">
            <text:p>6,152,125,000,000,00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([.$G$2] * ([.A212]-1)^2 + ([.A212]-1) * [.$G$3]) * [.$G$1]) + [.$G$1]" office:value-type="float" office:value="88411000000000" calcext:value-type="float">
            <text:p>88,411,000,000,000</text:p>
          </table:table-cell>
          <table:table-cell table:formula="of:=[.B212]/[.B211]" office:value-type="float" office:value="1.00958068789111" calcext:value-type="float">
            <text:p>1.0096</text:p>
          </table:table-cell>
          <table:table-cell table:formula="of:=[.B212]+[.D211]" office:value-type="float" office:value="6240536000000000" calcext:value-type="float">
            <text:p>6,240,536,000,000,000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([.$G$2] * ([.A213]-1)^2 + ([.A213]-1) * [.$G$3]) * [.$G$1]) + [.$G$1]" office:value-type="float" office:value="89254000000000" calcext:value-type="float">
            <text:p>89,254,000,000,000</text:p>
          </table:table-cell>
          <table:table-cell table:formula="of:=[.B213]/[.B212]" office:value-type="float" office:value="1.00953501261155" calcext:value-type="float">
            <text:p>1.0095</text:p>
          </table:table-cell>
          <table:table-cell table:formula="of:=[.B213]+[.D212]" office:value-type="float" office:value="6329790000000000" calcext:value-type="float">
            <text:p>6,329,790,000,000,000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([.$G$2] * ([.A214]-1)^2 + ([.A214]-1) * [.$G$3]) * [.$G$1]) + [.$G$1]" office:value-type="float" office:value="90101000000000" calcext:value-type="float">
            <text:p>90,101,000,000,000</text:p>
          </table:table-cell>
          <table:table-cell table:formula="of:=[.B214]/[.B213]" office:value-type="float" office:value="1.00948977076658" calcext:value-type="float">
            <text:p>1.0095</text:p>
          </table:table-cell>
          <table:table-cell table:formula="of:=[.B214]+[.D213]" office:value-type="float" office:value="6419891000000000" calcext:value-type="float">
            <text:p>6,419,891,000,000,000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([.$G$2] * ([.A215]-1)^2 + ([.A215]-1) * [.$G$3]) * [.$G$1]) + [.$G$1]" office:value-type="float" office:value="90952000000000" calcext:value-type="float">
            <text:p>90,952,000,000,000</text:p>
          </table:table-cell>
          <table:table-cell table:formula="of:=[.B215]/[.B214]" office:value-type="float" office:value="1.0094449562158" calcext:value-type="float">
            <text:p>1.0094</text:p>
          </table:table-cell>
          <table:table-cell table:formula="of:=[.B215]+[.D214]" office:value-type="float" office:value="6510843000000000" calcext:value-type="float">
            <text:p>6,510,843,000,000,000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([.$G$2] * ([.A216]-1)^2 + ([.A216]-1) * [.$G$3]) * [.$G$1]) + [.$G$1]" office:value-type="float" office:value="91807000000000" calcext:value-type="float">
            <text:p>91,807,000,000,000</text:p>
          </table:table-cell>
          <table:table-cell table:formula="of:=[.B216]/[.B215]" office:value-type="float" office:value="1.0094005629343" calcext:value-type="float">
            <text:p>1.0094</text:p>
          </table:table-cell>
          <table:table-cell table:formula="of:=[.B216]+[.D215]" office:value-type="float" office:value="6602650000000000" calcext:value-type="float">
            <text:p>6,602,650,000,000,000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([.$G$2] * ([.A217]-1)^2 + ([.A217]-1) * [.$G$3]) * [.$G$1]) + [.$G$1]" office:value-type="float" office:value="92666000000000" calcext:value-type="float">
            <text:p>92,666,000,000,000</text:p>
          </table:table-cell>
          <table:table-cell table:formula="of:=[.B217]/[.B216]" office:value-type="float" office:value="1.00935658500986" calcext:value-type="float">
            <text:p>1.0094</text:p>
          </table:table-cell>
          <table:table-cell table:formula="of:=[.B217]+[.D216]" office:value-type="float" office:value="6695316000000000" calcext:value-type="float">
            <text:p>6,695,316,000,000,000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([.$G$2] * ([.A218]-1)^2 + ([.A218]-1) * [.$G$3]) * [.$G$1]) + [.$G$1]" office:value-type="float" office:value="93529000000000" calcext:value-type="float">
            <text:p>93,529,000,000,000</text:p>
          </table:table-cell>
          <table:table-cell table:formula="of:=[.B218]/[.B217]" office:value-type="float" office:value="1.00931301664041" calcext:value-type="float">
            <text:p>1.0093</text:p>
          </table:table-cell>
          <table:table-cell table:formula="of:=[.B218]+[.D217]" office:value-type="float" office:value="6788845000000000" calcext:value-type="float">
            <text:p>6,788,845,000,000,000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([.$G$2] * ([.A219]-1)^2 + ([.A219]-1) * [.$G$3]) * [.$G$1]) + [.$G$1]" office:value-type="float" office:value="94396000000000" calcext:value-type="float">
            <text:p>94,396,000,000,000</text:p>
          </table:table-cell>
          <table:table-cell table:formula="of:=[.B219]/[.B218]" office:value-type="float" office:value="1.00926985213142" calcext:value-type="float">
            <text:p>1.0093</text:p>
          </table:table-cell>
          <table:table-cell table:formula="of:=[.B219]+[.D218]" office:value-type="float" office:value="6883241000000000" calcext:value-type="float">
            <text:p>6,883,241,000,000,00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([.$G$2] * ([.A220]-1)^2 + ([.A220]-1) * [.$G$3]) * [.$G$1]) + [.$G$1]" office:value-type="float" office:value="95267000000000" calcext:value-type="float">
            <text:p>95,267,000,000,000</text:p>
          </table:table-cell>
          <table:table-cell table:formula="of:=[.B220]/[.B219]" office:value-type="float" office:value="1.00922708589347" calcext:value-type="float">
            <text:p>1.0092</text:p>
          </table:table-cell>
          <table:table-cell table:formula="of:=[.B220]+[.D219]" office:value-type="float" office:value="6978508000000000" calcext:value-type="float">
            <text:p>6,978,508,000,000,00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$G$2] * ([.A221]-1)^2 + ([.A221]-1) * [.$G$3]) * [.$G$1]) + [.$G$1]" office:value-type="float" office:value="96142000000000" calcext:value-type="float">
            <text:p>96,142,000,000,000</text:p>
          </table:table-cell>
          <table:table-cell table:formula="of:=[.B221]/[.B220]" office:value-type="float" office:value="1.00918471243977" calcext:value-type="float">
            <text:p>1.0092</text:p>
          </table:table-cell>
          <table:table-cell table:formula="of:=[.B221]+[.D220]" office:value-type="float" office:value="7074650000000000" calcext:value-type="float">
            <text:p>7,074,650,000,000,00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([.$G$2] * ([.A222]-1)^2 + ([.A222]-1) * [.$G$3]) * [.$G$1]) + [.$G$1]" office:value-type="float" office:value="97021000000000" calcext:value-type="float">
            <text:p>97,021,000,000,000</text:p>
          </table:table-cell>
          <table:table-cell table:formula="of:=[.B222]/[.B221]" office:value-type="float" office:value="1.00914272638389" calcext:value-type="float">
            <text:p>1.0091</text:p>
          </table:table-cell>
          <table:table-cell table:formula="of:=[.B222]+[.D221]" office:value-type="float" office:value="7171671000000000" calcext:value-type="float">
            <text:p>7,171,671,000,000,000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([.$G$2] * ([.A223]-1)^2 + ([.A223]-1) * [.$G$3]) * [.$G$1]) + [.$G$1]" office:value-type="float" office:value="97904000000000" calcext:value-type="float">
            <text:p>97,904,000,000,000</text:p>
          </table:table-cell>
          <table:table-cell table:formula="of:=[.B223]/[.B222]" office:value-type="float" office:value="1.00910112243741" calcext:value-type="float">
            <text:p>1.0091</text:p>
          </table:table-cell>
          <table:table-cell table:formula="of:=[.B223]+[.D222]" office:value-type="float" office:value="7269575000000000" calcext:value-type="float">
            <text:p>7,269,575,000,000,00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([.$G$2] * ([.A224]-1)^2 + ([.A224]-1) * [.$G$3]) * [.$G$1]) + [.$G$1]" office:value-type="float" office:value="98791000000000" calcext:value-type="float">
            <text:p>98,791,000,000,000</text:p>
          </table:table-cell>
          <table:table-cell table:formula="of:=[.B224]/[.B223]" office:value-type="float" office:value="1.00905989540775" calcext:value-type="float">
            <text:p>1.0091</text:p>
          </table:table-cell>
          <table:table-cell table:formula="of:=[.B224]+[.D223]" office:value-type="float" office:value="7368366000000000" calcext:value-type="float">
            <text:p>7,368,366,000,000,000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([.$G$2] * ([.A225]-1)^2 + ([.A225]-1) * [.$G$3]) * [.$G$1]) + [.$G$1]" office:value-type="float" office:value="99682000000000" calcext:value-type="float">
            <text:p>99,682,000,000,000</text:p>
          </table:table-cell>
          <table:table-cell table:formula="of:=[.B225]/[.B224]" office:value-type="float" office:value="1.00901904019597" calcext:value-type="float">
            <text:p>1.0090</text:p>
          </table:table-cell>
          <table:table-cell table:formula="of:=[.B225]+[.D224]" office:value-type="float" office:value="7468048000000000" calcext:value-type="float">
            <text:p>7,468,048,000,000,00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([.$G$2] * ([.A226]-1)^2 + ([.A226]-1) * [.$G$3]) * [.$G$1]) + [.$G$1]" office:value-type="float" office:value="100577000000000" calcext:value-type="float">
            <text:p>100,577,000,000,000</text:p>
          </table:table-cell>
          <table:table-cell table:formula="of:=[.B226]/[.B225]" office:value-type="float" office:value="1.00897855179471" calcext:value-type="float">
            <text:p>1.0090</text:p>
          </table:table-cell>
          <table:table-cell table:formula="of:=[.B226]+[.D225]" office:value-type="float" office:value="7568625000000000" calcext:value-type="float">
            <text:p>7,568,625,000,000,000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([.$G$2] * ([.A227]-1)^2 + ([.A227]-1) * [.$G$3]) * [.$G$1]) + [.$G$1]" office:value-type="float" office:value="101476000000000" calcext:value-type="float">
            <text:p>101,476,000,000,000</text:p>
          </table:table-cell>
          <table:table-cell table:formula="of:=[.B227]/[.B226]" office:value-type="float" office:value="1.0089384252861" calcext:value-type="float">
            <text:p>1.0089</text:p>
          </table:table-cell>
          <table:table-cell table:formula="of:=[.B227]+[.D226]" office:value-type="float" office:value="7670101000000000" calcext:value-type="float">
            <text:p>7,670,101,000,000,000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([.$G$2] * ([.A228]-1)^2 + ([.A228]-1) * [.$G$3]) * [.$G$1]) + [.$G$1]" office:value-type="float" office:value="102379000000000" calcext:value-type="float">
            <text:p>102,379,000,000,000</text:p>
          </table:table-cell>
          <table:table-cell table:formula="of:=[.B228]/[.B227]" office:value-type="float" office:value="1.0088986558398" calcext:value-type="float">
            <text:p>1.0089</text:p>
          </table:table-cell>
          <table:table-cell table:formula="of:=[.B228]+[.D227]" office:value-type="float" office:value="7772480000000000" calcext:value-type="float">
            <text:p>7,772,480,000,000,000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([.$G$2] * ([.A229]-1)^2 + ([.A229]-1) * [.$G$3]) * [.$G$1]) + [.$G$1]" office:value-type="float" office:value="103286000000000" calcext:value-type="float">
            <text:p>103,286,000,000,000</text:p>
          </table:table-cell>
          <table:table-cell table:formula="of:=[.B229]/[.B228]" office:value-type="float" office:value="1.00885923871106" calcext:value-type="float">
            <text:p>1.0089</text:p>
          </table:table-cell>
          <table:table-cell table:formula="of:=[.B229]+[.D228]" office:value-type="float" office:value="7875766000000000" calcext:value-type="float">
            <text:p>7,875,766,000,000,00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([.$G$2] * ([.A230]-1)^2 + ([.A230]-1) * [.$G$3]) * [.$G$1]) + [.$G$1]" office:value-type="float" office:value="104197000000000" calcext:value-type="float">
            <text:p>104,197,000,000,000</text:p>
          </table:table-cell>
          <table:table-cell table:formula="of:=[.B230]/[.B229]" office:value-type="float" office:value="1.00882016923881" calcext:value-type="float">
            <text:p>1.0088</text:p>
          </table:table-cell>
          <table:table-cell table:formula="of:=[.B230]+[.D229]" office:value-type="float" office:value="7979963000000000" calcext:value-type="float">
            <text:p>7,979,963,000,000,00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([.$G$2] * ([.A231]-1)^2 + ([.A231]-1) * [.$G$3]) * [.$G$1]) + [.$G$1]" office:value-type="float" office:value="105112000000000" calcext:value-type="float">
            <text:p>105,112,000,000,000</text:p>
          </table:table-cell>
          <table:table-cell table:formula="of:=[.B231]/[.B230]" office:value-type="float" office:value="1.00878144284384" calcext:value-type="float">
            <text:p>1.0088</text:p>
          </table:table-cell>
          <table:table-cell table:formula="of:=[.B231]+[.D230]" office:value-type="float" office:value="8085075000000000" calcext:value-type="float">
            <text:p>8,085,075,000,000,000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([.$G$2] * ([.A232]-1)^2 + ([.A232]-1) * [.$G$3]) * [.$G$1]) + [.$G$1]" office:value-type="float" office:value="106031000000000" calcext:value-type="float">
            <text:p>106,031,000,000,000</text:p>
          </table:table-cell>
          <table:table-cell table:formula="of:=[.B232]/[.B231]" office:value-type="float" office:value="1.00874305502702" calcext:value-type="float">
            <text:p>1.0087</text:p>
          </table:table-cell>
          <table:table-cell table:formula="of:=[.B232]+[.D231]" office:value-type="float" office:value="8191106000000000" calcext:value-type="float">
            <text:p>8,191,106,000,000,00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([.$G$2] * ([.A233]-1)^2 + ([.A233]-1) * [.$G$3]) * [.$G$1]) + [.$G$1]" office:value-type="float" office:value="106954000000000" calcext:value-type="float">
            <text:p>106,954,000,000,000</text:p>
          </table:table-cell>
          <table:table-cell table:formula="of:=[.B233]/[.B232]" office:value-type="float" office:value="1.00870500136752" calcext:value-type="float">
            <text:p>1.0087</text:p>
          </table:table-cell>
          <table:table-cell table:formula="of:=[.B233]+[.D232]" office:value-type="float" office:value="8298060000000000" calcext:value-type="float">
            <text:p>8,298,060,000,000,000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([.$G$2] * ([.A234]-1)^2 + ([.A234]-1) * [.$G$3]) * [.$G$1]) + [.$G$1]" office:value-type="float" office:value="107881000000000" calcext:value-type="float">
            <text:p>107,881,000,000,000</text:p>
          </table:table-cell>
          <table:table-cell table:formula="of:=[.B234]/[.B233]" office:value-type="float" office:value="1.00866727752118" calcext:value-type="float">
            <text:p>1.0087</text:p>
          </table:table-cell>
          <table:table-cell table:formula="of:=[.B234]+[.D233]" office:value-type="float" office:value="8405941000000000" calcext:value-type="float">
            <text:p>8,405,941,000,000,000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([.$G$2] * ([.A235]-1)^2 + ([.A235]-1) * [.$G$3]) * [.$G$1]) + [.$G$1]" office:value-type="float" office:value="108812000000000" calcext:value-type="float">
            <text:p>108,812,000,000,000</text:p>
          </table:table-cell>
          <table:table-cell table:formula="of:=[.B235]/[.B234]" office:value-type="float" office:value="1.00862987921877" calcext:value-type="float">
            <text:p>1.0086</text:p>
          </table:table-cell>
          <table:table-cell table:formula="of:=[.B235]+[.D234]" office:value-type="float" office:value="8514753000000000" calcext:value-type="float">
            <text:p>8,514,753,000,000,000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([.$G$2] * ([.A236]-1)^2 + ([.A236]-1) * [.$G$3]) * [.$G$1]) + [.$G$1]" office:value-type="float" office:value="109747000000000" calcext:value-type="float">
            <text:p>109,747,000,000,000</text:p>
          </table:table-cell>
          <table:table-cell table:formula="of:=[.B236]/[.B235]" office:value-type="float" office:value="1.00859280226446" calcext:value-type="float">
            <text:p>1.0086</text:p>
          </table:table-cell>
          <table:table-cell table:formula="of:=[.B236]+[.D235]" office:value-type="float" office:value="8624500000000000" calcext:value-type="float">
            <text:p>8,624,500,000,000,000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([.$G$2] * ([.A237]-1)^2 + ([.A237]-1) * [.$G$3]) * [.$G$1]) + [.$G$1]" office:value-type="float" office:value="110686000000000" calcext:value-type="float">
            <text:p>110,686,000,000,000</text:p>
          </table:table-cell>
          <table:table-cell table:formula="of:=[.B237]/[.B236]" office:value-type="float" office:value="1.00855604253419" calcext:value-type="float">
            <text:p>1.0086</text:p>
          </table:table-cell>
          <table:table-cell table:formula="of:=[.B237]+[.D236]" office:value-type="float" office:value="8735186000000000" calcext:value-type="float">
            <text:p>8,735,186,000,000,000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([.$G$2] * ([.A238]-1)^2 + ([.A238]-1) * [.$G$3]) * [.$G$1]) + [.$G$1]" office:value-type="float" office:value="111629000000000" calcext:value-type="float">
            <text:p>111,629,000,000,000</text:p>
          </table:table-cell>
          <table:table-cell table:formula="of:=[.B238]/[.B237]" office:value-type="float" office:value="1.0085195959742" calcext:value-type="float">
            <text:p>1.0085</text:p>
          </table:table-cell>
          <table:table-cell table:formula="of:=[.B238]+[.D237]" office:value-type="float" office:value="8846815000000000" calcext:value-type="float">
            <text:p>8,846,815,000,000,000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([.$G$2] * ([.A239]-1)^2 + ([.A239]-1) * [.$G$3]) * [.$G$1]) + [.$G$1]" office:value-type="float" office:value="112576000000000" calcext:value-type="float">
            <text:p>112,576,000,000,000</text:p>
          </table:table-cell>
          <table:table-cell table:formula="of:=[.B239]/[.B238]" office:value-type="float" office:value="1.00848345859947" calcext:value-type="float">
            <text:p>1.0085</text:p>
          </table:table-cell>
          <table:table-cell table:formula="of:=[.B239]+[.D238]" office:value-type="float" office:value="8959391000000000" calcext:value-type="float">
            <text:p>8,959,391,000,000,00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([.$G$2] * ([.A240]-1)^2 + ([.A240]-1) * [.$G$3]) * [.$G$1]) + [.$G$1]" office:value-type="float" office:value="113527000000000" calcext:value-type="float">
            <text:p>113,527,000,000,000</text:p>
          </table:table-cell>
          <table:table-cell table:formula="of:=[.B240]/[.B239]" office:value-type="float" office:value="1.00844762649233" calcext:value-type="float">
            <text:p>1.0084</text:p>
          </table:table-cell>
          <table:table-cell table:formula="of:=[.B240]+[.D239]" office:value-type="float" office:value="9.072918E+015" calcext:value-type="float">
            <text:p>9,072,918,000,000,00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([.$G$2] * ([.A241]-1)^2 + ([.A241]-1) * [.$G$3]) * [.$G$1]) + [.$G$1]" office:value-type="float" office:value="114482000000000" calcext:value-type="float">
            <text:p>114,482,000,000,000</text:p>
          </table:table-cell>
          <table:table-cell table:formula="of:=[.B241]/[.B240]" office:value-type="float" office:value="1.008412095801" calcext:value-type="float">
            <text:p>1.0084</text:p>
          </table:table-cell>
          <table:table-cell table:formula="of:=[.B241]+[.D240]" office:value-type="float" office:value="9.1874E+015" calcext:value-type="float">
            <text:p>9,187,400,000,000,000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([.$G$2] * ([.A242]-1)^2 + ([.A242]-1) * [.$G$3]) * [.$G$1]) + [.$G$1]" office:value-type="float" office:value="115441000000000" calcext:value-type="float">
            <text:p>115,441,000,000,000</text:p>
          </table:table-cell>
          <table:table-cell table:formula="of:=[.B242]/[.B241]" office:value-type="float" office:value="1.00837686273825" calcext:value-type="float">
            <text:p>1.0084</text:p>
          </table:table-cell>
          <table:table-cell table:formula="of:=[.B242]+[.D241]" office:value-type="float" office:value="9.302841E+015" calcext:value-type="float">
            <text:p>9,302,841,000,000,000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([.$G$2] * ([.A243]-1)^2 + ([.A243]-1) * [.$G$3]) * [.$G$1]) + [.$G$1]" office:value-type="float" office:value="116404000000000" calcext:value-type="float">
            <text:p>116,404,000,000,000</text:p>
          </table:table-cell>
          <table:table-cell table:formula="of:=[.B243]/[.B242]" office:value-type="float" office:value="1.00834192358001" calcext:value-type="float">
            <text:p>1.0083</text:p>
          </table:table-cell>
          <table:table-cell table:formula="of:=[.B243]+[.D242]" office:value-type="float" office:value="9.419245E+015" calcext:value-type="float">
            <text:p>9,419,245,000,000,000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([.$G$2] * ([.A244]-1)^2 + ([.A244]-1) * [.$G$3]) * [.$G$1]) + [.$G$1]" office:value-type="float" office:value="117371000000000" calcext:value-type="float">
            <text:p>117,371,000,000,000</text:p>
          </table:table-cell>
          <table:table-cell table:formula="of:=[.B244]/[.B243]" office:value-type="float" office:value="1.0083072746641" calcext:value-type="float">
            <text:p>1.0083</text:p>
          </table:table-cell>
          <table:table-cell table:formula="of:=[.B244]+[.D243]" office:value-type="float" office:value="9.536616E+015" calcext:value-type="float">
            <text:p>9,536,616,000,000,00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([.$G$2] * ([.A245]-1)^2 + ([.A245]-1) * [.$G$3]) * [.$G$1]) + [.$G$1]" office:value-type="float" office:value="118342000000000" calcext:value-type="float">
            <text:p>118,342,000,000,000</text:p>
          </table:table-cell>
          <table:table-cell table:formula="of:=[.B245]/[.B244]" office:value-type="float" office:value="1.00827291238892" calcext:value-type="float">
            <text:p>1.0083</text:p>
          </table:table-cell>
          <table:table-cell table:formula="of:=[.B245]+[.D244]" office:value-type="float" office:value="9.654958E+015" calcext:value-type="float">
            <text:p>9,654,958,000,000,000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([.$G$2] * ([.A246]-1)^2 + ([.A246]-1) * [.$G$3]) * [.$G$1]) + [.$G$1]" office:value-type="float" office:value="119317000000000" calcext:value-type="float">
            <text:p>119,317,000,000,000</text:p>
          </table:table-cell>
          <table:table-cell table:formula="of:=[.B246]/[.B245]" office:value-type="float" office:value="1.00823883321222" calcext:value-type="float">
            <text:p>1.0082</text:p>
          </table:table-cell>
          <table:table-cell table:formula="of:=[.B246]+[.D245]" office:value-type="float" office:value="9.774275E+015" calcext:value-type="float">
            <text:p>9,774,275,000,000,000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([.$G$2] * ([.A247]-1)^2 + ([.A247]-1) * [.$G$3]) * [.$G$1]) + [.$G$1]" office:value-type="float" office:value="120296000000000" calcext:value-type="float">
            <text:p>120,296,000,000,000</text:p>
          </table:table-cell>
          <table:table-cell table:formula="of:=[.B247]/[.B246]" office:value-type="float" office:value="1.00820503364986" calcext:value-type="float">
            <text:p>1.0082</text:p>
          </table:table-cell>
          <table:table-cell table:formula="of:=[.B247]+[.D246]" office:value-type="float" office:value="9.894571E+015" calcext:value-type="float">
            <text:p>9,894,571,000,000,00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([.$G$2] * ([.A248]-1)^2 + ([.A248]-1) * [.$G$3]) * [.$G$1]) + [.$G$1]" office:value-type="float" office:value="121279000000000" calcext:value-type="float">
            <text:p>121,279,000,000,000</text:p>
          </table:table-cell>
          <table:table-cell table:formula="of:=[.B248]/[.B247]" office:value-type="float" office:value="1.00817151027466" calcext:value-type="float">
            <text:p>1.0082</text:p>
          </table:table-cell>
          <table:table-cell table:formula="of:=[.B248]+[.D247]" office:value-type="float" office:value="1.001585E+016" calcext:value-type="float">
            <text:p>10,015,850,000,000,00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([.$G$2] * ([.A249]-1)^2 + ([.A249]-1) * [.$G$3]) * [.$G$1]) + [.$G$1]" office:value-type="float" office:value="122266000000000" calcext:value-type="float">
            <text:p>122,266,000,000,000</text:p>
          </table:table-cell>
          <table:table-cell table:formula="of:=[.B249]/[.B248]" office:value-type="float" office:value="1.0081382597152" calcext:value-type="float">
            <text:p>1.0081</text:p>
          </table:table-cell>
          <table:table-cell table:formula="of:=[.B249]+[.D248]" office:value-type="float" office:value="1.0138116E+016" calcext:value-type="float">
            <text:p>10,138,116,000,000,00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([.$G$2] * ([.A250]-1)^2 + ([.A250]-1) * [.$G$3]) * [.$G$1]) + [.$G$1]" office:value-type="float" office:value="123257000000000" calcext:value-type="float">
            <text:p>123,257,000,000,000</text:p>
          </table:table-cell>
          <table:table-cell table:formula="of:=[.B250]/[.B249]" office:value-type="float" office:value="1.00810527865474" calcext:value-type="float">
            <text:p>1.0081</text:p>
          </table:table-cell>
          <table:table-cell table:formula="of:=[.B250]+[.D249]" office:value-type="float" office:value="1.0261373E+016" calcext:value-type="float">
            <text:p>10,261,373,000,000,00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([.$G$2] * ([.A251]-1)^2 + ([.A251]-1) * [.$G$3]) * [.$G$1]) + [.$G$1]" office:value-type="float" office:value="124252000000000" calcext:value-type="float">
            <text:p>124,252,000,000,000</text:p>
          </table:table-cell>
          <table:table-cell table:formula="of:=[.B251]/[.B250]" office:value-type="float" office:value="1.00807256383005" calcext:value-type="float">
            <text:p>1.0081</text:p>
          </table:table-cell>
          <table:table-cell table:formula="of:=[.B251]+[.D250]" office:value-type="float" office:value="1.0385625E+016" calcext:value-type="float">
            <text:p>10,385,625,000,000,00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([.$G$2] * ([.A252]-1)^2 + ([.A252]-1) * [.$G$3]) * [.$G$1]) + [.$G$1]" office:value-type="float" office:value="125251000000000" calcext:value-type="float">
            <text:p>125,251,000,000,000</text:p>
          </table:table-cell>
          <table:table-cell table:formula="of:=[.B252]/[.B251]" office:value-type="float" office:value="1.00804011203039" calcext:value-type="float">
            <text:p>1.0080</text:p>
          </table:table-cell>
          <table:table-cell table:formula="of:=[.B252]+[.D251]" office:value-type="float" office:value="1.0510876E+016" calcext:value-type="float">
            <text:p>10,510,876,000,000,000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([.$G$2] * ([.A253]-1)^2 + ([.A253]-1) * [.$G$3]) * [.$G$1]) + [.$G$1]" office:value-type="float" office:value="126254000000000" calcext:value-type="float">
            <text:p>126,254,000,000,000</text:p>
          </table:table-cell>
          <table:table-cell table:formula="of:=[.B253]/[.B252]" office:value-type="float" office:value="1.00800792009645" calcext:value-type="float">
            <text:p>1.0080</text:p>
          </table:table-cell>
          <table:table-cell table:formula="of:=[.B253]+[.D252]" office:value-type="float" office:value="1.063713E+016" calcext:value-type="float">
            <text:p>10,637,130,000,000,000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([.$G$2] * ([.A254]-1)^2 + ([.A254]-1) * [.$G$3]) * [.$G$1]) + [.$G$1]" office:value-type="float" office:value="127261000000000" calcext:value-type="float">
            <text:p>127,261,000,000,000</text:p>
          </table:table-cell>
          <table:table-cell table:formula="of:=[.B254]/[.B253]" office:value-type="float" office:value="1.00797598491929" calcext:value-type="float">
            <text:p>1.0080</text:p>
          </table:table-cell>
          <table:table-cell table:formula="of:=[.B254]+[.D253]" office:value-type="float" office:value="1.0764391E+016" calcext:value-type="float">
            <text:p>10,764,391,000,000,000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([.$G$2] * ([.A255]-1)^2 + ([.A255]-1) * [.$G$3]) * [.$G$1]) + [.$G$1]" office:value-type="float" office:value="128272000000000" calcext:value-type="float">
            <text:p>128,272,000,000,000</text:p>
          </table:table-cell>
          <table:table-cell table:formula="of:=[.B255]/[.B254]" office:value-type="float" office:value="1.00794430343939" calcext:value-type="float">
            <text:p>1.0079</text:p>
          </table:table-cell>
          <table:table-cell table:formula="of:=[.B255]+[.D254]" office:value-type="float" office:value="1.0892663E+016" calcext:value-type="float">
            <text:p>10,892,663,000,000,00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([.$G$2] * ([.A256]-1)^2 + ([.A256]-1) * [.$G$3]) * [.$G$1]) + [.$G$1]" office:value-type="float" office:value="129287000000000" calcext:value-type="float">
            <text:p>129,287,000,000,000</text:p>
          </table:table-cell>
          <table:table-cell table:formula="of:=[.B256]/[.B255]" office:value-type="float" office:value="1.00791287264563" calcext:value-type="float">
            <text:p>1.0079</text:p>
          </table:table-cell>
          <table:table-cell table:formula="of:=[.B256]+[.D255]" office:value-type="float" office:value="1.102195E+016" calcext:value-type="float">
            <text:p>11,021,950,000,000,00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([.$G$2] * ([.A257]-1)^2 + ([.A257]-1) * [.$G$3]) * [.$G$1]) + [.$G$1]" office:value-type="float" office:value="130306000000000" calcext:value-type="float">
            <text:p>130,306,000,000,000</text:p>
          </table:table-cell>
          <table:table-cell table:formula="of:=[.B257]/[.B256]" office:value-type="float" office:value="1.00788168957436" calcext:value-type="float">
            <text:p>1.0079</text:p>
          </table:table-cell>
          <table:table-cell table:formula="of:=[.B257]+[.D256]" office:value-type="float" office:value="1.1152256E+016" calcext:value-type="float">
            <text:p>11,152,256,000,000,00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([.$G$2] * ([.A258]-1)^2 + ([.A258]-1) * [.$G$3]) * [.$G$1]) + [.$G$1]" office:value-type="float" office:value="131329000000000" calcext:value-type="float">
            <text:p>131,329,000,000,000</text:p>
          </table:table-cell>
          <table:table-cell table:formula="of:=[.B258]/[.B257]" office:value-type="float" office:value="1.00785075130846" calcext:value-type="float">
            <text:p>1.0079</text:p>
          </table:table-cell>
          <table:table-cell table:formula="of:=[.B258]+[.D257]" office:value-type="float" office:value="1.1283585E+016" calcext:value-type="float">
            <text:p>11,283,585,000,000,000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([.$G$2] * ([.A259]-1)^2 + ([.A259]-1) * [.$G$3]) * [.$G$1]) + [.$G$1]" office:value-type="float" office:value="132356000000000" calcext:value-type="float">
            <text:p>132,356,000,000,000</text:p>
          </table:table-cell>
          <table:table-cell table:formula="of:=[.B259]/[.B258]" office:value-type="float" office:value="1.00782005497643" calcext:value-type="float">
            <text:p>1.0078</text:p>
          </table:table-cell>
          <table:table-cell table:formula="of:=[.B259]+[.D258]" office:value-type="float" office:value="1.1415941E+016" calcext:value-type="float">
            <text:p>11,415,941,000,000,000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([.$G$2] * ([.A260]-1)^2 + ([.A260]-1) * [.$G$3]) * [.$G$1]) + [.$G$1]" office:value-type="float" office:value="133387000000000" calcext:value-type="float">
            <text:p>133,387,000,000,000</text:p>
          </table:table-cell>
          <table:table-cell table:formula="of:=[.B260]/[.B259]" office:value-type="float" office:value="1.00778959775152" calcext:value-type="float">
            <text:p>1.0078</text:p>
          </table:table-cell>
          <table:table-cell table:formula="of:=[.B260]+[.D259]" office:value-type="float" office:value="1.1549328E+016" calcext:value-type="float">
            <text:p>11,549,328,000,000,00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([.$G$2] * ([.A261]-1)^2 + ([.A261]-1) * [.$G$3]) * [.$G$1]) + [.$G$1]" office:value-type="float" office:value="134422000000000" calcext:value-type="float">
            <text:p>134,422,000,000,000</text:p>
          </table:table-cell>
          <table:table-cell table:formula="of:=[.B261]/[.B260]" office:value-type="float" office:value="1.00775937685082" calcext:value-type="float">
            <text:p>1.0078</text:p>
          </table:table-cell>
          <table:table-cell table:formula="of:=[.B261]+[.D260]" office:value-type="float" office:value="1.168375E+016" calcext:value-type="float">
            <text:p>11,683,750,000,000,000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([.$G$2] * ([.A262]-1)^2 + ([.A262]-1) * [.$G$3]) * [.$G$1]) + [.$G$1]" office:value-type="float" office:value="135461000000000" calcext:value-type="float">
            <text:p>135,461,000,000,000</text:p>
          </table:table-cell>
          <table:table-cell table:formula="of:=[.B262]/[.B261]" office:value-type="float" office:value="1.00772938953445" calcext:value-type="float">
            <text:p>1.0077</text:p>
          </table:table-cell>
          <table:table-cell table:formula="of:=[.B262]+[.D261]" office:value-type="float" office:value="1.1819211E+016" calcext:value-type="float">
            <text:p>11,819,211,000,000,000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([.$G$2] * ([.A263]-1)^2 + ([.A263]-1) * [.$G$3]) * [.$G$1]) + [.$G$1]" office:value-type="float" office:value="136504000000000" calcext:value-type="float">
            <text:p>136,504,000,000,000</text:p>
          </table:table-cell>
          <table:table-cell table:formula="of:=[.B263]/[.B262]" office:value-type="float" office:value="1.00769963310473" calcext:value-type="float">
            <text:p>1.0077</text:p>
          </table:table-cell>
          <table:table-cell table:formula="of:=[.B263]+[.D262]" office:value-type="float" office:value="1.1955715E+016" calcext:value-type="float">
            <text:p>11,955,715,000,000,000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([.$G$2] * ([.A264]-1)^2 + ([.A264]-1) * [.$G$3]) * [.$G$1]) + [.$G$1]" office:value-type="float" office:value="137551000000000" calcext:value-type="float">
            <text:p>137,551,000,000,000</text:p>
          </table:table-cell>
          <table:table-cell table:formula="of:=[.B264]/[.B263]" office:value-type="float" office:value="1.00767010490535" calcext:value-type="float">
            <text:p>1.0077</text:p>
          </table:table-cell>
          <table:table-cell table:formula="of:=[.B264]+[.D263]" office:value-type="float" office:value="1.2093266E+016" calcext:value-type="float">
            <text:p>12,093,266,000,000,000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([.$G$2] * ([.A265]-1)^2 + ([.A265]-1) * [.$G$3]) * [.$G$1]) + [.$G$1]" office:value-type="float" office:value="138602000000000" calcext:value-type="float">
            <text:p>138,602,000,000,000</text:p>
          </table:table-cell>
          <table:table-cell table:formula="of:=[.B265]/[.B264]" office:value-type="float" office:value="1.00764080232059" calcext:value-type="float">
            <text:p>1.0076</text:p>
          </table:table-cell>
          <table:table-cell table:formula="of:=[.B265]+[.D264]" office:value-type="float" office:value="1.2231868E+016" calcext:value-type="float">
            <text:p>12,231,868,000,000,000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([.$G$2] * ([.A266]-1)^2 + ([.A266]-1) * [.$G$3]) * [.$G$1]) + [.$G$1]" office:value-type="float" office:value="139657000000000" calcext:value-type="float">
            <text:p>139,657,000,000,000</text:p>
          </table:table-cell>
          <table:table-cell table:formula="of:=[.B266]/[.B265]" office:value-type="float" office:value="1.00761172277456" calcext:value-type="float">
            <text:p>1.0076</text:p>
          </table:table-cell>
          <table:table-cell table:formula="of:=[.B266]+[.D265]" office:value-type="float" office:value="1.2371525E+016" calcext:value-type="float">
            <text:p>12,371,525,000,000,000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([.$G$2] * ([.A267]-1)^2 + ([.A267]-1) * [.$G$3]) * [.$G$1]) + [.$G$1]" office:value-type="float" office:value="140716000000000" calcext:value-type="float">
            <text:p>140,716,000,000,000</text:p>
          </table:table-cell>
          <table:table-cell table:formula="of:=[.B267]/[.B266]" office:value-type="float" office:value="1.00758286373043" calcext:value-type="float">
            <text:p>1.0076</text:p>
          </table:table-cell>
          <table:table-cell table:formula="of:=[.B267]+[.D266]" office:value-type="float" office:value="1.2512241E+016" calcext:value-type="float">
            <text:p>12,512,241,000,000,00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([.$G$2] * ([.A268]-1)^2 + ([.A268]-1) * [.$G$3]) * [.$G$1]) + [.$G$1]" office:value-type="float" office:value="141779000000000" calcext:value-type="float">
            <text:p>141,779,000,000,000</text:p>
          </table:table-cell>
          <table:table-cell table:formula="of:=[.B268]/[.B267]" office:value-type="float" office:value="1.00755422268967" calcext:value-type="float">
            <text:p>1.0076</text:p>
          </table:table-cell>
          <table:table-cell table:formula="of:=[.B268]+[.D267]" office:value-type="float" office:value="1.265402E+016" calcext:value-type="float">
            <text:p>12,654,020,000,000,000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([.$G$2] * ([.A269]-1)^2 + ([.A269]-1) * [.$G$3]) * [.$G$1]) + [.$G$1]" office:value-type="float" office:value="142846000000000" calcext:value-type="float">
            <text:p>142,846,000,000,000</text:p>
          </table:table-cell>
          <table:table-cell table:formula="of:=[.B269]/[.B268]" office:value-type="float" office:value="1.0075257971914" calcext:value-type="float">
            <text:p>1.0075</text:p>
          </table:table-cell>
          <table:table-cell table:formula="of:=[.B269]+[.D268]" office:value-type="float" office:value="1.2796866E+016" calcext:value-type="float">
            <text:p>12,796,866,000,000,000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([.$G$2] * ([.A270]-1)^2 + ([.A270]-1) * [.$G$3]) * [.$G$1]) + [.$G$1]" office:value-type="float" office:value="143917000000000" calcext:value-type="float">
            <text:p>143,917,000,000,000</text:p>
          </table:table-cell>
          <table:table-cell table:formula="of:=[.B270]/[.B269]" office:value-type="float" office:value="1.00749758481162" calcext:value-type="float">
            <text:p>1.0075</text:p>
          </table:table-cell>
          <table:table-cell table:formula="of:=[.B270]+[.D269]" office:value-type="float" office:value="1.2940783E+016" calcext:value-type="float">
            <text:p>12,940,783,000,000,00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([.$G$2] * ([.A271]-1)^2 + ([.A271]-1) * [.$G$3]) * [.$G$1]) + [.$G$1]" office:value-type="float" office:value="144992000000000" calcext:value-type="float">
            <text:p>144,992,000,000,000</text:p>
          </table:table-cell>
          <table:table-cell table:formula="of:=[.B271]/[.B270]" office:value-type="float" office:value="1.00746958316252" calcext:value-type="float">
            <text:p>1.0075</text:p>
          </table:table-cell>
          <table:table-cell table:formula="of:=[.B271]+[.D270]" office:value-type="float" office:value="1.3085775E+016" calcext:value-type="float">
            <text:p>13,085,775,000,000,000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([.$G$2] * ([.A272]-1)^2 + ([.A272]-1) * [.$G$3]) * [.$G$1]) + [.$G$1]" office:value-type="float" office:value="146071000000000" calcext:value-type="float">
            <text:p>146,071,000,000,000</text:p>
          </table:table-cell>
          <table:table-cell table:formula="of:=[.B272]/[.B271]" office:value-type="float" office:value="1.00744178989186" calcext:value-type="float">
            <text:p>1.0074</text:p>
          </table:table-cell>
          <table:table-cell table:formula="of:=[.B272]+[.D271]" office:value-type="float" office:value="1.3231846E+016" calcext:value-type="float">
            <text:p>13,231,846,000,000,000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([.$G$2] * ([.A273]-1)^2 + ([.A273]-1) * [.$G$3]) * [.$G$1]) + [.$G$1]" office:value-type="float" office:value="147154000000000" calcext:value-type="float">
            <text:p>147,154,000,000,000</text:p>
          </table:table-cell>
          <table:table-cell table:formula="of:=[.B273]/[.B272]" office:value-type="float" office:value="1.00741420268226" calcext:value-type="float">
            <text:p>1.0074</text:p>
          </table:table-cell>
          <table:table-cell table:formula="of:=[.B273]+[.D272]" office:value-type="float" office:value="1.3379E+016" calcext:value-type="float">
            <text:p>13,379,000,000,000,000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([.$G$2] * ([.A274]-1)^2 + ([.A274]-1) * [.$G$3]) * [.$G$1]) + [.$G$1]" office:value-type="float" office:value="148241000000000" calcext:value-type="float">
            <text:p>148,241,000,000,000</text:p>
          </table:table-cell>
          <table:table-cell table:formula="of:=[.B274]/[.B273]" office:value-type="float" office:value="1.00738681925058" calcext:value-type="float">
            <text:p>1.0074</text:p>
          </table:table-cell>
          <table:table-cell table:formula="of:=[.B274]+[.D273]" office:value-type="float" office:value="1.3527241E+016" calcext:value-type="float">
            <text:p>13,527,241,000,000,000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([.$G$2] * ([.A275]-1)^2 + ([.A275]-1) * [.$G$3]) * [.$G$1]) + [.$G$1]" office:value-type="float" office:value="149332000000000" calcext:value-type="float">
            <text:p>149,332,000,000,000</text:p>
          </table:table-cell>
          <table:table-cell table:formula="of:=[.B275]/[.B274]" office:value-type="float" office:value="1.00735963734729" calcext:value-type="float">
            <text:p>1.0074</text:p>
          </table:table-cell>
          <table:table-cell table:formula="of:=[.B275]+[.D274]" office:value-type="float" office:value="1.3676573E+016" calcext:value-type="float">
            <text:p>13,676,573,000,000,000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([.$G$2] * ([.A276]-1)^2 + ([.A276]-1) * [.$G$3]) * [.$G$1]) + [.$G$1]" office:value-type="float" office:value="150427000000000" calcext:value-type="float">
            <text:p>150,427,000,000,000</text:p>
          </table:table-cell>
          <table:table-cell table:formula="of:=[.B276]/[.B275]" office:value-type="float" office:value="1.00733265475585" calcext:value-type="float">
            <text:p>1.0073</text:p>
          </table:table-cell>
          <table:table-cell table:formula="of:=[.B276]+[.D275]" office:value-type="float" office:value="1.3827E+016" calcext:value-type="float">
            <text:p>13,827,000,000,000,000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([.$G$2] * ([.A277]-1)^2 + ([.A277]-1) * [.$G$3]) * [.$G$1]) + [.$G$1]" office:value-type="float" office:value="151526000000000" calcext:value-type="float">
            <text:p>151,526,000,000,000</text:p>
          </table:table-cell>
          <table:table-cell table:formula="of:=[.B277]/[.B276]" office:value-type="float" office:value="1.00730586929208" calcext:value-type="float">
            <text:p>1.0073</text:p>
          </table:table-cell>
          <table:table-cell table:formula="of:=[.B277]+[.D276]" office:value-type="float" office:value="1.3978526E+016" calcext:value-type="float">
            <text:p>13,978,526,000,000,000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([.$G$2] * ([.A278]-1)^2 + ([.A278]-1) * [.$G$3]) * [.$G$1]) + [.$G$1]" office:value-type="float" office:value="152629000000000" calcext:value-type="float">
            <text:p>152,629,000,000,000</text:p>
          </table:table-cell>
          <table:table-cell table:formula="of:=[.B278]/[.B277]" office:value-type="float" office:value="1.00727927880364" calcext:value-type="float">
            <text:p>1.0073</text:p>
          </table:table-cell>
          <table:table-cell table:formula="of:=[.B278]+[.D277]" office:value-type="float" office:value="1.4131155E+016" calcext:value-type="float">
            <text:p>14,131,155,000,000,000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([.$G$2] * ([.A279]-1)^2 + ([.A279]-1) * [.$G$3]) * [.$G$1]) + [.$G$1]" office:value-type="float" office:value="153736000000000" calcext:value-type="float">
            <text:p>153,736,000,000,000</text:p>
          </table:table-cell>
          <table:table-cell table:formula="of:=[.B279]/[.B278]" office:value-type="float" office:value="1.00725288116937" calcext:value-type="float">
            <text:p>1.0073</text:p>
          </table:table-cell>
          <table:table-cell table:formula="of:=[.B279]+[.D278]" office:value-type="float" office:value="1.4284891E+016" calcext:value-type="float">
            <text:p>14,284,891,000,000,000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([.$G$2] * ([.A280]-1)^2 + ([.A280]-1) * [.$G$3]) * [.$G$1]) + [.$G$1]" office:value-type="float" office:value="154847000000000" calcext:value-type="float">
            <text:p>154,847,000,000,000</text:p>
          </table:table-cell>
          <table:table-cell table:formula="of:=[.B280]/[.B279]" office:value-type="float" office:value="1.0072266742988" calcext:value-type="float">
            <text:p>1.0072</text:p>
          </table:table-cell>
          <table:table-cell table:formula="of:=[.B280]+[.D279]" office:value-type="float" office:value="1.4439738E+016" calcext:value-type="float">
            <text:p>14,439,738,000,000,000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([.$G$2] * ([.A281]-1)^2 + ([.A281]-1) * [.$G$3]) * [.$G$1]) + [.$G$1]" office:value-type="float" office:value="155962000000000" calcext:value-type="float">
            <text:p>155,962,000,000,000</text:p>
          </table:table-cell>
          <table:table-cell table:formula="of:=[.B281]/[.B280]" office:value-type="float" office:value="1.00720065613154" calcext:value-type="float">
            <text:p>1.0072</text:p>
          </table:table-cell>
          <table:table-cell table:formula="of:=[.B281]+[.D280]" office:value-type="float" office:value="1.45957E+016" calcext:value-type="float">
            <text:p>14,595,700,000,000,00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([.$G$2] * ([.A282]-1)^2 + ([.A282]-1) * [.$G$3]) * [.$G$1]) + [.$G$1]" office:value-type="float" office:value="157081000000000" calcext:value-type="float">
            <text:p>157,081,000,000,000</text:p>
          </table:table-cell>
          <table:table-cell table:formula="of:=[.B282]/[.B281]" office:value-type="float" office:value="1.00717482463677" calcext:value-type="float">
            <text:p>1.0072</text:p>
          </table:table-cell>
          <table:table-cell table:formula="of:=[.B282]+[.D281]" office:value-type="float" office:value="1.4752781E+016" calcext:value-type="float">
            <text:p>14,752,781,000,000,00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([.$G$2] * ([.A283]-1)^2 + ([.A283]-1) * [.$G$3]) * [.$G$1]) + [.$G$1]" office:value-type="float" office:value="158204000000000" calcext:value-type="float">
            <text:p>158,204,000,000,000</text:p>
          </table:table-cell>
          <table:table-cell table:formula="of:=[.B283]/[.B282]" office:value-type="float" office:value="1.00714917781272" calcext:value-type="float">
            <text:p>1.0071</text:p>
          </table:table-cell>
          <table:table-cell table:formula="of:=[.B283]+[.D282]" office:value-type="float" office:value="1.4910985E+016" calcext:value-type="float">
            <text:p>14,910,985,000,000,000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([.$G$2] * ([.A284]-1)^2 + ([.A284]-1) * [.$G$3]) * [.$G$1]) + [.$G$1]" office:value-type="float" office:value="159331000000000" calcext:value-type="float">
            <text:p>159,331,000,000,000</text:p>
          </table:table-cell>
          <table:table-cell table:formula="of:=[.B284]/[.B283]" office:value-type="float" office:value="1.00712371368613" calcext:value-type="float">
            <text:p>1.0071</text:p>
          </table:table-cell>
          <table:table-cell table:formula="of:=[.B284]+[.D283]" office:value-type="float" office:value="1.5070316E+016" calcext:value-type="float">
            <text:p>15,070,316,000,000,000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([.$G$2] * ([.A285]-1)^2 + ([.A285]-1) * [.$G$3]) * [.$G$1]) + [.$G$1]" office:value-type="float" office:value="160462000000000" calcext:value-type="float">
            <text:p>160,462,000,000,000</text:p>
          </table:table-cell>
          <table:table-cell table:formula="of:=[.B285]/[.B284]" office:value-type="float" office:value="1.00709843031174" calcext:value-type="float">
            <text:p>1.0071</text:p>
          </table:table-cell>
          <table:table-cell table:formula="of:=[.B285]+[.D284]" office:value-type="float" office:value="1.5230778E+016" calcext:value-type="float">
            <text:p>15,230,778,000,000,000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([.$G$2] * ([.A286]-1)^2 + ([.A286]-1) * [.$G$3]) * [.$G$1]) + [.$G$1]" office:value-type="float" office:value="161597000000000" calcext:value-type="float">
            <text:p>161,597,000,000,000</text:p>
          </table:table-cell>
          <table:table-cell table:formula="of:=[.B286]/[.B285]" office:value-type="float" office:value="1.00707332577183" calcext:value-type="float">
            <text:p>1.0071</text:p>
          </table:table-cell>
          <table:table-cell table:formula="of:=[.B286]+[.D285]" office:value-type="float" office:value="1.5392375E+016" calcext:value-type="float">
            <text:p>15,392,375,000,000,000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([.$G$2] * ([.A287]-1)^2 + ([.A287]-1) * [.$G$3]) * [.$G$1]) + [.$G$1]" office:value-type="float" office:value="162736000000000" calcext:value-type="float">
            <text:p>162,736,000,000,000</text:p>
          </table:table-cell>
          <table:table-cell table:formula="of:=[.B287]/[.B286]" office:value-type="float" office:value="1.00704839817571" calcext:value-type="float">
            <text:p>1.0070</text:p>
          </table:table-cell>
          <table:table-cell table:formula="of:=[.B287]+[.D286]" office:value-type="float" office:value="1.5555111E+016" calcext:value-type="float">
            <text:p>15,555,111,000,000,000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([.$G$2] * ([.A288]-1)^2 + ([.A288]-1) * [.$G$3]) * [.$G$1]) + [.$G$1]" office:value-type="float" office:value="163879000000000" calcext:value-type="float">
            <text:p>163,879,000,000,000</text:p>
          </table:table-cell>
          <table:table-cell table:formula="of:=[.B288]/[.B287]" office:value-type="float" office:value="1.00702364565923" calcext:value-type="float">
            <text:p>1.0070</text:p>
          </table:table-cell>
          <table:table-cell table:formula="of:=[.B288]+[.D287]" office:value-type="float" office:value="1.571899E+016" calcext:value-type="float">
            <text:p>15,718,990,000,000,000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([.$G$2] * ([.A289]-1)^2 + ([.A289]-1) * [.$G$3]) * [.$G$1]) + [.$G$1]" office:value-type="float" office:value="165026000000000" calcext:value-type="float">
            <text:p>165,026,000,000,000</text:p>
          </table:table-cell>
          <table:table-cell table:formula="of:=[.B289]/[.B288]" office:value-type="float" office:value="1.00699906638434" calcext:value-type="float">
            <text:p>1.0070</text:p>
          </table:table-cell>
          <table:table-cell table:formula="of:=[.B289]+[.D288]" office:value-type="float" office:value="1.5884016E+016" calcext:value-type="float">
            <text:p>15,884,016,000,000,000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([.$G$2] * ([.A290]-1)^2 + ([.A290]-1) * [.$G$3]) * [.$G$1]) + [.$G$1]" office:value-type="float" office:value="166177000000000" calcext:value-type="float">
            <text:p>166,177,000,000,000</text:p>
          </table:table-cell>
          <table:table-cell table:formula="of:=[.B290]/[.B289]" office:value-type="float" office:value="1.00697465853865" calcext:value-type="float">
            <text:p>1.0070</text:p>
          </table:table-cell>
          <table:table-cell table:formula="of:=[.B290]+[.D289]" office:value-type="float" office:value="1.6050193E+016" calcext:value-type="float">
            <text:p>16,050,193,000,000,000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([.$G$2] * ([.A291]-1)^2 + ([.A291]-1) * [.$G$3]) * [.$G$1]) + [.$G$1]" office:value-type="float" office:value="167332000000000" calcext:value-type="float">
            <text:p>167,332,000,000,000</text:p>
          </table:table-cell>
          <table:table-cell table:formula="of:=[.B291]/[.B290]" office:value-type="float" office:value="1.00695042033494" calcext:value-type="float">
            <text:p>1.0070</text:p>
          </table:table-cell>
          <table:table-cell table:formula="of:=[.B291]+[.D290]" office:value-type="float" office:value="1.6217525E+016" calcext:value-type="float">
            <text:p>16,217,525,000,000,00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([.$G$2] * ([.A292]-1)^2 + ([.A292]-1) * [.$G$3]) * [.$G$1]) + [.$G$1]" office:value-type="float" office:value="168491000000000" calcext:value-type="float">
            <text:p>168,491,000,000,000</text:p>
          </table:table-cell>
          <table:table-cell table:formula="of:=[.B292]/[.B291]" office:value-type="float" office:value="1.00692635001076" calcext:value-type="float">
            <text:p>1.0069</text:p>
          </table:table-cell>
          <table:table-cell table:formula="of:=[.B292]+[.D291]" office:value-type="float" office:value="1.6386016E+016" calcext:value-type="float">
            <text:p>16,386,016,000,000,000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([.$G$2] * ([.A293]-1)^2 + ([.A293]-1) * [.$G$3]) * [.$G$1]) + [.$G$1]" office:value-type="float" office:value="169654000000000" calcext:value-type="float">
            <text:p>169,654,000,000,000</text:p>
          </table:table-cell>
          <table:table-cell table:formula="of:=[.B293]/[.B292]" office:value-type="float" office:value="1.00690244582797" calcext:value-type="float">
            <text:p>1.0069</text:p>
          </table:table-cell>
          <table:table-cell table:formula="of:=[.B293]+[.D292]" office:value-type="float" office:value="1.655567E+016" calcext:value-type="float">
            <text:p>16,555,670,000,000,000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([.$G$2] * ([.A294]-1)^2 + ([.A294]-1) * [.$G$3]) * [.$G$1]) + [.$G$1]" office:value-type="float" office:value="170821000000000" calcext:value-type="float">
            <text:p>170,821,000,000,000</text:p>
          </table:table-cell>
          <table:table-cell table:formula="of:=[.B294]/[.B293]" office:value-type="float" office:value="1.00687870607236" calcext:value-type="float">
            <text:p>1.0069</text:p>
          </table:table-cell>
          <table:table-cell table:formula="of:=[.B294]+[.D293]" office:value-type="float" office:value="1.6726491E+016" calcext:value-type="float">
            <text:p>16,726,491,000,000,000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([.$G$2] * ([.A295]-1)^2 + ([.A295]-1) * [.$G$3]) * [.$G$1]) + [.$G$1]" office:value-type="float" office:value="171992000000000" calcext:value-type="float">
            <text:p>171,992,000,000,000</text:p>
          </table:table-cell>
          <table:table-cell table:formula="of:=[.B295]/[.B294]" office:value-type="float" office:value="1.00685512905322" calcext:value-type="float">
            <text:p>1.0069</text:p>
          </table:table-cell>
          <table:table-cell table:formula="of:=[.B295]+[.D294]" office:value-type="float" office:value="1.6898483E+016" calcext:value-type="float">
            <text:p>16,898,483,000,000,000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([.$G$2] * ([.A296]-1)^2 + ([.A296]-1) * [.$G$3]) * [.$G$1]) + [.$G$1]" office:value-type="float" office:value="173167000000000" calcext:value-type="float">
            <text:p>173,167,000,000,000</text:p>
          </table:table-cell>
          <table:table-cell table:formula="of:=[.B296]/[.B295]" office:value-type="float" office:value="1.00683171310294" calcext:value-type="float">
            <text:p>1.0068</text:p>
          </table:table-cell>
          <table:table-cell table:formula="of:=[.B296]+[.D295]" office:value-type="float" office:value="1.707165E+016" calcext:value-type="float">
            <text:p>17,071,650,000,000,000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([.$G$2] * ([.A297]-1)^2 + ([.A297]-1) * [.$G$3]) * [.$G$1]) + [.$G$1]" office:value-type="float" office:value="174346000000000" calcext:value-type="float">
            <text:p>174,346,000,000,000</text:p>
          </table:table-cell>
          <table:table-cell table:formula="of:=[.B297]/[.B296]" office:value-type="float" office:value="1.0068084565766" calcext:value-type="float">
            <text:p>1.0068</text:p>
          </table:table-cell>
          <table:table-cell table:formula="of:=[.B297]+[.D296]" office:value-type="float" office:value="1.7245996E+016" calcext:value-type="float">
            <text:p>17,245,996,000,000,00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([.$G$2] * ([.A298]-1)^2 + ([.A298]-1) * [.$G$3]) * [.$G$1]) + [.$G$1]" office:value-type="float" office:value="175529000000000" calcext:value-type="float">
            <text:p>175,529,000,000,000</text:p>
          </table:table-cell>
          <table:table-cell table:formula="of:=[.B298]/[.B297]" office:value-type="float" office:value="1.00678535785163" calcext:value-type="float">
            <text:p>1.0068</text:p>
          </table:table-cell>
          <table:table-cell table:formula="of:=[.B298]+[.D297]" office:value-type="float" office:value="1.7421525E+016" calcext:value-type="float">
            <text:p>17,421,525,000,000,00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([.$G$2] * ([.A299]-1)^2 + ([.A299]-1) * [.$G$3]) * [.$G$1]) + [.$G$1]" office:value-type="float" office:value="176716000000000" calcext:value-type="float">
            <text:p>176,716,000,000,000</text:p>
          </table:table-cell>
          <table:table-cell table:formula="of:=[.B299]/[.B298]" office:value-type="float" office:value="1.00676241532738" calcext:value-type="float">
            <text:p>1.0068</text:p>
          </table:table-cell>
          <table:table-cell table:formula="of:=[.B299]+[.D298]" office:value-type="float" office:value="1.7598241E+016" calcext:value-type="float">
            <text:p>17,598,241,000,000,000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([.$G$2] * ([.A300]-1)^2 + ([.A300]-1) * [.$G$3]) * [.$G$1]) + [.$G$1]" office:value-type="float" office:value="177907000000000" calcext:value-type="float">
            <text:p>177,907,000,000,000</text:p>
          </table:table-cell>
          <table:table-cell table:formula="of:=[.B300]/[.B299]" office:value-type="float" office:value="1.00673962742479" calcext:value-type="float">
            <text:p>1.0067</text:p>
          </table:table-cell>
          <table:table-cell table:formula="of:=[.B300]+[.D299]" office:value-type="float" office:value="1.7776148E+016" calcext:value-type="float">
            <text:p>17,776,148,000,000,0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([.$G$2] * ([.A301]-1)^2 + ([.A301]-1) * [.$G$3]) * [.$G$1]) + [.$G$1]" office:value-type="float" office:value="179102000000000" calcext:value-type="float">
            <text:p>179,102,000,000,000</text:p>
          </table:table-cell>
          <table:table-cell table:formula="of:=[.B301]/[.B300]" office:value-type="float" office:value="1.00671699258601" calcext:value-type="float">
            <text:p>1.0067</text:p>
          </table:table-cell>
          <table:table-cell table:formula="of:=[.B301]+[.D300]" office:value-type="float" office:value="1.795525E+016" calcext:value-type="float">
            <text:p>17,955,250,000,000,00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([.$G$2] * ([.A302]-1)^2 + ([.A302]-1) * [.$G$3]) * [.$G$1]) + [.$G$1]" office:value-type="float" office:value="180301000000000" calcext:value-type="float">
            <text:p>180,301,000,000,000</text:p>
          </table:table-cell>
          <table:table-cell table:formula="of:=[.B302]/[.B301]" office:value-type="float" office:value="1.00669450927405" calcext:value-type="float">
            <text:p>1.0067</text:p>
          </table:table-cell>
          <table:table-cell table:formula="of:=[.B302]+[.D301]" office:value-type="float" office:value="1.8135551E+016" calcext:value-type="float">
            <text:p>18,135,551,000,000,00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([.$G$2] * ([.A303]-1)^2 + ([.A303]-1) * [.$G$3]) * [.$G$1]) + [.$G$1]" office:value-type="float" office:value="181504000000000" calcext:value-type="float">
            <text:p>181,504,000,000,000</text:p>
          </table:table-cell>
          <table:table-cell table:formula="of:=[.B303]/[.B302]" office:value-type="float" office:value="1.0066721759724" calcext:value-type="float">
            <text:p>1.0067</text:p>
          </table:table-cell>
          <table:table-cell table:formula="of:=[.B303]+[.D302]" office:value-type="float" office:value="1.8317055E+016" calcext:value-type="float">
            <text:p>18,317,055,000,000,00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([.$G$2] * ([.A304]-1)^2 + ([.A304]-1) * [.$G$3]) * [.$G$1]) + [.$G$1]" office:value-type="float" office:value="182711000000000" calcext:value-type="float">
            <text:p>182,711,000,000,000</text:p>
          </table:table-cell>
          <table:table-cell table:formula="of:=[.B304]/[.B303]" office:value-type="float" office:value="1.00664999118477" calcext:value-type="float">
            <text:p>1.0066</text:p>
          </table:table-cell>
          <table:table-cell table:formula="of:=[.B304]+[.D303]" office:value-type="float" office:value="1.8499766E+016" calcext:value-type="float">
            <text:p>18,499,766,000,000,000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([.$G$2] * ([.A305]-1)^2 + ([.A305]-1) * [.$G$3]) * [.$G$1]) + [.$G$1]" office:value-type="float" office:value="183922000000000" calcext:value-type="float">
            <text:p>183,922,000,000,000</text:p>
          </table:table-cell>
          <table:table-cell table:formula="of:=[.B305]/[.B304]" office:value-type="float" office:value="1.00662795343466" calcext:value-type="float">
            <text:p>1.0066</text:p>
          </table:table-cell>
          <table:table-cell table:formula="of:=[.B305]+[.D304]" office:value-type="float" office:value="1.8683688E+016" calcext:value-type="float">
            <text:p>18,683,688,000,000,000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([.$G$2] * ([.A306]-1)^2 + ([.A306]-1) * [.$G$3]) * [.$G$1]) + [.$G$1]" office:value-type="float" office:value="185137000000000" calcext:value-type="float">
            <text:p>185,137,000,000,000</text:p>
          </table:table-cell>
          <table:table-cell table:formula="of:=[.B306]/[.B305]" office:value-type="float" office:value="1.0066060612651" calcext:value-type="float">
            <text:p>1.0066</text:p>
          </table:table-cell>
          <table:table-cell table:formula="of:=[.B306]+[.D305]" office:value-type="float" office:value="1.8868825E+016" calcext:value-type="float">
            <text:p>18,868,825,000,000,00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([.$G$2] * ([.A307]-1)^2 + ([.A307]-1) * [.$G$3]) * [.$G$1]) + [.$G$1]" office:value-type="float" office:value="186356000000000" calcext:value-type="float">
            <text:p>186,356,000,000,000</text:p>
          </table:table-cell>
          <table:table-cell table:formula="of:=[.B307]/[.B306]" office:value-type="float" office:value="1.0065843132383" calcext:value-type="float">
            <text:p>1.0066</text:p>
          </table:table-cell>
          <table:table-cell table:formula="of:=[.B307]+[.D306]" office:value-type="float" office:value="1.9055181E+016" calcext:value-type="float">
            <text:p>19,055,181,000,000,000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([.$G$2] * ([.A308]-1)^2 + ([.A308]-1) * [.$G$3]) * [.$G$1]) + [.$G$1]" office:value-type="float" office:value="187579000000000" calcext:value-type="float">
            <text:p>187,579,000,000,000</text:p>
          </table:table-cell>
          <table:table-cell table:formula="of:=[.B308]/[.B307]" office:value-type="float" office:value="1.00656270793535" calcext:value-type="float">
            <text:p>1.0066</text:p>
          </table:table-cell>
          <table:table-cell table:formula="of:=[.B308]+[.D307]" office:value-type="float" office:value="1.924276E+016" calcext:value-type="float">
            <text:p>19,242,760,000,000,000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([.$G$2] * ([.A309]-1)^2 + ([.A309]-1) * [.$G$3]) * [.$G$1]) + [.$G$1]" office:value-type="float" office:value="188806000000000" calcext:value-type="float">
            <text:p>188,806,000,000,000</text:p>
          </table:table-cell>
          <table:table-cell table:formula="of:=[.B309]/[.B308]" office:value-type="float" office:value="1.00654124395588" calcext:value-type="float">
            <text:p>1.0065</text:p>
          </table:table-cell>
          <table:table-cell table:formula="of:=[.B309]+[.D308]" office:value-type="float" office:value="1.9431566E+016" calcext:value-type="float">
            <text:p>19,431,566,000,000,00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([.$G$2] * ([.A310]-1)^2 + ([.A310]-1) * [.$G$3]) * [.$G$1]) + [.$G$1]" office:value-type="float" office:value="190037000000000" calcext:value-type="float">
            <text:p>190,037,000,000,000</text:p>
          </table:table-cell>
          <table:table-cell table:formula="of:=[.B310]/[.B309]" office:value-type="float" office:value="1.0065199199178" calcext:value-type="float">
            <text:p>1.0065</text:p>
          </table:table-cell>
          <table:table-cell table:formula="of:=[.B310]+[.D309]" office:value-type="float" office:value="1.9621603E+016" calcext:value-type="float">
            <text:p>19,621,603,000,000,00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([.$G$2] * ([.A311]-1)^2 + ([.A311]-1) * [.$G$3]) * [.$G$1]) + [.$G$1]" office:value-type="float" office:value="191272000000000" calcext:value-type="float">
            <text:p>191,272,000,000,000</text:p>
          </table:table-cell>
          <table:table-cell table:formula="of:=[.B311]/[.B310]" office:value-type="float" office:value="1.00649873445697" calcext:value-type="float">
            <text:p>1.0065</text:p>
          </table:table-cell>
          <table:table-cell table:formula="of:=[.B311]+[.D310]" office:value-type="float" office:value="1.9812875E+016" calcext:value-type="float">
            <text:p>19,812,875,000,000,00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([.$G$2] * ([.A312]-1)^2 + ([.A312]-1) * [.$G$3]) * [.$G$1]) + [.$G$1]" office:value-type="float" office:value="192511000000000" calcext:value-type="float">
            <text:p>192,511,000,000,000</text:p>
          </table:table-cell>
          <table:table-cell table:formula="of:=[.B312]/[.B311]" office:value-type="float" office:value="1.00647768622694" calcext:value-type="float">
            <text:p>1.0065</text:p>
          </table:table-cell>
          <table:table-cell table:formula="of:=[.B312]+[.D311]" office:value-type="float" office:value="2.0005386E+016" calcext:value-type="float">
            <text:p>20,005,386,000,000,000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([.$G$2] * ([.A313]-1)^2 + ([.A313]-1) * [.$G$3]) * [.$G$1]) + [.$G$1]" office:value-type="float" office:value="193754000000000" calcext:value-type="float">
            <text:p>193,754,000,000,000</text:p>
          </table:table-cell>
          <table:table-cell table:formula="of:=[.B313]/[.B312]" office:value-type="float" office:value="1.00645677389863" calcext:value-type="float">
            <text:p>1.0065</text:p>
          </table:table-cell>
          <table:table-cell table:formula="of:=[.B313]+[.D312]" office:value-type="float" office:value="2.019914E+016" calcext:value-type="float">
            <text:p>20,199,140,000,000,000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([.$G$2] * ([.A314]-1)^2 + ([.A314]-1) * [.$G$3]) * [.$G$1]) + [.$G$1]" office:value-type="float" office:value="195001000000000" calcext:value-type="float">
            <text:p>195,001,000,000,000</text:p>
          </table:table-cell>
          <table:table-cell table:formula="of:=[.B314]/[.B313]" office:value-type="float" office:value="1.00643599616008" calcext:value-type="float">
            <text:p>1.0064</text:p>
          </table:table-cell>
          <table:table-cell table:formula="of:=[.B314]+[.D313]" office:value-type="float" office:value="2.0394141E+016" calcext:value-type="float">
            <text:p>20,394,141,000,000,000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([.$G$2] * ([.A315]-1)^2 + ([.A315]-1) * [.$G$3]) * [.$G$1]) + [.$G$1]" office:value-type="float" office:value="196252000000000" calcext:value-type="float">
            <text:p>196,252,000,000,000</text:p>
          </table:table-cell>
          <table:table-cell table:formula="of:=[.B315]/[.B314]" office:value-type="float" office:value="1.00641535171615" calcext:value-type="float">
            <text:p>1.0064</text:p>
          </table:table-cell>
          <table:table-cell table:formula="of:=[.B315]+[.D314]" office:value-type="float" office:value="2.0590393E+016" calcext:value-type="float">
            <text:p>20,590,393,000,000,000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([.$G$2] * ([.A316]-1)^2 + ([.A316]-1) * [.$G$3]) * [.$G$1]) + [.$G$1]" office:value-type="float" office:value="197507000000000" calcext:value-type="float">
            <text:p>197,507,000,000,000</text:p>
          </table:table-cell>
          <table:table-cell table:formula="of:=[.B316]/[.B315]" office:value-type="float" office:value="1.00639483928826" calcext:value-type="float">
            <text:p>1.0064</text:p>
          </table:table-cell>
          <table:table-cell table:formula="of:=[.B316]+[.D315]" office:value-type="float" office:value="2.07879E+016" calcext:value-type="float">
            <text:p>20,787,900,000,000,000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([.$G$2] * ([.A317]-1)^2 + ([.A317]-1) * [.$G$3]) * [.$G$1]) + [.$G$1]" office:value-type="float" office:value="198766000000000" calcext:value-type="float">
            <text:p>198,766,000,000,000</text:p>
          </table:table-cell>
          <table:table-cell table:formula="of:=[.B317]/[.B316]" office:value-type="float" office:value="1.00637445761416" calcext:value-type="float">
            <text:p>1.0064</text:p>
          </table:table-cell>
          <table:table-cell table:formula="of:=[.B317]+[.D316]" office:value-type="float" office:value="2.0986666E+016" calcext:value-type="float">
            <text:p>20,986,666,000,000,000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([.$G$2] * ([.A318]-1)^2 + ([.A318]-1) * [.$G$3]) * [.$G$1]) + [.$G$1]" office:value-type="float" office:value="200029000000000" calcext:value-type="float">
            <text:p>200,029,000,000,000</text:p>
          </table:table-cell>
          <table:table-cell table:formula="of:=[.B318]/[.B317]" office:value-type="float" office:value="1.00635420544761" calcext:value-type="float">
            <text:p>1.0064</text:p>
          </table:table-cell>
          <table:table-cell table:formula="of:=[.B318]+[.D317]" office:value-type="float" office:value="2.1186695E+016" calcext:value-type="float">
            <text:p>21,186,695,000,000,00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([.$G$2] * ([.A319]-1)^2 + ([.A319]-1) * [.$G$3]) * [.$G$1]) + [.$G$1]" office:value-type="float" office:value="201296000000000" calcext:value-type="float">
            <text:p>201,296,000,000,000</text:p>
          </table:table-cell>
          <table:table-cell table:formula="of:=[.B319]/[.B318]" office:value-type="float" office:value="1.00633408155817" calcext:value-type="float">
            <text:p>1.0063</text:p>
          </table:table-cell>
          <table:table-cell table:formula="of:=[.B319]+[.D318]" office:value-type="float" office:value="2.1387991E+016" calcext:value-type="float">
            <text:p>21,387,991,000,000,000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([.$G$2] * ([.A320]-1)^2 + ([.A320]-1) * [.$G$3]) * [.$G$1]) + [.$G$1]" office:value-type="float" office:value="202567000000000" calcext:value-type="float">
            <text:p>202,567,000,000,000</text:p>
          </table:table-cell>
          <table:table-cell table:formula="of:=[.B320]/[.B319]" office:value-type="float" office:value="1.00631408473094" calcext:value-type="float">
            <text:p>1.0063</text:p>
          </table:table-cell>
          <table:table-cell table:formula="of:=[.B320]+[.D319]" office:value-type="float" office:value="2.1590558E+016" calcext:value-type="float">
            <text:p>21,590,558,000,000,00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([.$G$2] * ([.A321]-1)^2 + ([.A321]-1) * [.$G$3]) * [.$G$1]) + [.$G$1]" office:value-type="float" office:value="203842000000000" calcext:value-type="float">
            <text:p>203,842,000,000,000</text:p>
          </table:table-cell>
          <table:table-cell table:formula="of:=[.B321]/[.B320]" office:value-type="float" office:value="1.00629421376631" calcext:value-type="float">
            <text:p>1.0063</text:p>
          </table:table-cell>
          <table:table-cell table:formula="of:=[.B321]+[.D320]" office:value-type="float" office:value="2.17944E+016" calcext:value-type="float">
            <text:p>21,794,400,000,000,00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([.$G$2] * ([.A322]-1)^2 + ([.A322]-1) * [.$G$3]) * [.$G$1]) + [.$G$1]" office:value-type="float" office:value="205121000000000" calcext:value-type="float">
            <text:p>205,121,000,000,000</text:p>
          </table:table-cell>
          <table:table-cell table:formula="of:=[.B322]/[.B321]" office:value-type="float" office:value="1.00627446747971" calcext:value-type="float">
            <text:p>1.0063</text:p>
          </table:table-cell>
          <table:table-cell table:formula="of:=[.B322]+[.D321]" office:value-type="float" office:value="2.1999521E+016" calcext:value-type="float">
            <text:p>21,999,521,000,000,00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([.$G$2] * ([.A323]-1)^2 + ([.A323]-1) * [.$G$3]) * [.$G$1]) + [.$G$1]" office:value-type="float" office:value="206404000000000" calcext:value-type="float">
            <text:p>206,404,000,000,000</text:p>
          </table:table-cell>
          <table:table-cell table:formula="of:=[.B323]/[.B322]" office:value-type="float" office:value="1.00625484470142" calcext:value-type="float">
            <text:p>1.0063</text:p>
          </table:table-cell>
          <table:table-cell table:formula="of:=[.B323]+[.D322]" office:value-type="float" office:value="2.2205925E+016" calcext:value-type="float">
            <text:p>22,205,925,000,000,000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([.$G$2] * ([.A324]-1)^2 + ([.A324]-1) * [.$G$3]) * [.$G$1]) + [.$G$1]" office:value-type="float" office:value="207691000000000" calcext:value-type="float">
            <text:p>207,691,000,000,000</text:p>
          </table:table-cell>
          <table:table-cell table:formula="of:=[.B324]/[.B323]" office:value-type="float" office:value="1.00623534427627" calcext:value-type="float">
            <text:p>1.0062</text:p>
          </table:table-cell>
          <table:table-cell table:formula="of:=[.B324]+[.D323]" office:value-type="float" office:value="2.2413616E+016" calcext:value-type="float">
            <text:p>22,413,616,000,000,000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([.$G$2] * ([.A325]-1)^2 + ([.A325]-1) * [.$G$3]) * [.$G$1]) + [.$G$1]" office:value-type="float" office:value="208982000000000" calcext:value-type="float">
            <text:p>208,982,000,000,000</text:p>
          </table:table-cell>
          <table:table-cell table:formula="of:=[.B325]/[.B324]" office:value-type="float" office:value="1.00621596506348" calcext:value-type="float">
            <text:p>1.0062</text:p>
          </table:table-cell>
          <table:table-cell table:formula="of:=[.B325]+[.D324]" office:value-type="float" office:value="2.2622598E+016" calcext:value-type="float">
            <text:p>22,622,598,000,000,00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([.$G$2] * ([.A326]-1)^2 + ([.A326]-1) * [.$G$3]) * [.$G$1]) + [.$G$1]" office:value-type="float" office:value="210277000000000" calcext:value-type="float">
            <text:p>210,277,000,000,000</text:p>
          </table:table-cell>
          <table:table-cell table:formula="of:=[.B326]/[.B325]" office:value-type="float" office:value="1.0061967059364" calcext:value-type="float">
            <text:p>1.0062</text:p>
          </table:table-cell>
          <table:table-cell table:formula="of:=[.B326]+[.D325]" office:value-type="float" office:value="2.2832875E+016" calcext:value-type="float">
            <text:p>22,832,875,000,000,00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([.$G$2] * ([.A327]-1)^2 + ([.A327]-1) * [.$G$3]) * [.$G$1]) + [.$G$1]" office:value-type="float" office:value="211576000000000" calcext:value-type="float">
            <text:p>211,576,000,000,000</text:p>
          </table:table-cell>
          <table:table-cell table:formula="of:=[.B327]/[.B326]" office:value-type="float" office:value="1.00617756578228" calcext:value-type="float">
            <text:p>1.0062</text:p>
          </table:table-cell>
          <table:table-cell table:formula="of:=[.B327]+[.D326]" office:value-type="float" office:value="2.3044451E+016" calcext:value-type="float">
            <text:p>23,044,451,000,000,000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([.$G$2] * ([.A328]-1)^2 + ([.A328]-1) * [.$G$3]) * [.$G$1]) + [.$G$1]" office:value-type="float" office:value="212879000000000" calcext:value-type="float">
            <text:p>212,879,000,000,000</text:p>
          </table:table-cell>
          <table:table-cell table:formula="of:=[.B328]/[.B327]" office:value-type="float" office:value="1.0061585435021" calcext:value-type="float">
            <text:p>1.0062</text:p>
          </table:table-cell>
          <table:table-cell table:formula="of:=[.B328]+[.D327]" office:value-type="float" office:value="2.325733E+016" calcext:value-type="float">
            <text:p>23,257,330,000,000,000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([.$G$2] * ([.A329]-1)^2 + ([.A329]-1) * [.$G$3]) * [.$G$1]) + [.$G$1]" office:value-type="float" office:value="214186000000000" calcext:value-type="float">
            <text:p>214,186,000,000,000</text:p>
          </table:table-cell>
          <table:table-cell table:formula="of:=[.B329]/[.B328]" office:value-type="float" office:value="1.00613963801033" calcext:value-type="float">
            <text:p>1.0061</text:p>
          </table:table-cell>
          <table:table-cell table:formula="of:=[.B329]+[.D328]" office:value-type="float" office:value="2.3471516E+016" calcext:value-type="float">
            <text:p>23,471,516,000,000,00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([.$G$2] * ([.A330]-1)^2 + ([.A330]-1) * [.$G$3]) * [.$G$1]) + [.$G$1]" office:value-type="float" office:value="215497000000000" calcext:value-type="float">
            <text:p>215,497,000,000,000</text:p>
          </table:table-cell>
          <table:table-cell table:formula="of:=[.B330]/[.B329]" office:value-type="float" office:value="1.00612084823471" calcext:value-type="float">
            <text:p>1.0061</text:p>
          </table:table-cell>
          <table:table-cell table:formula="of:=[.B330]+[.D329]" office:value-type="float" office:value="2.3687013E+016" calcext:value-type="float">
            <text:p>23,687,013,000,000,000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([.$G$2] * ([.A331]-1)^2 + ([.A331]-1) * [.$G$3]) * [.$G$1]) + [.$G$1]" office:value-type="float" office:value="216812000000000" calcext:value-type="float">
            <text:p>216,812,000,000,000</text:p>
          </table:table-cell>
          <table:table-cell table:formula="of:=[.B331]/[.B330]" office:value-type="float" office:value="1.0061021731161" calcext:value-type="float">
            <text:p>1.0061</text:p>
          </table:table-cell>
          <table:table-cell table:formula="of:=[.B331]+[.D330]" office:value-type="float" office:value="2.3903825E+016" calcext:value-type="float">
            <text:p>23,903,825,000,000,00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([.$G$2] * ([.A332]-1)^2 + ([.A332]-1) * [.$G$3]) * [.$G$1]) + [.$G$1]" office:value-type="float" office:value="218131000000000" calcext:value-type="float">
            <text:p>218,131,000,000,000</text:p>
          </table:table-cell>
          <table:table-cell table:formula="of:=[.B332]/[.B331]" office:value-type="float" office:value="1.00608361160821" calcext:value-type="float">
            <text:p>1.0061</text:p>
          </table:table-cell>
          <table:table-cell table:formula="of:=[.B332]+[.D331]" office:value-type="float" office:value="2.4121956E+016" calcext:value-type="float">
            <text:p>24,121,956,000,000,00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([.$G$2] * ([.A333]-1)^2 + ([.A333]-1) * [.$G$3]) * [.$G$1]) + [.$G$1]" office:value-type="float" office:value="219454000000000" calcext:value-type="float">
            <text:p>219,454,000,000,000</text:p>
          </table:table-cell>
          <table:table-cell table:formula="of:=[.B333]/[.B332]" office:value-type="float" office:value="1.00606516267747" calcext:value-type="float">
            <text:p>1.0061</text:p>
          </table:table-cell>
          <table:table-cell table:formula="of:=[.B333]+[.D332]" office:value-type="float" office:value="2.434141E+016" calcext:value-type="float">
            <text:p>24,341,410,000,000,000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([.$G$2] * ([.A334]-1)^2 + ([.A334]-1) * [.$G$3]) * [.$G$1]) + [.$G$1]" office:value-type="float" office:value="220781000000000" calcext:value-type="float">
            <text:p>220,781,000,000,000</text:p>
          </table:table-cell>
          <table:table-cell table:formula="of:=[.B334]/[.B333]" office:value-type="float" office:value="1.0060468253028" calcext:value-type="float">
            <text:p>1.0060</text:p>
          </table:table-cell>
          <table:table-cell table:formula="of:=[.B334]+[.D333]" office:value-type="float" office:value="2.4562191E+016" calcext:value-type="float">
            <text:p>24,562,191,000,000,000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([.$G$2] * ([.A335]-1)^2 + ([.A335]-1) * [.$G$3]) * [.$G$1]) + [.$G$1]" office:value-type="float" office:value="222112000000000" calcext:value-type="float">
            <text:p>222,112,000,000,000</text:p>
          </table:table-cell>
          <table:table-cell table:formula="of:=[.B335]/[.B334]" office:value-type="float" office:value="1.00602859847541" calcext:value-type="float">
            <text:p>1.0060</text:p>
          </table:table-cell>
          <table:table-cell table:formula="of:=[.B335]+[.D334]" office:value-type="float" office:value="2.4784303E+016" calcext:value-type="float">
            <text:p>24,784,303,000,000,00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([.$G$2] * ([.A336]-1)^2 + ([.A336]-1) * [.$G$3]) * [.$G$1]) + [.$G$1]" office:value-type="float" office:value="223447000000000" calcext:value-type="float">
            <text:p>223,447,000,000,000</text:p>
          </table:table-cell>
          <table:table-cell table:formula="of:=[.B336]/[.B335]" office:value-type="float" office:value="1.00601048119867" calcext:value-type="float">
            <text:p>1.0060</text:p>
          </table:table-cell>
          <table:table-cell table:formula="of:=[.B336]+[.D335]" office:value-type="float" office:value="2.500775E+016" calcext:value-type="float">
            <text:p>25,007,750,000,000,000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([.$G$2] * ([.A337]-1)^2 + ([.A337]-1) * [.$G$3]) * [.$G$1]) + [.$G$1]" office:value-type="float" office:value="224786000000000" calcext:value-type="float">
            <text:p>224,786,000,000,000</text:p>
          </table:table-cell>
          <table:table-cell table:formula="of:=[.B337]/[.B336]" office:value-type="float" office:value="1.00599247248788" calcext:value-type="float">
            <text:p>1.0060</text:p>
          </table:table-cell>
          <table:table-cell table:formula="of:=[.B337]+[.D336]" office:value-type="float" office:value="2.5232536E+016" calcext:value-type="float">
            <text:p>25,232,536,000,000,000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([.$G$2] * ([.A338]-1)^2 + ([.A338]-1) * [.$G$3]) * [.$G$1]) + [.$G$1]" office:value-type="float" office:value="226129000000000" calcext:value-type="float">
            <text:p>226,129,000,000,000</text:p>
          </table:table-cell>
          <table:table-cell table:formula="of:=[.B338]/[.B337]" office:value-type="float" office:value="1.0059745713701" calcext:value-type="float">
            <text:p>1.0060</text:p>
          </table:table-cell>
          <table:table-cell table:formula="of:=[.B338]+[.D337]" office:value-type="float" office:value="2.5458665E+016" calcext:value-type="float">
            <text:p>25,458,665,000,000,000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([.$G$2] * ([.A339]-1)^2 + ([.A339]-1) * [.$G$3]) * [.$G$1]) + [.$G$1]" office:value-type="float" office:value="227476000000000" calcext:value-type="float">
            <text:p>227,476,000,000,000</text:p>
          </table:table-cell>
          <table:table-cell table:formula="of:=[.B339]/[.B338]" office:value-type="float" office:value="1.00595677688399" calcext:value-type="float">
            <text:p>1.0060</text:p>
          </table:table-cell>
          <table:table-cell table:formula="of:=[.B339]+[.D338]" office:value-type="float" office:value="2.5686141E+016" calcext:value-type="float">
            <text:p>25,686,141,000,000,000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([.$G$2] * ([.A340]-1)^2 + ([.A340]-1) * [.$G$3]) * [.$G$1]) + [.$G$1]" office:value-type="float" office:value="228827000000000" calcext:value-type="float">
            <text:p>228,827,000,000,000</text:p>
          </table:table-cell>
          <table:table-cell table:formula="of:=[.B340]/[.B339]" office:value-type="float" office:value="1.00593908807962" calcext:value-type="float">
            <text:p>1.0059</text:p>
          </table:table-cell>
          <table:table-cell table:formula="of:=[.B340]+[.D339]" office:value-type="float" office:value="2.5914968E+016" calcext:value-type="float">
            <text:p>25,914,968,000,000,00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([.$G$2] * ([.A341]-1)^2 + ([.A341]-1) * [.$G$3]) * [.$G$1]) + [.$G$1]" office:value-type="float" office:value="230182000000000" calcext:value-type="float">
            <text:p>230,182,000,000,000</text:p>
          </table:table-cell>
          <table:table-cell table:formula="of:=[.B341]/[.B340]" office:value-type="float" office:value="1.00592150401832" calcext:value-type="float">
            <text:p>1.0059</text:p>
          </table:table-cell>
          <table:table-cell table:formula="of:=[.B341]+[.D340]" office:value-type="float" office:value="2.614515E+016" calcext:value-type="float">
            <text:p>26,145,150,000,000,00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([.$G$2] * ([.A342]-1)^2 + ([.A342]-1) * [.$G$3]) * [.$G$1]) + [.$G$1]" office:value-type="float" office:value="231541000000000" calcext:value-type="float">
            <text:p>231,541,000,000,000</text:p>
          </table:table-cell>
          <table:table-cell table:formula="of:=[.B342]/[.B341]" office:value-type="float" office:value="1.00590402377249" calcext:value-type="float">
            <text:p>1.0059</text:p>
          </table:table-cell>
          <table:table-cell table:formula="of:=[.B342]+[.D341]" office:value-type="float" office:value="2.6376691E+016" calcext:value-type="float">
            <text:p>26,376,691,000,000,00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([.$G$2] * ([.A343]-1)^2 + ([.A343]-1) * [.$G$3]) * [.$G$1]) + [.$G$1]" office:value-type="float" office:value="232904000000000" calcext:value-type="float">
            <text:p>232,904,000,000,000</text:p>
          </table:table-cell>
          <table:table-cell table:formula="of:=[.B343]/[.B342]" office:value-type="float" office:value="1.00588664642547" calcext:value-type="float">
            <text:p>1.0059</text:p>
          </table:table-cell>
          <table:table-cell table:formula="of:=[.B343]+[.D342]" office:value-type="float" office:value="2.6609595E+016" calcext:value-type="float">
            <text:p>26,609,595,000,000,000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([.$G$2] * ([.A344]-1)^2 + ([.A344]-1) * [.$G$3]) * [.$G$1]) + [.$G$1]" office:value-type="float" office:value="234271000000000" calcext:value-type="float">
            <text:p>234,271,000,000,000</text:p>
          </table:table-cell>
          <table:table-cell table:formula="of:=[.B344]/[.B343]" office:value-type="float" office:value="1.00586937107134" calcext:value-type="float">
            <text:p>1.0059</text:p>
          </table:table-cell>
          <table:table-cell table:formula="of:=[.B344]+[.D343]" office:value-type="float" office:value="2.6843866E+016" calcext:value-type="float">
            <text:p>26,843,866,000,000,000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([.$G$2] * ([.A345]-1)^2 + ([.A345]-1) * [.$G$3]) * [.$G$1]) + [.$G$1]" office:value-type="float" office:value="235642000000000" calcext:value-type="float">
            <text:p>235,642,000,000,000</text:p>
          </table:table-cell>
          <table:table-cell table:formula="of:=[.B345]/[.B344]" office:value-type="float" office:value="1.0058521968148" calcext:value-type="float">
            <text:p>1.0059</text:p>
          </table:table-cell>
          <table:table-cell table:formula="of:=[.B345]+[.D344]" office:value-type="float" office:value="2.7079508E+016" calcext:value-type="float">
            <text:p>27,079,508,000,000,00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([.$G$2] * ([.A346]-1)^2 + ([.A346]-1) * [.$G$3]) * [.$G$1]) + [.$G$1]" office:value-type="float" office:value="237017000000000" calcext:value-type="float">
            <text:p>237,017,000,000,000</text:p>
          </table:table-cell>
          <table:table-cell table:formula="of:=[.B346]/[.B345]" office:value-type="float" office:value="1.00583512277098" calcext:value-type="float">
            <text:p>1.0058</text:p>
          </table:table-cell>
          <table:table-cell table:formula="of:=[.B346]+[.D345]" office:value-type="float" office:value="2.7316525E+016" calcext:value-type="float">
            <text:p>27,316,525,000,000,00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([.$G$2] * ([.A347]-1)^2 + ([.A347]-1) * [.$G$3]) * [.$G$1]) + [.$G$1]" office:value-type="float" office:value="238396000000000" calcext:value-type="float">
            <text:p>238,396,000,000,000</text:p>
          </table:table-cell>
          <table:table-cell table:formula="of:=[.B347]/[.B346]" office:value-type="float" office:value="1.00581814806533" calcext:value-type="float">
            <text:p>1.0058</text:p>
          </table:table-cell>
          <table:table-cell table:formula="of:=[.B347]+[.D346]" office:value-type="float" office:value="2.7554921E+016" calcext:value-type="float">
            <text:p>27,554,921,000,000,00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([.$G$2] * ([.A348]-1)^2 + ([.A348]-1) * [.$G$3]) * [.$G$1]) + [.$G$1]" office:value-type="float" office:value="239779000000000" calcext:value-type="float">
            <text:p>239,779,000,000,000</text:p>
          </table:table-cell>
          <table:table-cell table:formula="of:=[.B348]/[.B347]" office:value-type="float" office:value="1.00580127183342" calcext:value-type="float">
            <text:p>1.0058</text:p>
          </table:table-cell>
          <table:table-cell table:formula="of:=[.B348]+[.D347]" office:value-type="float" office:value="2.77947E+016" calcext:value-type="float">
            <text:p>27,794,700,000,000,00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([.$G$2] * ([.A349]-1)^2 + ([.A349]-1) * [.$G$3]) * [.$G$1]) + [.$G$1]" office:value-type="float" office:value="241166000000000" calcext:value-type="float">
            <text:p>241,166,000,000,000</text:p>
          </table:table-cell>
          <table:table-cell table:formula="of:=[.B349]/[.B348]" office:value-type="float" office:value="1.00578449322084" calcext:value-type="float">
            <text:p>1.0058</text:p>
          </table:table-cell>
          <table:table-cell table:formula="of:=[.B349]+[.D348]" office:value-type="float" office:value="2.8035866E+016" calcext:value-type="float">
            <text:p>28,035,866,000,000,00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([.$G$2] * ([.A350]-1)^2 + ([.A350]-1) * [.$G$3]) * [.$G$1]) + [.$G$1]" office:value-type="float" office:value="242557000000000" calcext:value-type="float">
            <text:p>242,557,000,000,000</text:p>
          </table:table-cell>
          <table:table-cell table:formula="of:=[.B350]/[.B349]" office:value-type="float" office:value="1.00576781138303" calcext:value-type="float">
            <text:p>1.0058</text:p>
          </table:table-cell>
          <table:table-cell table:formula="of:=[.B350]+[.D349]" office:value-type="float" office:value="2.8278423E+016" calcext:value-type="float">
            <text:p>28,278,423,000,000,000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([.$G$2] * ([.A351]-1)^2 + ([.A351]-1) * [.$G$3]) * [.$G$1]) + [.$G$1]" office:value-type="float" office:value="243952000000000" calcext:value-type="float">
            <text:p>243,952,000,000,000</text:p>
          </table:table-cell>
          <table:table-cell table:formula="of:=[.B351]/[.B350]" office:value-type="float" office:value="1.00575122548514" calcext:value-type="float">
            <text:p>1.0058</text:p>
          </table:table-cell>
          <table:table-cell table:formula="of:=[.B351]+[.D350]" office:value-type="float" office:value="2.8522375E+016" calcext:value-type="float">
            <text:p>28,522,375,000,000,00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([.$G$2] * ([.A352]-1)^2 + ([.A352]-1) * [.$G$3]) * [.$G$1]) + [.$G$1]" office:value-type="float" office:value="245351000000000" calcext:value-type="float">
            <text:p>245,351,000,000,000</text:p>
          </table:table-cell>
          <table:table-cell table:formula="of:=[.B352]/[.B351]" office:value-type="float" office:value="1.00573473470191" calcext:value-type="float">
            <text:p>1.0057</text:p>
          </table:table-cell>
          <table:table-cell table:formula="of:=[.B352]+[.D351]" office:value-type="float" office:value="2.8767726E+016" calcext:value-type="float">
            <text:p>28,767,726,000,000,000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([.$G$2] * ([.A353]-1)^2 + ([.A353]-1) * [.$G$3]) * [.$G$1]) + [.$G$1]" office:value-type="float" office:value="246754000000000" calcext:value-type="float">
            <text:p>246,754,000,000,000</text:p>
          </table:table-cell>
          <table:table-cell table:formula="of:=[.B353]/[.B352]" office:value-type="float" office:value="1.00571833821749" calcext:value-type="float">
            <text:p>1.0057</text:p>
          </table:table-cell>
          <table:table-cell table:formula="of:=[.B353]+[.D352]" office:value-type="float" office:value="2.901448E+016" calcext:value-type="float">
            <text:p>29,014,480,000,000,000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([.$G$2] * ([.A354]-1)^2 + ([.A354]-1) * [.$G$3]) * [.$G$1]) + [.$G$1]" office:value-type="float" office:value="248161000000000" calcext:value-type="float">
            <text:p>248,161,000,000,000</text:p>
          </table:table-cell>
          <table:table-cell table:formula="of:=[.B354]/[.B353]" office:value-type="float" office:value="1.00570203522537" calcext:value-type="float">
            <text:p>1.0057</text:p>
          </table:table-cell>
          <table:table-cell table:formula="of:=[.B354]+[.D353]" office:value-type="float" office:value="2.9262641E+016" calcext:value-type="float">
            <text:p>29,262,641,000,000,000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([.$G$2] * ([.A355]-1)^2 + ([.A355]-1) * [.$G$3]) * [.$G$1]) + [.$G$1]" office:value-type="float" office:value="249572000000000" calcext:value-type="float">
            <text:p>249,572,000,000,000</text:p>
          </table:table-cell>
          <table:table-cell table:formula="of:=[.B355]/[.B354]" office:value-type="float" office:value="1.00568582492817" calcext:value-type="float">
            <text:p>1.0057</text:p>
          </table:table-cell>
          <table:table-cell table:formula="of:=[.B355]+[.D354]" office:value-type="float" office:value="2.9512213E+016" calcext:value-type="float">
            <text:p>29,512,213,000,000,000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([.$G$2] * ([.A356]-1)^2 + ([.A356]-1) * [.$G$3]) * [.$G$1]) + [.$G$1]" office:value-type="float" office:value="250987000000000" calcext:value-type="float">
            <text:p>250,987,000,000,000</text:p>
          </table:table-cell>
          <table:table-cell table:formula="of:=[.B356]/[.B355]" office:value-type="float" office:value="1.00566970653759" calcext:value-type="float">
            <text:p>1.0057</text:p>
          </table:table-cell>
          <table:table-cell table:formula="of:=[.B356]+[.D355]" office:value-type="float" office:value="2.97632E+016" calcext:value-type="float">
            <text:p>29,763,200,000,000,000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([.$G$2] * ([.A357]-1)^2 + ([.A357]-1) * [.$G$3]) * [.$G$1]) + [.$G$1]" office:value-type="float" office:value="252406000000000" calcext:value-type="float">
            <text:p>252,406,000,000,000</text:p>
          </table:table-cell>
          <table:table-cell table:formula="of:=[.B357]/[.B356]" office:value-type="float" office:value="1.00565367927423" calcext:value-type="float">
            <text:p>1.0057</text:p>
          </table:table-cell>
          <table:table-cell table:formula="of:=[.B357]+[.D356]" office:value-type="float" office:value="3.0015606E+016" calcext:value-type="float">
            <text:p>30,015,606,000,000,000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([.$G$2] * ([.A358]-1)^2 + ([.A358]-1) * [.$G$3]) * [.$G$1]) + [.$G$1]" office:value-type="float" office:value="253829000000000" calcext:value-type="float">
            <text:p>253,829,000,000,000</text:p>
          </table:table-cell>
          <table:table-cell table:formula="of:=[.B358]/[.B357]" office:value-type="float" office:value="1.00563774236746" calcext:value-type="float">
            <text:p>1.0056</text:p>
          </table:table-cell>
          <table:table-cell table:formula="of:=[.B358]+[.D357]" office:value-type="float" office:value="3.0269435E+016" calcext:value-type="float">
            <text:p>30,269,435,000,000,000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([.$G$2] * ([.A359]-1)^2 + ([.A359]-1) * [.$G$3]) * [.$G$1]) + [.$G$1]" office:value-type="float" office:value="255256000000000" calcext:value-type="float">
            <text:p>255,256,000,000,000</text:p>
          </table:table-cell>
          <table:table-cell table:formula="of:=[.B359]/[.B358]" office:value-type="float" office:value="1.00562189505533" calcext:value-type="float">
            <text:p>1.0056</text:p>
          </table:table-cell>
          <table:table-cell table:formula="of:=[.B359]+[.D358]" office:value-type="float" office:value="3.0524691E+016" calcext:value-type="float">
            <text:p>30,524,691,000,000,00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([.$G$2] * ([.A360]-1)^2 + ([.A360]-1) * [.$G$3]) * [.$G$1]) + [.$G$1]" office:value-type="float" office:value="256687000000000" calcext:value-type="float">
            <text:p>256,687,000,000,000</text:p>
          </table:table-cell>
          <table:table-cell table:formula="of:=[.B360]/[.B359]" office:value-type="float" office:value="1.00560613658445" calcext:value-type="float">
            <text:p>1.0056</text:p>
          </table:table-cell>
          <table:table-cell table:formula="of:=[.B360]+[.D359]" office:value-type="float" office:value="3.0781378E+016" calcext:value-type="float">
            <text:p>30,781,378,000,000,00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([.$G$2] * ([.A361]-1)^2 + ([.A361]-1) * [.$G$3]) * [.$G$1]) + [.$G$1]" office:value-type="float" office:value="258122000000000" calcext:value-type="float">
            <text:p>258,122,000,000,000</text:p>
          </table:table-cell>
          <table:table-cell table:formula="of:=[.B361]/[.B360]" office:value-type="float" office:value="1.00559046620982" calcext:value-type="float">
            <text:p>1.0056</text:p>
          </table:table-cell>
          <table:table-cell table:formula="of:=[.B361]+[.D360]" office:value-type="float" office:value="3.10395E+016" calcext:value-type="float">
            <text:p>31,039,500,000,000,00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([.$G$2] * ([.A362]-1)^2 + ([.A362]-1) * [.$G$3]) * [.$G$1]) + [.$G$1]" office:value-type="float" office:value="259561000000000" calcext:value-type="float">
            <text:p>259,561,000,000,000</text:p>
          </table:table-cell>
          <table:table-cell table:formula="of:=[.B362]/[.B361]" office:value-type="float" office:value="1.00557488319477" calcext:value-type="float">
            <text:p>1.0056</text:p>
          </table:table-cell>
          <table:table-cell table:formula="of:=[.B362]+[.D361]" office:value-type="float" office:value="3.1299061E+016" calcext:value-type="float">
            <text:p>31,299,061,000,000,000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([.$G$2] * ([.A363]-1)^2 + ([.A363]-1) * [.$G$3]) * [.$G$1]) + [.$G$1]" office:value-type="float" office:value="261004000000000" calcext:value-type="float">
            <text:p>261,004,000,000,000</text:p>
          </table:table-cell>
          <table:table-cell table:formula="of:=[.B363]/[.B362]" office:value-type="float" office:value="1.00555938681081" calcext:value-type="float">
            <text:p>1.0056</text:p>
          </table:table-cell>
          <table:table-cell table:formula="of:=[.B363]+[.D362]" office:value-type="float" office:value="3.1560065E+016" calcext:value-type="float">
            <text:p>31,560,065,000,000,000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([.$G$2] * ([.A364]-1)^2 + ([.A364]-1) * [.$G$3]) * [.$G$1]) + [.$G$1]" office:value-type="float" office:value="262451000000000" calcext:value-type="float">
            <text:p>262,451,000,000,000</text:p>
          </table:table-cell>
          <table:table-cell table:formula="of:=[.B364]/[.B363]" office:value-type="float" office:value="1.00554397633753" calcext:value-type="float">
            <text:p>1.0055</text:p>
          </table:table-cell>
          <table:table-cell table:formula="of:=[.B364]+[.D363]" office:value-type="float" office:value="3.1822516E+016" calcext:value-type="float">
            <text:p>31,822,516,000,000,000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([.$G$2] * ([.A365]-1)^2 + ([.A365]-1) * [.$G$3]) * [.$G$1]) + [.$G$1]" office:value-type="float" office:value="263902000000000" calcext:value-type="float">
            <text:p>263,902,000,000,000</text:p>
          </table:table-cell>
          <table:table-cell table:formula="of:=[.B365]/[.B364]" office:value-type="float" office:value="1.00552865106248" calcext:value-type="float">
            <text:p>1.0055</text:p>
          </table:table-cell>
          <table:table-cell table:formula="of:=[.B365]+[.D364]" office:value-type="float" office:value="3.2086418E+016" calcext:value-type="float">
            <text:p>32,086,418,000,000,00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([.$G$2] * ([.A366]-1)^2 + ([.A366]-1) * [.$G$3]) * [.$G$1]) + [.$G$1]" office:value-type="float" office:value="265357000000000" calcext:value-type="float">
            <text:p>265,357,000,000,000</text:p>
          </table:table-cell>
          <table:table-cell table:formula="of:=[.B366]/[.B365]" office:value-type="float" office:value="1.00551341028109" calcext:value-type="float">
            <text:p>1.0055</text:p>
          </table:table-cell>
          <table:table-cell table:formula="of:=[.B366]+[.D365]" office:value-type="float" office:value="3.2351775E+016" calcext:value-type="float">
            <text:p>32,351,775,000,000,00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([.$G$2] * ([.A367]-1)^2 + ([.A367]-1) * [.$G$3]) * [.$G$1]) + [.$G$1]" office:value-type="float" office:value="266816000000000" calcext:value-type="float">
            <text:p>266,816,000,000,000</text:p>
          </table:table-cell>
          <table:table-cell table:formula="of:=[.B367]/[.B366]" office:value-type="float" office:value="1.0054982532965" calcext:value-type="float">
            <text:p>1.0055</text:p>
          </table:table-cell>
          <table:table-cell table:formula="of:=[.B367]+[.D366]" office:value-type="float" office:value="3.2618591E+016" calcext:value-type="float">
            <text:p>32,618,591,000,000,00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([.$G$2] * ([.A368]-1)^2 + ([.A368]-1) * [.$G$3]) * [.$G$1]) + [.$G$1]" office:value-type="float" office:value="268279000000000" calcext:value-type="float">
            <text:p>268,279,000,000,000</text:p>
          </table:table-cell>
          <table:table-cell table:formula="of:=[.B368]/[.B367]" office:value-type="float" office:value="1.00548317941953" calcext:value-type="float">
            <text:p>1.0055</text:p>
          </table:table-cell>
          <table:table-cell table:formula="of:=[.B368]+[.D367]" office:value-type="float" office:value="3.288687E+016" calcext:value-type="float">
            <text:p>32,886,870,000,000,00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([.$G$2] * ([.A369]-1)^2 + ([.A369]-1) * [.$G$3]) * [.$G$1]) + [.$G$1]" office:value-type="float" office:value="269746000000000" calcext:value-type="float">
            <text:p>269,746,000,000,000</text:p>
          </table:table-cell>
          <table:table-cell table:formula="of:=[.B369]/[.B368]" office:value-type="float" office:value="1.0054681879685" calcext:value-type="float">
            <text:p>1.0055</text:p>
          </table:table-cell>
          <table:table-cell table:formula="of:=[.B369]+[.D368]" office:value-type="float" office:value="3.3156616E+016" calcext:value-type="float">
            <text:p>33,156,616,000,000,00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([.$G$2] * ([.A370]-1)^2 + ([.A370]-1) * [.$G$3]) * [.$G$1]) + [.$G$1]" office:value-type="float" office:value="271217000000000" calcext:value-type="float">
            <text:p>271,217,000,000,000</text:p>
          </table:table-cell>
          <table:table-cell table:formula="of:=[.B370]/[.B369]" office:value-type="float" office:value="1.00545327826919" calcext:value-type="float">
            <text:p>1.0055</text:p>
          </table:table-cell>
          <table:table-cell table:formula="of:=[.B370]+[.D369]" office:value-type="float" office:value="3.3427833E+016" calcext:value-type="float">
            <text:p>33,427,833,000,000,00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([.$G$2] * ([.A371]-1)^2 + ([.A371]-1) * [.$G$3]) * [.$G$1]) + [.$G$1]" office:value-type="float" office:value="272692000000000" calcext:value-type="float">
            <text:p>272,692,000,000,000</text:p>
          </table:table-cell>
          <table:table-cell table:formula="of:=[.B371]/[.B370]" office:value-type="float" office:value="1.0054384496547" calcext:value-type="float">
            <text:p>1.0054</text:p>
          </table:table-cell>
          <table:table-cell table:formula="of:=[.B371]+[.D370]" office:value-type="float" office:value="3.3700525E+016" calcext:value-type="float">
            <text:p>33,700,525,000,000,00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([.$G$2] * ([.A372]-1)^2 + ([.A372]-1) * [.$G$3]) * [.$G$1]) + [.$G$1]" office:value-type="float" office:value="274171000000000" calcext:value-type="float">
            <text:p>274,171,000,000,000</text:p>
          </table:table-cell>
          <table:table-cell table:formula="of:=[.B372]/[.B371]" office:value-type="float" office:value="1.00542370146539" calcext:value-type="float">
            <text:p>1.0054</text:p>
          </table:table-cell>
          <table:table-cell table:formula="of:=[.B372]+[.D371]" office:value-type="float" office:value="3.3974696E+016" calcext:value-type="float">
            <text:p>33,974,696,000,000,000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([.$G$2] * ([.A373]-1)^2 + ([.A373]-1) * [.$G$3]) * [.$G$1]) + [.$G$1]" office:value-type="float" office:value="275654000000000" calcext:value-type="float">
            <text:p>275,654,000,000,000</text:p>
          </table:table-cell>
          <table:table-cell table:formula="of:=[.B373]/[.B372]" office:value-type="float" office:value="1.00540903304872" calcext:value-type="float">
            <text:p>1.0054</text:p>
          </table:table-cell>
          <table:table-cell table:formula="of:=[.B373]+[.D372]" office:value-type="float" office:value="3.425035E+016" calcext:value-type="float">
            <text:p>34,250,350,000,000,00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([.$G$2] * ([.A374]-1)^2 + ([.A374]-1) * [.$G$3]) * [.$G$1]) + [.$G$1]" office:value-type="float" office:value="277141000000000" calcext:value-type="float">
            <text:p>277,141,000,000,000</text:p>
          </table:table-cell>
          <table:table-cell table:formula="of:=[.B374]/[.B373]" office:value-type="float" office:value="1.00539444375921" calcext:value-type="float">
            <text:p>1.0054</text:p>
          </table:table-cell>
          <table:table-cell table:formula="of:=[.B374]+[.D373]" office:value-type="float" office:value="3.4527491E+016" calcext:value-type="float">
            <text:p>34,527,491,000,000,00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([.$G$2] * ([.A375]-1)^2 + ([.A375]-1) * [.$G$3]) * [.$G$1]) + [.$G$1]" office:value-type="float" office:value="278632000000000" calcext:value-type="float">
            <text:p>278,632,000,000,000</text:p>
          </table:table-cell>
          <table:table-cell table:formula="of:=[.B375]/[.B374]" office:value-type="float" office:value="1.00537993295831" calcext:value-type="float">
            <text:p>1.0054</text:p>
          </table:table-cell>
          <table:table-cell table:formula="of:=[.B375]+[.D374]" office:value-type="float" office:value="3.4806123E+016" calcext:value-type="float">
            <text:p>34,806,123,000,000,00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([.$G$2] * ([.A376]-1)^2 + ([.A376]-1) * [.$G$3]) * [.$G$1]) + [.$G$1]" office:value-type="float" office:value="280127000000000" calcext:value-type="float">
            <text:p>280,127,000,000,000</text:p>
          </table:table-cell>
          <table:table-cell table:formula="of:=[.B376]/[.B375]" office:value-type="float" office:value="1.00536550001436" calcext:value-type="float">
            <text:p>1.0054</text:p>
          </table:table-cell>
          <table:table-cell table:formula="of:=[.B376]+[.D375]" office:value-type="float" office:value="3.508625E+016" calcext:value-type="float">
            <text:p>35,086,250,000,000,00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([.$G$2] * ([.A377]-1)^2 + ([.A377]-1) * [.$G$3]) * [.$G$1]) + [.$G$1]" office:value-type="float" office:value="281626000000000" calcext:value-type="float">
            <text:p>281,626,000,000,000</text:p>
          </table:table-cell>
          <table:table-cell table:formula="of:=[.B377]/[.B376]" office:value-type="float" office:value="1.00535114430241" calcext:value-type="float">
            <text:p>1.0054</text:p>
          </table:table-cell>
          <table:table-cell table:formula="of:=[.B377]+[.D376]" office:value-type="float" office:value="3.5367876E+016" calcext:value-type="float">
            <text:p>35,367,876,000,000,00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([.$G$2] * ([.A378]-1)^2 + ([.A378]-1) * [.$G$3]) * [.$G$1]) + [.$G$1]" office:value-type="float" office:value="283129000000000" calcext:value-type="float">
            <text:p>283,129,000,000,000</text:p>
          </table:table-cell>
          <table:table-cell table:formula="of:=[.B378]/[.B377]" office:value-type="float" office:value="1.00533686520421" calcext:value-type="float">
            <text:p>1.0053</text:p>
          </table:table-cell>
          <table:table-cell table:formula="of:=[.B378]+[.D377]" office:value-type="float" office:value="3.5651005E+016" calcext:value-type="float">
            <text:p>35,651,005,000,000,00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([.$G$2] * ([.A379]-1)^2 + ([.A379]-1) * [.$G$3]) * [.$G$1]) + [.$G$1]" office:value-type="float" office:value="284636000000000" calcext:value-type="float">
            <text:p>284,636,000,000,000</text:p>
          </table:table-cell>
          <table:table-cell table:formula="of:=[.B379]/[.B378]" office:value-type="float" office:value="1.00532266210809" calcext:value-type="float">
            <text:p>1.0053</text:p>
          </table:table-cell>
          <table:table-cell table:formula="of:=[.B379]+[.D378]" office:value-type="float" office:value="3.5935641E+016" calcext:value-type="float">
            <text:p>35,935,641,000,000,00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([.$G$2] * ([.A380]-1)^2 + ([.A380]-1) * [.$G$3]) * [.$G$1]) + [.$G$1]" office:value-type="float" office:value="286147000000000" calcext:value-type="float">
            <text:p>286,147,000,000,000</text:p>
          </table:table-cell>
          <table:table-cell table:formula="of:=[.B380]/[.B379]" office:value-type="float" office:value="1.00530853440886" calcext:value-type="float">
            <text:p>1.0053</text:p>
          </table:table-cell>
          <table:table-cell table:formula="of:=[.B380]+[.D379]" office:value-type="float" office:value="3.6221788E+016" calcext:value-type="float">
            <text:p>36,221,788,000,000,00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([.$G$2] * ([.A381]-1)^2 + ([.A381]-1) * [.$G$3]) * [.$G$1]) + [.$G$1]" office:value-type="float" office:value="287662000000000" calcext:value-type="float">
            <text:p>287,662,000,000,000</text:p>
          </table:table-cell>
          <table:table-cell table:formula="of:=[.B381]/[.B380]" office:value-type="float" office:value="1.00529448150776" calcext:value-type="float">
            <text:p>1.0053</text:p>
          </table:table-cell>
          <table:table-cell table:formula="of:=[.B381]+[.D380]" office:value-type="float" office:value="3.650945E+016" calcext:value-type="float">
            <text:p>36,509,450,000,000,00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([.$G$2] * ([.A382]-1)^2 + ([.A382]-1) * [.$G$3]) * [.$G$1]) + [.$G$1]" office:value-type="float" office:value="289181000000000" calcext:value-type="float">
            <text:p>289,181,000,000,000</text:p>
          </table:table-cell>
          <table:table-cell table:formula="of:=[.B382]/[.B381]" office:value-type="float" office:value="1.00528050281233" calcext:value-type="float">
            <text:p>1.0053</text:p>
          </table:table-cell>
          <table:table-cell table:formula="of:=[.B382]+[.D381]" office:value-type="float" office:value="3.6798631E+016" calcext:value-type="float">
            <text:p>36,798,631,000,000,00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([.$G$2] * ([.A383]-1)^2 + ([.A383]-1) * [.$G$3]) * [.$G$1]) + [.$G$1]" office:value-type="float" office:value="290704000000000" calcext:value-type="float">
            <text:p>290,704,000,000,000</text:p>
          </table:table-cell>
          <table:table-cell table:formula="of:=[.B383]/[.B382]" office:value-type="float" office:value="1.00526659773637" calcext:value-type="float">
            <text:p>1.0053</text:p>
          </table:table-cell>
          <table:table-cell table:formula="of:=[.B383]+[.D382]" office:value-type="float" office:value="3.7089335E+016" calcext:value-type="float">
            <text:p>37,089,335,000,000,00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([.$G$2] * ([.A384]-1)^2 + ([.A384]-1) * [.$G$3]) * [.$G$1]) + [.$G$1]" office:value-type="float" office:value="292231000000000" calcext:value-type="float">
            <text:p>292,231,000,000,000</text:p>
          </table:table-cell>
          <table:table-cell table:formula="of:=[.B384]/[.B383]" office:value-type="float" office:value="1.00525276569982" calcext:value-type="float">
            <text:p>1.0053</text:p>
          </table:table-cell>
          <table:table-cell table:formula="of:=[.B384]+[.D383]" office:value-type="float" office:value="3.7381566E+016" calcext:value-type="float">
            <text:p>37,381,566,000,000,00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([.$G$2] * ([.A385]-1)^2 + ([.A385]-1) * [.$G$3]) * [.$G$1]) + [.$G$1]" office:value-type="float" office:value="293762000000000" calcext:value-type="float">
            <text:p>293,762,000,000,000</text:p>
          </table:table-cell>
          <table:table-cell table:formula="of:=[.B385]/[.B384]" office:value-type="float" office:value="1.00523900612871" calcext:value-type="float">
            <text:p>1.0052</text:p>
          </table:table-cell>
          <table:table-cell table:formula="of:=[.B385]+[.D384]" office:value-type="float" office:value="3.7675328E+016" calcext:value-type="float">
            <text:p>37,675,328,000,000,00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([.$G$2] * ([.A386]-1)^2 + ([.A386]-1) * [.$G$3]) * [.$G$1]) + [.$G$1]" office:value-type="float" office:value="295297000000000" calcext:value-type="float">
            <text:p>295,297,000,000,000</text:p>
          </table:table-cell>
          <table:table-cell table:formula="of:=[.B386]/[.B385]" office:value-type="float" office:value="1.00522531845508" calcext:value-type="float">
            <text:p>1.0052</text:p>
          </table:table-cell>
          <table:table-cell table:formula="of:=[.B386]+[.D385]" office:value-type="float" office:value="3.7970625E+016" calcext:value-type="float">
            <text:p>37,970,625,000,000,000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([.$G$2] * ([.A387]-1)^2 + ([.A387]-1) * [.$G$3]) * [.$G$1]) + [.$G$1]" office:value-type="float" office:value="296836000000000" calcext:value-type="float">
            <text:p>296,836,000,000,000</text:p>
          </table:table-cell>
          <table:table-cell table:formula="of:=[.B387]/[.B386]" office:value-type="float" office:value="1.00521170211685" calcext:value-type="float">
            <text:p>1.0052</text:p>
          </table:table-cell>
          <table:table-cell table:formula="of:=[.B387]+[.D386]" office:value-type="float" office:value="3.8267461E+016" calcext:value-type="float">
            <text:p>38,267,461,000,000,00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([.$G$2] * ([.A388]-1)^2 + ([.A388]-1) * [.$G$3]) * [.$G$1]) + [.$G$1]" office:value-type="float" office:value="298379000000000" calcext:value-type="float">
            <text:p>298,379,000,000,000</text:p>
          </table:table-cell>
          <table:table-cell table:formula="of:=[.B388]/[.B387]" office:value-type="float" office:value="1.00519815655783" calcext:value-type="float">
            <text:p>1.0052</text:p>
          </table:table-cell>
          <table:table-cell table:formula="of:=[.B388]+[.D387]" office:value-type="float" office:value="3.856584E+016" calcext:value-type="float">
            <text:p>38,565,840,000,000,00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([.$G$2] * ([.A389]-1)^2 + ([.A389]-1) * [.$G$3]) * [.$G$1]) + [.$G$1]" office:value-type="float" office:value="299926000000000" calcext:value-type="float">
            <text:p>299,926,000,000,000</text:p>
          </table:table-cell>
          <table:table-cell table:formula="of:=[.B389]/[.B388]" office:value-type="float" office:value="1.00518468122757" calcext:value-type="float">
            <text:p>1.0052</text:p>
          </table:table-cell>
          <table:table-cell table:formula="of:=[.B389]+[.D388]" office:value-type="float" office:value="3.8865766E+016" calcext:value-type="float">
            <text:p>38,865,766,000,000,00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([.$G$2] * ([.A390]-1)^2 + ([.A390]-1) * [.$G$3]) * [.$G$1]) + [.$G$1]" office:value-type="float" office:value="301477000000000" calcext:value-type="float">
            <text:p>301,477,000,000,000</text:p>
          </table:table-cell>
          <table:table-cell table:formula="of:=[.B390]/[.B389]" office:value-type="float" office:value="1.00517127558131" calcext:value-type="float">
            <text:p>1.0052</text:p>
          </table:table-cell>
          <table:table-cell table:formula="of:=[.B390]+[.D389]" office:value-type="float" office:value="3.9167243E+016" calcext:value-type="float">
            <text:p>39,167,243,000,000,00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([.$G$2] * ([.A391]-1)^2 + ([.A391]-1) * [.$G$3]) * [.$G$1]) + [.$G$1]" office:value-type="float" office:value="303032000000000" calcext:value-type="float">
            <text:p>303,032,000,000,000</text:p>
          </table:table-cell>
          <table:table-cell table:formula="of:=[.B391]/[.B390]" office:value-type="float" office:value="1.00515793907993" calcext:value-type="float">
            <text:p>1.0052</text:p>
          </table:table-cell>
          <table:table-cell table:formula="of:=[.B391]+[.D390]" office:value-type="float" office:value="3.9470275E+016" calcext:value-type="float">
            <text:p>39,470,275,000,000,00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([.$G$2] * ([.A392]-1)^2 + ([.A392]-1) * [.$G$3]) * [.$G$1]) + [.$G$1]" office:value-type="float" office:value="304591000000000" calcext:value-type="float">
            <text:p>304,591,000,000,000</text:p>
          </table:table-cell>
          <table:table-cell table:formula="of:=[.B392]/[.B391]" office:value-type="float" office:value="1.00514467118984" calcext:value-type="float">
            <text:p>1.0051</text:p>
          </table:table-cell>
          <table:table-cell table:formula="of:=[.B392]+[.D391]" office:value-type="float" office:value="3.9774866E+016" calcext:value-type="float">
            <text:p>39,774,866,000,000,00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([.$G$2] * ([.A393]-1)^2 + ([.A393]-1) * [.$G$3]) * [.$G$1]) + [.$G$1]" office:value-type="float" office:value="306154000000000" calcext:value-type="float">
            <text:p>306,154,000,000,000</text:p>
          </table:table-cell>
          <table:table-cell table:formula="of:=[.B393]/[.B392]" office:value-type="float" office:value="1.00513147138294" calcext:value-type="float">
            <text:p>1.0051</text:p>
          </table:table-cell>
          <table:table-cell table:formula="of:=[.B393]+[.D392]" office:value-type="float" office:value="4.008102E+016" calcext:value-type="float">
            <text:p>40,081,020,000,000,00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([.$G$2] * ([.A394]-1)^2 + ([.A394]-1) * [.$G$3]) * [.$G$1]) + [.$G$1]" office:value-type="float" office:value="307721000000000" calcext:value-type="float">
            <text:p>307,721,000,000,000</text:p>
          </table:table-cell>
          <table:table-cell table:formula="of:=[.B394]/[.B393]" office:value-type="float" office:value="1.00511833913651" calcext:value-type="float">
            <text:p>1.0051</text:p>
          </table:table-cell>
          <table:table-cell table:formula="of:=[.B394]+[.D393]" office:value-type="float" office:value="4.0388741E+016" calcext:value-type="float">
            <text:p>40,388,741,000,000,00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([.$G$2] * ([.A395]-1)^2 + ([.A395]-1) * [.$G$3]) * [.$G$1]) + [.$G$1]" office:value-type="float" office:value="309292000000000" calcext:value-type="float">
            <text:p>309,292,000,000,000</text:p>
          </table:table-cell>
          <table:table-cell table:formula="of:=[.B395]/[.B394]" office:value-type="float" office:value="1.00510527393321" calcext:value-type="float">
            <text:p>1.0051</text:p>
          </table:table-cell>
          <table:table-cell table:formula="of:=[.B395]+[.D394]" office:value-type="float" office:value="4.0698033E+016" calcext:value-type="float">
            <text:p>40,698,033,000,000,00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([.$G$2] * ([.A396]-1)^2 + ([.A396]-1) * [.$G$3]) * [.$G$1]) + [.$G$1]" office:value-type="float" office:value="310867000000000" calcext:value-type="float">
            <text:p>310,867,000,000,000</text:p>
          </table:table-cell>
          <table:table-cell table:formula="of:=[.B396]/[.B395]" office:value-type="float" office:value="1.00509227526092" calcext:value-type="float">
            <text:p>1.0051</text:p>
          </table:table-cell>
          <table:table-cell table:formula="of:=[.B396]+[.D395]" office:value-type="float" office:value="4.10089E+016" calcext:value-type="float">
            <text:p>41,008,900,000,000,00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([.$G$2] * ([.A397]-1)^2 + ([.A397]-1) * [.$G$3]) * [.$G$1]) + [.$G$1]" office:value-type="float" office:value="312446000000000" calcext:value-type="float">
            <text:p>312,446,000,000,000</text:p>
          </table:table-cell>
          <table:table-cell table:formula="of:=[.B397]/[.B396]" office:value-type="float" office:value="1.00507934261276" calcext:value-type="float">
            <text:p>1.0051</text:p>
          </table:table-cell>
          <table:table-cell table:formula="of:=[.B397]+[.D396]" office:value-type="float" office:value="4.1321346E+016" calcext:value-type="float">
            <text:p>41,321,346,000,000,00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([.$G$2] * ([.A398]-1)^2 + ([.A398]-1) * [.$G$3]) * [.$G$1]) + [.$G$1]" office:value-type="float" office:value="314029000000000" calcext:value-type="float">
            <text:p>314,029,000,000,000</text:p>
          </table:table-cell>
          <table:table-cell table:formula="of:=[.B398]/[.B397]" office:value-type="float" office:value="1.00506647548696" calcext:value-type="float">
            <text:p>1.0051</text:p>
          </table:table-cell>
          <table:table-cell table:formula="of:=[.B398]+[.D397]" office:value-type="float" office:value="4.1635375E+016" calcext:value-type="float">
            <text:p>41,635,375,000,000,00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([.$G$2] * ([.A399]-1)^2 + ([.A399]-1) * [.$G$3]) * [.$G$1]) + [.$G$1]" office:value-type="float" office:value="315616000000000" calcext:value-type="float">
            <text:p>315,616,000,000,000</text:p>
          </table:table-cell>
          <table:table-cell table:formula="of:=[.B399]/[.B398]" office:value-type="float" office:value="1.00505367338685" calcext:value-type="float">
            <text:p>1.0051</text:p>
          </table:table-cell>
          <table:table-cell table:formula="of:=[.B399]+[.D398]" office:value-type="float" office:value="4.1950991E+016" calcext:value-type="float">
            <text:p>41,950,991,000,000,00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([.$G$2] * ([.A400]-1)^2 + ([.A400]-1) * [.$G$3]) * [.$G$1]) + [.$G$1]" office:value-type="float" office:value="317207000000000" calcext:value-type="float">
            <text:p>317,207,000,000,000</text:p>
          </table:table-cell>
          <table:table-cell table:formula="of:=[.B400]/[.B399]" office:value-type="float" office:value="1.00504093582074" calcext:value-type="float">
            <text:p>1.0050</text:p>
          </table:table-cell>
          <table:table-cell table:formula="of:=[.B400]+[.D399]" office:value-type="float" office:value="4.2268198E+016" calcext:value-type="float">
            <text:p>42,268,198,000,000,0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([.$G$2] * ([.A401]-1)^2 + ([.A401]-1) * [.$G$3]) * [.$G$1]) + [.$G$1]" office:value-type="float" office:value="318802000000000" calcext:value-type="float">
            <text:p>318,802,000,000,000</text:p>
          </table:table-cell>
          <table:table-cell table:formula="of:=[.B401]/[.B400]" office:value-type="float" office:value="1.0050282623019" calcext:value-type="float">
            <text:p>1.0050</text:p>
          </table:table-cell>
          <table:table-cell table:formula="of:=[.B401]+[.D400]" office:value-type="float" office:value="4.2587E+016" calcext:value-type="float">
            <text:p>42,587,000,000,000,00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([.$G$2] * ([.A402]-1)^2 + ([.A402]-1) * [.$G$3]) * [.$G$1]) + [.$G$1]" office:value-type="float" office:value="320401000000000" calcext:value-type="float">
            <text:p>320,401,000,000,000</text:p>
          </table:table-cell>
          <table:table-cell table:formula="of:=[.B402]/[.B401]" office:value-type="float" office:value="1.00501565234848" calcext:value-type="float">
            <text:p>1.0050</text:p>
          </table:table-cell>
          <table:table-cell table:formula="of:=[.B402]+[.D401]" office:value-type="float" office:value="4.2907401E+016" calcext:value-type="float">
            <text:p>42,907,401,000,000,00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([.$G$2] * ([.A403]-1)^2 + ([.A403]-1) * [.$G$3]) * [.$G$1]) + [.$G$1]" office:value-type="float" office:value="322004000000000" calcext:value-type="float">
            <text:p>322,004,000,000,000</text:p>
          </table:table-cell>
          <table:table-cell table:formula="of:=[.B403]/[.B402]" office:value-type="float" office:value="1.00500310548344" calcext:value-type="float">
            <text:p>1.0050</text:p>
          </table:table-cell>
          <table:table-cell table:formula="of:=[.B403]+[.D402]" office:value-type="float" office:value="4.3229405E+016" calcext:value-type="float">
            <text:p>43,229,405,000,000,00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([.$G$2] * ([.A404]-1)^2 + ([.A404]-1) * [.$G$3]) * [.$G$1]) + [.$G$1]" office:value-type="float" office:value="323611000000000" calcext:value-type="float">
            <text:p>323,611,000,000,000</text:p>
          </table:table-cell>
          <table:table-cell table:formula="of:=[.B404]/[.B403]" office:value-type="float" office:value="1.00499062123452" calcext:value-type="float">
            <text:p>1.0050</text:p>
          </table:table-cell>
          <table:table-cell table:formula="of:=[.B404]+[.D403]" office:value-type="float" office:value="4.3553016E+016" calcext:value-type="float">
            <text:p>43,553,016,000,000,00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([.$G$2] * ([.A405]-1)^2 + ([.A405]-1) * [.$G$3]) * [.$G$1]) + [.$G$1]" office:value-type="float" office:value="325222000000000" calcext:value-type="float">
            <text:p>325,222,000,000,000</text:p>
          </table:table-cell>
          <table:table-cell table:formula="of:=[.B405]/[.B404]" office:value-type="float" office:value="1.00497819913415" calcext:value-type="float">
            <text:p>1.0050</text:p>
          </table:table-cell>
          <table:table-cell table:formula="of:=[.B405]+[.D404]" office:value-type="float" office:value="4.3878238E+016" calcext:value-type="float">
            <text:p>43,878,238,000,000,00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([.$G$2] * ([.A406]-1)^2 + ([.A406]-1) * [.$G$3]) * [.$G$1]) + [.$G$1]" office:value-type="float" office:value="326837000000000" calcext:value-type="float">
            <text:p>326,837,000,000,000</text:p>
          </table:table-cell>
          <table:table-cell table:formula="of:=[.B406]/[.B405]" office:value-type="float" office:value="1.0049658387194" calcext:value-type="float">
            <text:p>1.0050</text:p>
          </table:table-cell>
          <table:table-cell table:formula="of:=[.B406]+[.D405]" office:value-type="float" office:value="4.4205075E+016" calcext:value-type="float">
            <text:p>44,205,075,000,000,00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([.$G$2] * ([.A407]-1)^2 + ([.A407]-1) * [.$G$3]) * [.$G$1]) + [.$G$1]" office:value-type="float" office:value="328456000000000" calcext:value-type="float">
            <text:p>328,456,000,000,000</text:p>
          </table:table-cell>
          <table:table-cell table:formula="of:=[.B407]/[.B406]" office:value-type="float" office:value="1.00495353953194" calcext:value-type="float">
            <text:p>1.0050</text:p>
          </table:table-cell>
          <table:table-cell table:formula="of:=[.B407]+[.D406]" office:value-type="float" office:value="4.4533531E+016" calcext:value-type="float">
            <text:p>44,533,531,000,000,00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([.$G$2] * ([.A408]-1)^2 + ([.A408]-1) * [.$G$3]) * [.$G$1]) + [.$G$1]" office:value-type="float" office:value="330079000000000" calcext:value-type="float">
            <text:p>330,079,000,000,000</text:p>
          </table:table-cell>
          <table:table-cell table:formula="of:=[.B408]/[.B407]" office:value-type="float" office:value="1.00494130111796" calcext:value-type="float">
            <text:p>1.0049</text:p>
          </table:table-cell>
          <table:table-cell table:formula="of:=[.B408]+[.D407]" office:value-type="float" office:value="4.486361E+016" calcext:value-type="float">
            <text:p>44,863,610,000,000,00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([.$G$2] * ([.A409]-1)^2 + ([.A409]-1) * [.$G$3]) * [.$G$1]) + [.$G$1]" office:value-type="float" office:value="331706000000000" calcext:value-type="float">
            <text:p>331,706,000,000,000</text:p>
          </table:table-cell>
          <table:table-cell table:formula="of:=[.B409]/[.B408]" office:value-type="float" office:value="1.00492912302812" calcext:value-type="float">
            <text:p>1.0049</text:p>
          </table:table-cell>
          <table:table-cell table:formula="of:=[.B409]+[.D408]" office:value-type="float" office:value="4.5195316E+016" calcext:value-type="float">
            <text:p>45,195,316,000,000,00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([.$G$2] * ([.A410]-1)^2 + ([.A410]-1) * [.$G$3]) * [.$G$1]) + [.$G$1]" office:value-type="float" office:value="333337000000000" calcext:value-type="float">
            <text:p>333,337,000,000,000</text:p>
          </table:table-cell>
          <table:table-cell table:formula="of:=[.B410]/[.B409]" office:value-type="float" office:value="1.00491700481752" calcext:value-type="float">
            <text:p>1.0049</text:p>
          </table:table-cell>
          <table:table-cell table:formula="of:=[.B410]+[.D409]" office:value-type="float" office:value="4.5528653E+016" calcext:value-type="float">
            <text:p>45,528,653,000,000,00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([.$G$2] * ([.A411]-1)^2 + ([.A411]-1) * [.$G$3]) * [.$G$1]) + [.$G$1]" office:value-type="float" office:value="334972000000000" calcext:value-type="float">
            <text:p>334,972,000,000,000</text:p>
          </table:table-cell>
          <table:table-cell table:formula="of:=[.B411]/[.B410]" office:value-type="float" office:value="1.00490494604559" calcext:value-type="float">
            <text:p>1.0049</text:p>
          </table:table-cell>
          <table:table-cell table:formula="of:=[.B411]+[.D410]" office:value-type="float" office:value="4.5863625E+016" calcext:value-type="float">
            <text:p>45,863,625,000,000,00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([.$G$2] * ([.A412]-1)^2 + ([.A412]-1) * [.$G$3]) * [.$G$1]) + [.$G$1]" office:value-type="float" office:value="336611000000000" calcext:value-type="float">
            <text:p>336,611,000,000,000</text:p>
          </table:table-cell>
          <table:table-cell table:formula="of:=[.B412]/[.B411]" office:value-type="float" office:value="1.00489294627611" calcext:value-type="float">
            <text:p>1.0049</text:p>
          </table:table-cell>
          <table:table-cell table:formula="of:=[.B412]+[.D411]" office:value-type="float" office:value="4.6200236E+016" calcext:value-type="float">
            <text:p>46,200,236,000,000,00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([.$G$2] * ([.A413]-1)^2 + ([.A413]-1) * [.$G$3]) * [.$G$1]) + [.$G$1]" office:value-type="float" office:value="338254000000000" calcext:value-type="float">
            <text:p>338,254,000,000,000</text:p>
          </table:table-cell>
          <table:table-cell table:formula="of:=[.B413]/[.B412]" office:value-type="float" office:value="1.00488100507708" calcext:value-type="float">
            <text:p>1.0049</text:p>
          </table:table-cell>
          <table:table-cell table:formula="of:=[.B413]+[.D412]" office:value-type="float" office:value="4.653849E+016" calcext:value-type="float">
            <text:p>46,538,490,000,000,00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([.$G$2] * ([.A414]-1)^2 + ([.A414]-1) * [.$G$3]) * [.$G$1]) + [.$G$1]" office:value-type="float" office:value="339901000000000" calcext:value-type="float">
            <text:p>339,901,000,000,000</text:p>
          </table:table-cell>
          <table:table-cell table:formula="of:=[.B414]/[.B413]" office:value-type="float" office:value="1.00486912202073" calcext:value-type="float">
            <text:p>1.0049</text:p>
          </table:table-cell>
          <table:table-cell table:formula="of:=[.B414]+[.D413]" office:value-type="float" office:value="4.6878391E+016" calcext:value-type="float">
            <text:p>46,878,391,000,000,00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([.$G$2] * ([.A415]-1)^2 + ([.A415]-1) * [.$G$3]) * [.$G$1]) + [.$G$1]" office:value-type="float" office:value="341552000000000" calcext:value-type="float">
            <text:p>341,552,000,000,000</text:p>
          </table:table-cell>
          <table:table-cell table:formula="of:=[.B415]/[.B414]" office:value-type="float" office:value="1.00485729668345" calcext:value-type="float">
            <text:p>1.0049</text:p>
          </table:table-cell>
          <table:table-cell table:formula="of:=[.B415]+[.D414]" office:value-type="float" office:value="4.7219943E+016" calcext:value-type="float">
            <text:p>47,219,943,000,000,00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([.$G$2] * ([.A416]-1)^2 + ([.A416]-1) * [.$G$3]) * [.$G$1]) + [.$G$1]" office:value-type="float" office:value="343207000000000" calcext:value-type="float">
            <text:p>343,207,000,000,000</text:p>
          </table:table-cell>
          <table:table-cell table:formula="of:=[.B416]/[.B415]" office:value-type="float" office:value="1.00484552864571" calcext:value-type="float">
            <text:p>1.0048</text:p>
          </table:table-cell>
          <table:table-cell table:formula="of:=[.B416]+[.D415]" office:value-type="float" office:value="4.756315E+016" calcext:value-type="float">
            <text:p>47,563,150,000,000,00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([.$G$2] * ([.A417]-1)^2 + ([.A417]-1) * [.$G$3]) * [.$G$1]) + [.$G$1]" office:value-type="float" office:value="344866000000000" calcext:value-type="float">
            <text:p>344,866,000,000,000</text:p>
          </table:table-cell>
          <table:table-cell table:formula="of:=[.B417]/[.B416]" office:value-type="float" office:value="1.00483381749207" calcext:value-type="float">
            <text:p>1.0048</text:p>
          </table:table-cell>
          <table:table-cell table:formula="of:=[.B417]+[.D416]" office:value-type="float" office:value="4.7908016E+016" calcext:value-type="float">
            <text:p>47,908,016,000,000,000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([.$G$2] * ([.A418]-1)^2 + ([.A418]-1) * [.$G$3]) * [.$G$1]) + [.$G$1]" office:value-type="float" office:value="346529000000000" calcext:value-type="float">
            <text:p>346,529,000,000,000</text:p>
          </table:table-cell>
          <table:table-cell table:formula="of:=[.B418]/[.B417]" office:value-type="float" office:value="1.00482216281106" calcext:value-type="float">
            <text:p>1.0048</text:p>
          </table:table-cell>
          <table:table-cell table:formula="of:=[.B418]+[.D417]" office:value-type="float" office:value="4.8254545E+016" calcext:value-type="float">
            <text:p>48,254,545,000,000,00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([.$G$2] * ([.A419]-1)^2 + ([.A419]-1) * [.$G$3]) * [.$G$1]) + [.$G$1]" office:value-type="float" office:value="348196000000000" calcext:value-type="float">
            <text:p>348,196,000,000,000</text:p>
          </table:table-cell>
          <table:table-cell table:formula="of:=[.B419]/[.B418]" office:value-type="float" office:value="1.0048105641952" calcext:value-type="float">
            <text:p>1.0048</text:p>
          </table:table-cell>
          <table:table-cell table:formula="of:=[.B419]+[.D418]" office:value-type="float" office:value="4.8602741E+016" calcext:value-type="float">
            <text:p>48,602,741,000,000,000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([.$G$2] * ([.A420]-1)^2 + ([.A420]-1) * [.$G$3]) * [.$G$1]) + [.$G$1]" office:value-type="float" office:value="349867000000000" calcext:value-type="float">
            <text:p>349,867,000,000,000</text:p>
          </table:table-cell>
          <table:table-cell table:formula="of:=[.B420]/[.B419]" office:value-type="float" office:value="1.00479902124091" calcext:value-type="float">
            <text:p>1.0048</text:p>
          </table:table-cell>
          <table:table-cell table:formula="of:=[.B420]+[.D419]" office:value-type="float" office:value="4.8952608E+016" calcext:value-type="float">
            <text:p>48,952,608,000,000,00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([.$G$2] * ([.A421]-1)^2 + ([.A421]-1) * [.$G$3]) * [.$G$1]) + [.$G$1]" office:value-type="float" office:value="351542000000000" calcext:value-type="float">
            <text:p>351,542,000,000,000</text:p>
          </table:table-cell>
          <table:table-cell table:formula="of:=[.B421]/[.B420]" office:value-type="float" office:value="1.00478753354846" calcext:value-type="float">
            <text:p>1.0048</text:p>
          </table:table-cell>
          <table:table-cell table:formula="of:=[.B421]+[.D420]" office:value-type="float" office:value="4.930415E+016" calcext:value-type="float">
            <text:p>49,304,150,000,000,00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([.$G$2] * ([.A422]-1)^2 + ([.A422]-1) * [.$G$3]) * [.$G$1]) + [.$G$1]" office:value-type="float" office:value="353221000000000" calcext:value-type="float">
            <text:p>353,221,000,000,000</text:p>
          </table:table-cell>
          <table:table-cell table:formula="of:=[.B422]/[.B421]" office:value-type="float" office:value="1.00477610072196" calcext:value-type="float">
            <text:p>1.0048</text:p>
          </table:table-cell>
          <table:table-cell table:formula="of:=[.B422]+[.D421]" office:value-type="float" office:value="4.9657371E+016" calcext:value-type="float">
            <text:p>49,657,371,000,000,00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([.$G$2] * ([.A423]-1)^2 + ([.A423]-1) * [.$G$3]) * [.$G$1]) + [.$G$1]" office:value-type="float" office:value="354904000000000" calcext:value-type="float">
            <text:p>354,904,000,000,000</text:p>
          </table:table-cell>
          <table:table-cell table:formula="of:=[.B423]/[.B422]" office:value-type="float" office:value="1.00476472236928" calcext:value-type="float">
            <text:p>1.0048</text:p>
          </table:table-cell>
          <table:table-cell table:formula="of:=[.B423]+[.D422]" office:value-type="float" office:value="5.0012275E+016" calcext:value-type="float">
            <text:p>50,012,275,000,000,00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([.$G$2] * ([.A424]-1)^2 + ([.A424]-1) * [.$G$3]) * [.$G$1]) + [.$G$1]" office:value-type="float" office:value="356591000000000" calcext:value-type="float">
            <text:p>356,591,000,000,000</text:p>
          </table:table-cell>
          <table:table-cell table:formula="of:=[.B424]/[.B423]" office:value-type="float" office:value="1.00475339810202" calcext:value-type="float">
            <text:p>1.0048</text:p>
          </table:table-cell>
          <table:table-cell table:formula="of:=[.B424]+[.D423]" office:value-type="float" office:value="5.0368866E+016" calcext:value-type="float">
            <text:p>50,368,866,000,000,00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([.$G$2] * ([.A425]-1)^2 + ([.A425]-1) * [.$G$3]) * [.$G$1]) + [.$G$1]" office:value-type="float" office:value="358282000000000" calcext:value-type="float">
            <text:p>358,282,000,000,000</text:p>
          </table:table-cell>
          <table:table-cell table:formula="of:=[.B425]/[.B424]" office:value-type="float" office:value="1.00474212753547" calcext:value-type="float">
            <text:p>1.0047</text:p>
          </table:table-cell>
          <table:table-cell table:formula="of:=[.B425]+[.D424]" office:value-type="float" office:value="5.0727148E+016" calcext:value-type="float">
            <text:p>50,727,148,000,000,00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([.$G$2] * ([.A426]-1)^2 + ([.A426]-1) * [.$G$3]) * [.$G$1]) + [.$G$1]" office:value-type="float" office:value="359977000000000" calcext:value-type="float">
            <text:p>359,977,000,000,000</text:p>
          </table:table-cell>
          <table:table-cell table:formula="of:=[.B426]/[.B425]" office:value-type="float" office:value="1.00473091028854" calcext:value-type="float">
            <text:p>1.0047</text:p>
          </table:table-cell>
          <table:table-cell table:formula="of:=[.B426]+[.D425]" office:value-type="float" office:value="5.1087125E+016" calcext:value-type="float">
            <text:p>51,087,125,000,000,00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([.$G$2] * ([.A427]-1)^2 + ([.A427]-1) * [.$G$3]) * [.$G$1]) + [.$G$1]" office:value-type="float" office:value="361676000000000" calcext:value-type="float">
            <text:p>361,676,000,000,000</text:p>
          </table:table-cell>
          <table:table-cell table:formula="of:=[.B427]/[.B426]" office:value-type="float" office:value="1.00471974598377" calcext:value-type="float">
            <text:p>1.0047</text:p>
          </table:table-cell>
          <table:table-cell table:formula="of:=[.B427]+[.D426]" office:value-type="float" office:value="5.1448801E+016" calcext:value-type="float">
            <text:p>51,448,801,000,000,00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([.$G$2] * ([.A428]-1)^2 + ([.A428]-1) * [.$G$3]) * [.$G$1]) + [.$G$1]" office:value-type="float" office:value="363379000000000" calcext:value-type="float">
            <text:p>363,379,000,000,000</text:p>
          </table:table-cell>
          <table:table-cell table:formula="of:=[.B428]/[.B427]" office:value-type="float" office:value="1.00470863424723" calcext:value-type="float">
            <text:p>1.0047</text:p>
          </table:table-cell>
          <table:table-cell table:formula="of:=[.B428]+[.D427]" office:value-type="float" office:value="5.181218E+016" calcext:value-type="float">
            <text:p>51,812,180,000,000,000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([.$G$2] * ([.A429]-1)^2 + ([.A429]-1) * [.$G$3]) * [.$G$1]) + [.$G$1]" office:value-type="float" office:value="365086000000000" calcext:value-type="float">
            <text:p>365,086,000,000,000</text:p>
          </table:table-cell>
          <table:table-cell table:formula="of:=[.B429]/[.B428]" office:value-type="float" office:value="1.0046975747085" calcext:value-type="float">
            <text:p>1.0047</text:p>
          </table:table-cell>
          <table:table-cell table:formula="of:=[.B429]+[.D428]" office:value-type="float" office:value="5.2177266E+016" calcext:value-type="float">
            <text:p>52,177,266,000,000,00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([.$G$2] * ([.A430]-1)^2 + ([.A430]-1) * [.$G$3]) * [.$G$1]) + [.$G$1]" office:value-type="float" office:value="366797000000000" calcext:value-type="float">
            <text:p>366,797,000,000,000</text:p>
          </table:table-cell>
          <table:table-cell table:formula="of:=[.B430]/[.B429]" office:value-type="float" office:value="1.00468656700065" calcext:value-type="float">
            <text:p>1.0047</text:p>
          </table:table-cell>
          <table:table-cell table:formula="of:=[.B430]+[.D429]" office:value-type="float" office:value="5.2544063E+016" calcext:value-type="float">
            <text:p>52,544,063,000,000,00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([.$G$2] * ([.A431]-1)^2 + ([.A431]-1) * [.$G$3]) * [.$G$1]) + [.$G$1]" office:value-type="float" office:value="368512000000000" calcext:value-type="float">
            <text:p>368,512,000,000,000</text:p>
          </table:table-cell>
          <table:table-cell table:formula="of:=[.B431]/[.B430]" office:value-type="float" office:value="1.00467561076018" calcext:value-type="float">
            <text:p>1.0047</text:p>
          </table:table-cell>
          <table:table-cell table:formula="of:=[.B431]+[.D430]" office:value-type="float" office:value="5.2912575E+016" calcext:value-type="float">
            <text:p>52,912,575,000,000,00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([.$G$2] * ([.A432]-1)^2 + ([.A432]-1) * [.$G$3]) * [.$G$1]) + [.$G$1]" office:value-type="float" office:value="370231000000000" calcext:value-type="float">
            <text:p>370,231,000,000,000</text:p>
          </table:table-cell>
          <table:table-cell table:formula="of:=[.B432]/[.B431]" office:value-type="float" office:value="1.00466470562695" calcext:value-type="float">
            <text:p>1.0047</text:p>
          </table:table-cell>
          <table:table-cell table:formula="of:=[.B432]+[.D431]" office:value-type="float" office:value="5.3282806E+016" calcext:value-type="float">
            <text:p>53,282,806,000,000,00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([.$G$2] * ([.A433]-1)^2 + ([.A433]-1) * [.$G$3]) * [.$G$1]) + [.$G$1]" office:value-type="float" office:value="371954000000000" calcext:value-type="float">
            <text:p>371,954,000,000,000</text:p>
          </table:table-cell>
          <table:table-cell table:formula="of:=[.B433]/[.B432]" office:value-type="float" office:value="1.00465385124422" calcext:value-type="float">
            <text:p>1.0047</text:p>
          </table:table-cell>
          <table:table-cell table:formula="of:=[.B433]+[.D432]" office:value-type="float" office:value="5.365476E+016" calcext:value-type="float">
            <text:p>53,654,760,000,000,00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([.$G$2] * ([.A434]-1)^2 + ([.A434]-1) * [.$G$3]) * [.$G$1]) + [.$G$1]" office:value-type="float" office:value="373681000000000" calcext:value-type="float">
            <text:p>373,681,000,000,000</text:p>
          </table:table-cell>
          <table:table-cell table:formula="of:=[.B434]/[.B433]" office:value-type="float" office:value="1.00464304725853" calcext:value-type="float">
            <text:p>1.0046</text:p>
          </table:table-cell>
          <table:table-cell table:formula="of:=[.B434]+[.D433]" office:value-type="float" office:value="5.4028441E+016" calcext:value-type="float">
            <text:p>54,028,441,000,000,00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([.$G$2] * ([.A435]-1)^2 + ([.A435]-1) * [.$G$3]) * [.$G$1]) + [.$G$1]" office:value-type="float" office:value="375412000000000" calcext:value-type="float">
            <text:p>375,412,000,000,000</text:p>
          </table:table-cell>
          <table:table-cell table:formula="of:=[.B435]/[.B434]" office:value-type="float" office:value="1.0046322933197" calcext:value-type="float">
            <text:p>1.0046</text:p>
          </table:table-cell>
          <table:table-cell table:formula="of:=[.B435]+[.D434]" office:value-type="float" office:value="5.4403853E+016" calcext:value-type="float">
            <text:p>54,403,853,000,000,00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([.$G$2] * ([.A436]-1)^2 + ([.A436]-1) * [.$G$3]) * [.$G$1]) + [.$G$1]" office:value-type="float" office:value="377147000000000" calcext:value-type="float">
            <text:p>377,147,000,000,000</text:p>
          </table:table-cell>
          <table:table-cell table:formula="of:=[.B436]/[.B435]" office:value-type="float" office:value="1.0046215890808" calcext:value-type="float">
            <text:p>1.0046</text:p>
          </table:table-cell>
          <table:table-cell table:formula="of:=[.B436]+[.D435]" office:value-type="float" office:value="5.4781E+016" calcext:value-type="float">
            <text:p>54,781,000,000,000,00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([.$G$2] * ([.A437]-1)^2 + ([.A437]-1) * [.$G$3]) * [.$G$1]) + [.$G$1]" office:value-type="float" office:value="378886000000000" calcext:value-type="float">
            <text:p>378,886,000,000,000</text:p>
          </table:table-cell>
          <table:table-cell table:formula="of:=[.B437]/[.B436]" office:value-type="float" office:value="1.00461093419807" calcext:value-type="float">
            <text:p>1.0046</text:p>
          </table:table-cell>
          <table:table-cell table:formula="of:=[.B437]+[.D436]" office:value-type="float" office:value="5.5159886E+016" calcext:value-type="float">
            <text:p>55,159,886,000,000,00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([.$G$2] * ([.A438]-1)^2 + ([.A438]-1) * [.$G$3]) * [.$G$1]) + [.$G$1]" office:value-type="float" office:value="380629000000000" calcext:value-type="float">
            <text:p>380,629,000,000,000</text:p>
          </table:table-cell>
          <table:table-cell table:formula="of:=[.B438]/[.B437]" office:value-type="float" office:value="1.00460032833095" calcext:value-type="float">
            <text:p>1.0046</text:p>
          </table:table-cell>
          <table:table-cell table:formula="of:=[.B438]+[.D437]" office:value-type="float" office:value="5.5540515E+016" calcext:value-type="float">
            <text:p>55,540,515,000,000,00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([.$G$2] * ([.A439]-1)^2 + ([.A439]-1) * [.$G$3]) * [.$G$1]) + [.$G$1]" office:value-type="float" office:value="382376000000000" calcext:value-type="float">
            <text:p>382,376,000,000,000</text:p>
          </table:table-cell>
          <table:table-cell table:formula="of:=[.B439]/[.B438]" office:value-type="float" office:value="1.00458977114198" calcext:value-type="float">
            <text:p>1.0046</text:p>
          </table:table-cell>
          <table:table-cell table:formula="of:=[.B439]+[.D438]" office:value-type="float" office:value="5.5922891E+016" calcext:value-type="float">
            <text:p>55,922,891,000,000,00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([.$G$2] * ([.A440]-1)^2 + ([.A440]-1) * [.$G$3]) * [.$G$1]) + [.$G$1]" office:value-type="float" office:value="384127000000000" calcext:value-type="float">
            <text:p>384,127,000,000,000</text:p>
          </table:table-cell>
          <table:table-cell table:formula="of:=[.B440]/[.B439]" office:value-type="float" office:value="1.0045792622968" calcext:value-type="float">
            <text:p>1.0046</text:p>
          </table:table-cell>
          <table:table-cell table:formula="of:=[.B440]+[.D439]" office:value-type="float" office:value="5.6307018E+016" calcext:value-type="float">
            <text:p>56,307,018,000,000,00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([.$G$2] * ([.A441]-1)^2 + ([.A441]-1) * [.$G$3]) * [.$G$1]) + [.$G$1]" office:value-type="float" office:value="385882000000000" calcext:value-type="float">
            <text:p>385,882,000,000,000</text:p>
          </table:table-cell>
          <table:table-cell table:formula="of:=[.B441]/[.B440]" office:value-type="float" office:value="1.0045688014641" calcext:value-type="float">
            <text:p>1.0046</text:p>
          </table:table-cell>
          <table:table-cell table:formula="of:=[.B441]+[.D440]" office:value-type="float" office:value="5.66929E+016" calcext:value-type="float">
            <text:p>56,692,900,000,000,00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([.$G$2] * ([.A442]-1)^2 + ([.A442]-1) * [.$G$3]) * [.$G$1]) + [.$G$1]" office:value-type="float" office:value="387641000000000" calcext:value-type="float">
            <text:p>387,641,000,000,000</text:p>
          </table:table-cell>
          <table:table-cell table:formula="of:=[.B442]/[.B441]" office:value-type="float" office:value="1.0045583883156" calcext:value-type="float">
            <text:p>1.0046</text:p>
          </table:table-cell>
          <table:table-cell table:formula="of:=[.B442]+[.D441]" office:value-type="float" office:value="5.7080541E+016" calcext:value-type="float">
            <text:p>57,080,541,000,000,00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([.$G$2] * ([.A443]-1)^2 + ([.A443]-1) * [.$G$3]) * [.$G$1]) + [.$G$1]" office:value-type="float" office:value="389404000000000" calcext:value-type="float">
            <text:p>389,404,000,000,000</text:p>
          </table:table-cell>
          <table:table-cell table:formula="of:=[.B443]/[.B442]" office:value-type="float" office:value="1.004548022526" calcext:value-type="float">
            <text:p>1.0045</text:p>
          </table:table-cell>
          <table:table-cell table:formula="of:=[.B443]+[.D442]" office:value-type="float" office:value="5.7469945E+016" calcext:value-type="float">
            <text:p>57,469,945,000,000,00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([.$G$2] * ([.A444]-1)^2 + ([.A444]-1) * [.$G$3]) * [.$G$1]) + [.$G$1]" office:value-type="float" office:value="391171000000000" calcext:value-type="float">
            <text:p>391,171,000,000,000</text:p>
          </table:table-cell>
          <table:table-cell table:formula="of:=[.B444]/[.B443]" office:value-type="float" office:value="1.00453770377295" calcext:value-type="float">
            <text:p>1.0045</text:p>
          </table:table-cell>
          <table:table-cell table:formula="of:=[.B444]+[.D443]" office:value-type="float" office:value="5.7861116E+016" calcext:value-type="float">
            <text:p>57,861,116,000,000,00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([.$G$2] * ([.A445]-1)^2 + ([.A445]-1) * [.$G$3]) * [.$G$1]) + [.$G$1]" office:value-type="float" office:value="392942000000000" calcext:value-type="float">
            <text:p>392,942,000,000,000</text:p>
          </table:table-cell>
          <table:table-cell table:formula="of:=[.B445]/[.B444]" office:value-type="float" office:value="1.00452743173702" calcext:value-type="float">
            <text:p>1.0045</text:p>
          </table:table-cell>
          <table:table-cell table:formula="of:=[.B445]+[.D444]" office:value-type="float" office:value="5.8254058E+016" calcext:value-type="float">
            <text:p>58,254,058,000,000,00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([.$G$2] * ([.A446]-1)^2 + ([.A446]-1) * [.$G$3]) * [.$G$1]) + [.$G$1]" office:value-type="float" office:value="394717000000000" calcext:value-type="float">
            <text:p>394,717,000,000,000</text:p>
          </table:table-cell>
          <table:table-cell table:formula="of:=[.B446]/[.B445]" office:value-type="float" office:value="1.00451720610166" calcext:value-type="float">
            <text:p>1.0045</text:p>
          </table:table-cell>
          <table:table-cell table:formula="of:=[.B446]+[.D445]" office:value-type="float" office:value="5.8648775E+016" calcext:value-type="float">
            <text:p>58,648,775,000,000,00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([.$G$2] * ([.A447]-1)^2 + ([.A447]-1) * [.$G$3]) * [.$G$1]) + [.$G$1]" office:value-type="float" office:value="396496000000000" calcext:value-type="float">
            <text:p>396,496,000,000,000</text:p>
          </table:table-cell>
          <table:table-cell table:formula="of:=[.B447]/[.B446]" office:value-type="float" office:value="1.0045070265532" calcext:value-type="float">
            <text:p>1.0045</text:p>
          </table:table-cell>
          <table:table-cell table:formula="of:=[.B447]+[.D446]" office:value-type="float" office:value="5.9045271E+016" calcext:value-type="float">
            <text:p>59,045,271,000,000,00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([.$G$2] * ([.A448]-1)^2 + ([.A448]-1) * [.$G$3]) * [.$G$1]) + [.$G$1]" office:value-type="float" office:value="398279000000000" calcext:value-type="float">
            <text:p>398,279,000,000,000</text:p>
          </table:table-cell>
          <table:table-cell table:formula="of:=[.B448]/[.B447]" office:value-type="float" office:value="1.00449689278076" calcext:value-type="float">
            <text:p>1.0045</text:p>
          </table:table-cell>
          <table:table-cell table:formula="of:=[.B448]+[.D447]" office:value-type="float" office:value="5.944355E+016" calcext:value-type="float">
            <text:p>59,443,550,000,000,000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([.$G$2] * ([.A449]-1)^2 + ([.A449]-1) * [.$G$3]) * [.$G$1]) + [.$G$1]" office:value-type="float" office:value="400066000000000" calcext:value-type="float">
            <text:p>400,066,000,000,000</text:p>
          </table:table-cell>
          <table:table-cell table:formula="of:=[.B449]/[.B448]" office:value-type="float" office:value="1.00448680447626" calcext:value-type="float">
            <text:p>1.0045</text:p>
          </table:table-cell>
          <table:table-cell table:formula="of:=[.B449]+[.D448]" office:value-type="float" office:value="5.9843616E+016" calcext:value-type="float">
            <text:p>59,843,616,000,000,00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([.$G$2] * ([.A450]-1)^2 + ([.A450]-1) * [.$G$3]) * [.$G$1]) + [.$G$1]" office:value-type="float" office:value="401857000000000" calcext:value-type="float">
            <text:p>401,857,000,000,000</text:p>
          </table:table-cell>
          <table:table-cell table:formula="of:=[.B450]/[.B449]" office:value-type="float" office:value="1.00447676133438" calcext:value-type="float">
            <text:p>1.0045</text:p>
          </table:table-cell>
          <table:table-cell table:formula="of:=[.B450]+[.D449]" office:value-type="float" office:value="6.0245473E+016" calcext:value-type="float">
            <text:p>60,245,473,000,000,00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([.$G$2] * ([.A451]-1)^2 + ([.A451]-1) * [.$G$3]) * [.$G$1]) + [.$G$1]" office:value-type="float" office:value="403652000000000" calcext:value-type="float">
            <text:p>403,652,000,000,000</text:p>
          </table:table-cell>
          <table:table-cell table:formula="of:=[.B451]/[.B450]" office:value-type="float" office:value="1.00446676305253" calcext:value-type="float">
            <text:p>1.0045</text:p>
          </table:table-cell>
          <table:table-cell table:formula="of:=[.B451]+[.D450]" office:value-type="float" office:value="6.0649125E+016" calcext:value-type="float">
            <text:p>60,649,125,000,000,00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([.$G$2] * ([.A452]-1)^2 + ([.A452]-1) * [.$G$3]) * [.$G$1]) + [.$G$1]" office:value-type="float" office:value="405451000000000" calcext:value-type="float">
            <text:p>405,451,000,000,000</text:p>
          </table:table-cell>
          <table:table-cell table:formula="of:=[.B452]/[.B451]" office:value-type="float" office:value="1.00445680933081" calcext:value-type="float">
            <text:p>1.0045</text:p>
          </table:table-cell>
          <table:table-cell table:formula="of:=[.B452]+[.D451]" office:value-type="float" office:value="6.1054576E+016" calcext:value-type="float">
            <text:p>61,054,576,000,000,00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([.$G$2] * ([.A453]-1)^2 + ([.A453]-1) * [.$G$3]) * [.$G$1]) + [.$G$1]" office:value-type="float" office:value="407254000000000" calcext:value-type="float">
            <text:p>407,254,000,000,000</text:p>
          </table:table-cell>
          <table:table-cell table:formula="of:=[.B453]/[.B452]" office:value-type="float" office:value="1.00444689987199" calcext:value-type="float">
            <text:p>1.0044</text:p>
          </table:table-cell>
          <table:table-cell table:formula="of:=[.B453]+[.D452]" office:value-type="float" office:value="6.146183E+016" calcext:value-type="float">
            <text:p>61,461,830,000,000,00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([.$G$2] * ([.A454]-1)^2 + ([.A454]-1) * [.$G$3]) * [.$G$1]) + [.$G$1]" office:value-type="float" office:value="409061000000000" calcext:value-type="float">
            <text:p>409,061,000,000,000</text:p>
          </table:table-cell>
          <table:table-cell table:formula="of:=[.B454]/[.B453]" office:value-type="float" office:value="1.00443703438149" calcext:value-type="float">
            <text:p>1.0044</text:p>
          </table:table-cell>
          <table:table-cell table:formula="of:=[.B454]+[.D453]" office:value-type="float" office:value="6.1870891E+016" calcext:value-type="float">
            <text:p>61,870,891,000,000,00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([.$G$2] * ([.A455]-1)^2 + ([.A455]-1) * [.$G$3]) * [.$G$1]) + [.$G$1]" office:value-type="float" office:value="410872000000000" calcext:value-type="float">
            <text:p>410,872,000,000,000</text:p>
          </table:table-cell>
          <table:table-cell table:formula="of:=[.B455]/[.B454]" office:value-type="float" office:value="1.00442721256732" calcext:value-type="float">
            <text:p>1.0044</text:p>
          </table:table-cell>
          <table:table-cell table:formula="of:=[.B455]+[.D454]" office:value-type="float" office:value="6.2281763E+016" calcext:value-type="float">
            <text:p>62,281,763,000,000,000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([.$G$2] * ([.A456]-1)^2 + ([.A456]-1) * [.$G$3]) * [.$G$1]) + [.$G$1]" office:value-type="float" office:value="412687000000000" calcext:value-type="float">
            <text:p>412,687,000,000,000</text:p>
          </table:table-cell>
          <table:table-cell table:formula="of:=[.B456]/[.B455]" office:value-type="float" office:value="1.00441743414007" calcext:value-type="float">
            <text:p>1.0044</text:p>
          </table:table-cell>
          <table:table-cell table:formula="of:=[.B456]+[.D455]" office:value-type="float" office:value="6.269445E+016" calcext:value-type="float">
            <text:p>62,694,450,000,000,00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([.$G$2] * ([.A457]-1)^2 + ([.A457]-1) * [.$G$3]) * [.$G$1]) + [.$G$1]" office:value-type="float" office:value="414506000000000" calcext:value-type="float">
            <text:p>414,506,000,000,000</text:p>
          </table:table-cell>
          <table:table-cell table:formula="of:=[.B457]/[.B456]" office:value-type="float" office:value="1.0044076988129" calcext:value-type="float">
            <text:p>1.0044</text:p>
          </table:table-cell>
          <table:table-cell table:formula="of:=[.B457]+[.D456]" office:value-type="float" office:value="6.3108956E+016" calcext:value-type="float">
            <text:p>63,108,956,000,000,000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([.$G$2] * ([.A458]-1)^2 + ([.A458]-1) * [.$G$3]) * [.$G$1]) + [.$G$1]" office:value-type="float" office:value="416329000000000" calcext:value-type="float">
            <text:p>416,329,000,000,000</text:p>
          </table:table-cell>
          <table:table-cell table:formula="of:=[.B458]/[.B457]" office:value-type="float" office:value="1.00439800630148" calcext:value-type="float">
            <text:p>1.0044</text:p>
          </table:table-cell>
          <table:table-cell table:formula="of:=[.B458]+[.D457]" office:value-type="float" office:value="6.3525285E+016" calcext:value-type="float">
            <text:p>63,525,285,000,000,00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([.$G$2] * ([.A459]-1)^2 + ([.A459]-1) * [.$G$3]) * [.$G$1]) + [.$G$1]" office:value-type="float" office:value="418156000000000" calcext:value-type="float">
            <text:p>418,156,000,000,000</text:p>
          </table:table-cell>
          <table:table-cell table:formula="of:=[.B459]/[.B458]" office:value-type="float" office:value="1.00438835632396" calcext:value-type="float">
            <text:p>1.0044</text:p>
          </table:table-cell>
          <table:table-cell table:formula="of:=[.B459]+[.D458]" office:value-type="float" office:value="6.3943441E+016" calcext:value-type="float">
            <text:p>63,943,441,000,000,00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([.$G$2] * ([.A460]-1)^2 + ([.A460]-1) * [.$G$3]) * [.$G$1]) + [.$G$1]" office:value-type="float" office:value="419987000000000" calcext:value-type="float">
            <text:p>419,987,000,000,000</text:p>
          </table:table-cell>
          <table:table-cell table:formula="of:=[.B460]/[.B459]" office:value-type="float" office:value="1.004378748601" calcext:value-type="float">
            <text:p>1.0044</text:p>
          </table:table-cell>
          <table:table-cell table:formula="of:=[.B460]+[.D459]" office:value-type="float" office:value="6.4363428E+016" calcext:value-type="float">
            <text:p>64,363,428,000,000,00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([.$G$2] * ([.A461]-1)^2 + ([.A461]-1) * [.$G$3]) * [.$G$1]) + [.$G$1]" office:value-type="float" office:value="421822000000000" calcext:value-type="float">
            <text:p>421,822,000,000,000</text:p>
          </table:table-cell>
          <table:table-cell table:formula="of:=[.B461]/[.B460]" office:value-type="float" office:value="1.00436918285566" calcext:value-type="float">
            <text:p>1.0044</text:p>
          </table:table-cell>
          <table:table-cell table:formula="of:=[.B461]+[.D460]" office:value-type="float" office:value="6.478525E+016" calcext:value-type="float">
            <text:p>64,785,250,000,000,00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([.$G$2] * ([.A462]-1)^2 + ([.A462]-1) * [.$G$3]) * [.$G$1]) + [.$G$1]" office:value-type="float" office:value="423661000000000" calcext:value-type="float">
            <text:p>423,661,000,000,000</text:p>
          </table:table-cell>
          <table:table-cell table:formula="of:=[.B462]/[.B461]" office:value-type="float" office:value="1.00435965881343" calcext:value-type="float">
            <text:p>1.0044</text:p>
          </table:table-cell>
          <table:table-cell table:formula="of:=[.B462]+[.D461]" office:value-type="float" office:value="6.5208911E+016" calcext:value-type="float">
            <text:p>65,208,911,000,000,00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([.$G$2] * ([.A463]-1)^2 + ([.A463]-1) * [.$G$3]) * [.$G$1]) + [.$G$1]" office:value-type="float" office:value="425504000000000" calcext:value-type="float">
            <text:p>425,504,000,000,000</text:p>
          </table:table-cell>
          <table:table-cell table:formula="of:=[.B463]/[.B462]" office:value-type="float" office:value="1.0043501762022" calcext:value-type="float">
            <text:p>1.0044</text:p>
          </table:table-cell>
          <table:table-cell table:formula="of:=[.B463]+[.D462]" office:value-type="float" office:value="6.5634415E+016" calcext:value-type="float">
            <text:p>65,634,415,000,000,00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([.$G$2] * ([.A464]-1)^2 + ([.A464]-1) * [.$G$3]) * [.$G$1]) + [.$G$1]" office:value-type="float" office:value="427351000000000" calcext:value-type="float">
            <text:p>427,351,000,000,000</text:p>
          </table:table-cell>
          <table:table-cell table:formula="of:=[.B464]/[.B463]" office:value-type="float" office:value="1.0043407347522" calcext:value-type="float">
            <text:p>1.0043</text:p>
          </table:table-cell>
          <table:table-cell table:formula="of:=[.B464]+[.D463]" office:value-type="float" office:value="6.6061766E+016" calcext:value-type="float">
            <text:p>66,061,766,000,000,00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([.$G$2] * ([.A465]-1)^2 + ([.A465]-1) * [.$G$3]) * [.$G$1]) + [.$G$1]" office:value-type="float" office:value="429202000000000" calcext:value-type="float">
            <text:p>429,202,000,000,000</text:p>
          </table:table-cell>
          <table:table-cell table:formula="of:=[.B465]/[.B464]" office:value-type="float" office:value="1.00433133419601" calcext:value-type="float">
            <text:p>1.0043</text:p>
          </table:table-cell>
          <table:table-cell table:formula="of:=[.B465]+[.D464]" office:value-type="float" office:value="6.6490968E+016" calcext:value-type="float">
            <text:p>66,490,968,000,000,000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([.$G$2] * ([.A466]-1)^2 + ([.A466]-1) * [.$G$3]) * [.$G$1]) + [.$G$1]" office:value-type="float" office:value="431057000000000" calcext:value-type="float">
            <text:p>431,057,000,000,000</text:p>
          </table:table-cell>
          <table:table-cell table:formula="of:=[.B466]/[.B465]" office:value-type="float" office:value="1.00432197426853" calcext:value-type="float">
            <text:p>1.0043</text:p>
          </table:table-cell>
          <table:table-cell table:formula="of:=[.B466]+[.D465]" office:value-type="float" office:value="6.6922025E+016" calcext:value-type="float">
            <text:p>66,922,025,000,000,00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([.$G$2] * ([.A467]-1)^2 + ([.A467]-1) * [.$G$3]) * [.$G$1]) + [.$G$1]" office:value-type="float" office:value="432916000000000" calcext:value-type="float">
            <text:p>432,916,000,000,000</text:p>
          </table:table-cell>
          <table:table-cell table:formula="of:=[.B467]/[.B466]" office:value-type="float" office:value="1.00431265470692" calcext:value-type="float">
            <text:p>1.0043</text:p>
          </table:table-cell>
          <table:table-cell table:formula="of:=[.B467]+[.D466]" office:value-type="float" office:value="6.7354941E+016" calcext:value-type="float">
            <text:p>67,354,941,000,000,00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([.$G$2] * ([.A468]-1)^2 + ([.A468]-1) * [.$G$3]) * [.$G$1]) + [.$G$1]" office:value-type="float" office:value="434779000000000" calcext:value-type="float">
            <text:p>434,779,000,000,000</text:p>
          </table:table-cell>
          <table:table-cell table:formula="of:=[.B468]/[.B467]" office:value-type="float" office:value="1.00430337525063" calcext:value-type="float">
            <text:p>1.0043</text:p>
          </table:table-cell>
          <table:table-cell table:formula="of:=[.B468]+[.D467]" office:value-type="float" office:value="6.778972E+016" calcext:value-type="float">
            <text:p>67,789,720,000,000,00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([.$G$2] * ([.A469]-1)^2 + ([.A469]-1) * [.$G$3]) * [.$G$1]) + [.$G$1]" office:value-type="float" office:value="436646000000000" calcext:value-type="float">
            <text:p>436,646,000,000,000</text:p>
          </table:table-cell>
          <table:table-cell table:formula="of:=[.B469]/[.B468]" office:value-type="float" office:value="1.00429413564133" calcext:value-type="float">
            <text:p>1.0043</text:p>
          </table:table-cell>
          <table:table-cell table:formula="of:=[.B469]+[.D468]" office:value-type="float" office:value="6.8226366E+016" calcext:value-type="float">
            <text:p>68,226,366,000,000,00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([.$G$2] * ([.A470]-1)^2 + ([.A470]-1) * [.$G$3]) * [.$G$1]) + [.$G$1]" office:value-type="float" office:value="438517000000000" calcext:value-type="float">
            <text:p>438,517,000,000,000</text:p>
          </table:table-cell>
          <table:table-cell table:formula="of:=[.B470]/[.B469]" office:value-type="float" office:value="1.00428493562291" calcext:value-type="float">
            <text:p>1.0043</text:p>
          </table:table-cell>
          <table:table-cell table:formula="of:=[.B470]+[.D469]" office:value-type="float" office:value="6.8664883E+016" calcext:value-type="float">
            <text:p>68,664,883,000,000,00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([.$G$2] * ([.A471]-1)^2 + ([.A471]-1) * [.$G$3]) * [.$G$1]) + [.$G$1]" office:value-type="float" office:value="440392000000000" calcext:value-type="float">
            <text:p>440,392,000,000,000</text:p>
          </table:table-cell>
          <table:table-cell table:formula="of:=[.B471]/[.B470]" office:value-type="float" office:value="1.00427577494145" calcext:value-type="float">
            <text:p>1.0043</text:p>
          </table:table-cell>
          <table:table-cell table:formula="of:=[.B471]+[.D470]" office:value-type="float" office:value="6.9105275E+016" calcext:value-type="float">
            <text:p>69,105,275,000,000,00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([.$G$2] * ([.A472]-1)^2 + ([.A472]-1) * [.$G$3]) * [.$G$1]) + [.$G$1]" office:value-type="float" office:value="442271000000000" calcext:value-type="float">
            <text:p>442,271,000,000,000</text:p>
          </table:table-cell>
          <table:table-cell table:formula="of:=[.B472]/[.B471]" office:value-type="float" office:value="1.0042666533452" calcext:value-type="float">
            <text:p>1.0043</text:p>
          </table:table-cell>
          <table:table-cell table:formula="of:=[.B472]+[.D471]" office:value-type="float" office:value="6.9547546E+016" calcext:value-type="float">
            <text:p>69,547,546,000,000,00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([.$G$2] * ([.A473]-1)^2 + ([.A473]-1) * [.$G$3]) * [.$G$1]) + [.$G$1]" office:value-type="float" office:value="444154000000000" calcext:value-type="float">
            <text:p>444,154,000,000,000</text:p>
          </table:table-cell>
          <table:table-cell table:formula="of:=[.B473]/[.B472]" office:value-type="float" office:value="1.00425757058455" calcext:value-type="float">
            <text:p>1.0043</text:p>
          </table:table-cell>
          <table:table-cell table:formula="of:=[.B473]+[.D472]" office:value-type="float" office:value="6.99917E+016" calcext:value-type="float">
            <text:p>69,991,700,000,000,00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([.$G$2] * ([.A474]-1)^2 + ([.A474]-1) * [.$G$3]) * [.$G$1]) + [.$G$1]" office:value-type="float" office:value="446041000000000" calcext:value-type="float">
            <text:p>446,041,000,000,000</text:p>
          </table:table-cell>
          <table:table-cell table:formula="of:=[.B474]/[.B473]" office:value-type="float" office:value="1.00424852641201" calcext:value-type="float">
            <text:p>1.0042</text:p>
          </table:table-cell>
          <table:table-cell table:formula="of:=[.B474]+[.D473]" office:value-type="float" office:value="7.0437741E+016" calcext:value-type="float">
            <text:p>70,437,741,000,000,00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([.$G$2] * ([.A475]-1)^2 + ([.A475]-1) * [.$G$3]) * [.$G$1]) + [.$G$1]" office:value-type="float" office:value="447932000000000" calcext:value-type="float">
            <text:p>447,932,000,000,000</text:p>
          </table:table-cell>
          <table:table-cell table:formula="of:=[.B475]/[.B474]" office:value-type="float" office:value="1.00423952058219" calcext:value-type="float">
            <text:p>1.0042</text:p>
          </table:table-cell>
          <table:table-cell table:formula="of:=[.B475]+[.D474]" office:value-type="float" office:value="7.0885673E+016" calcext:value-type="float">
            <text:p>70,885,673,000,000,000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([.$G$2] * ([.A476]-1)^2 + ([.A476]-1) * [.$G$3]) * [.$G$1]) + [.$G$1]" office:value-type="float" office:value="449827000000000" calcext:value-type="float">
            <text:p>449,827,000,000,000</text:p>
          </table:table-cell>
          <table:table-cell table:formula="of:=[.B476]/[.B475]" office:value-type="float" office:value="1.00423055285177" calcext:value-type="float">
            <text:p>1.0042</text:p>
          </table:table-cell>
          <table:table-cell table:formula="of:=[.B476]+[.D475]" office:value-type="float" office:value="7.13355E+016" calcext:value-type="float">
            <text:p>71,335,500,000,000,00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([.$G$2] * ([.A477]-1)^2 + ([.A477]-1) * [.$G$3]) * [.$G$1]) + [.$G$1]" office:value-type="float" office:value="451726000000000" calcext:value-type="float">
            <text:p>451,726,000,000,000</text:p>
          </table:table-cell>
          <table:table-cell table:formula="of:=[.B477]/[.B476]" office:value-type="float" office:value="1.0042216229795" calcext:value-type="float">
            <text:p>1.0042</text:p>
          </table:table-cell>
          <table:table-cell table:formula="of:=[.B477]+[.D476]" office:value-type="float" office:value="7.1787226E+016" calcext:value-type="float">
            <text:p>71,787,226,000,000,00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([.$G$2] * ([.A478]-1)^2 + ([.A478]-1) * [.$G$3]) * [.$G$1]) + [.$G$1]" office:value-type="float" office:value="453629000000000" calcext:value-type="float">
            <text:p>453,629,000,000,000</text:p>
          </table:table-cell>
          <table:table-cell table:formula="of:=[.B478]/[.B477]" office:value-type="float" office:value="1.00421273072615" calcext:value-type="float">
            <text:p>1.0042</text:p>
          </table:table-cell>
          <table:table-cell table:formula="of:=[.B478]+[.D477]" office:value-type="float" office:value="7.2240855E+016" calcext:value-type="float">
            <text:p>72,240,855,000,000,00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([.$G$2] * ([.A479]-1)^2 + ([.A479]-1) * [.$G$3]) * [.$G$1]) + [.$G$1]" office:value-type="float" office:value="455536000000000" calcext:value-type="float">
            <text:p>455,536,000,000,000</text:p>
          </table:table-cell>
          <table:table-cell table:formula="of:=[.B479]/[.B478]" office:value-type="float" office:value="1.0042038758545" calcext:value-type="float">
            <text:p>1.0042</text:p>
          </table:table-cell>
          <table:table-cell table:formula="of:=[.B479]+[.D478]" office:value-type="float" office:value="7.2696391E+016" calcext:value-type="float">
            <text:p>72,696,391,000,000,00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([.$G$2] * ([.A480]-1)^2 + ([.A480]-1) * [.$G$3]) * [.$G$1]) + [.$G$1]" office:value-type="float" office:value="457447000000000" calcext:value-type="float">
            <text:p>457,447,000,000,000</text:p>
          </table:table-cell>
          <table:table-cell table:formula="of:=[.B480]/[.B479]" office:value-type="float" office:value="1.00419505812932" calcext:value-type="float">
            <text:p>1.0042</text:p>
          </table:table-cell>
          <table:table-cell table:formula="of:=[.B480]+[.D479]" office:value-type="float" office:value="7.3153838E+016" calcext:value-type="float">
            <text:p>73,153,838,000,000,00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([.$G$2] * ([.A481]-1)^2 + ([.A481]-1) * [.$G$3]) * [.$G$1]) + [.$G$1]" office:value-type="float" office:value="459362000000000" calcext:value-type="float">
            <text:p>459,362,000,000,000</text:p>
          </table:table-cell>
          <table:table-cell table:formula="of:=[.B481]/[.B480]" office:value-type="float" office:value="1.00418627731737" calcext:value-type="float">
            <text:p>1.0042</text:p>
          </table:table-cell>
          <table:table-cell table:formula="of:=[.B481]+[.D480]" office:value-type="float" office:value="7.36132E+016" calcext:value-type="float">
            <text:p>73,613,200,000,000,00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([.$G$2] * ([.A482]-1)^2 + ([.A482]-1) * [.$G$3]) * [.$G$1]) + [.$G$1]" office:value-type="float" office:value="461281000000000" calcext:value-type="float">
            <text:p>461,281,000,000,000</text:p>
          </table:table-cell>
          <table:table-cell table:formula="of:=[.B482]/[.B481]" office:value-type="float" office:value="1.00417753318733" calcext:value-type="float">
            <text:p>1.0042</text:p>
          </table:table-cell>
          <table:table-cell table:formula="of:=[.B482]+[.D481]" office:value-type="float" office:value="7.4074481E+016" calcext:value-type="float">
            <text:p>74,074,481,000,000,000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([.$G$2] * ([.A483]-1)^2 + ([.A483]-1) * [.$G$3]) * [.$G$1]) + [.$G$1]" office:value-type="float" office:value="463204000000000" calcext:value-type="float">
            <text:p>463,204,000,000,000</text:p>
          </table:table-cell>
          <table:table-cell table:formula="of:=[.B483]/[.B482]" office:value-type="float" office:value="1.00416882550983" calcext:value-type="float">
            <text:p>1.0042</text:p>
          </table:table-cell>
          <table:table-cell table:formula="of:=[.B483]+[.D482]" office:value-type="float" office:value="7.4537685E+016" calcext:value-type="float">
            <text:p>74,537,685,000,000,00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([.$G$2] * ([.A484]-1)^2 + ([.A484]-1) * [.$G$3]) * [.$G$1]) + [.$G$1]" office:value-type="float" office:value="465131000000000" calcext:value-type="float">
            <text:p>465,131,000,000,000</text:p>
          </table:table-cell>
          <table:table-cell table:formula="of:=[.B484]/[.B483]" office:value-type="float" office:value="1.00416015405739" calcext:value-type="float">
            <text:p>1.0042</text:p>
          </table:table-cell>
          <table:table-cell table:formula="of:=[.B484]+[.D483]" office:value-type="float" office:value="7.5002816E+016" calcext:value-type="float">
            <text:p>75,002,816,000,000,00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([.$G$2] * ([.A485]-1)^2 + ([.A485]-1) * [.$G$3]) * [.$G$1]) + [.$G$1]" office:value-type="float" office:value="467062000000000" calcext:value-type="float">
            <text:p>467,062,000,000,000</text:p>
          </table:table-cell>
          <table:table-cell table:formula="of:=[.B485]/[.B484]" office:value-type="float" office:value="1.00415151860444" calcext:value-type="float">
            <text:p>1.0042</text:p>
          </table:table-cell>
          <table:table-cell table:formula="of:=[.B485]+[.D484]" office:value-type="float" office:value="7.5469878E+016" calcext:value-type="float">
            <text:p>75,469,878,000,000,00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([.$G$2] * ([.A486]-1)^2 + ([.A486]-1) * [.$G$3]) * [.$G$1]) + [.$G$1]" office:value-type="float" office:value="468997000000000" calcext:value-type="float">
            <text:p>468,997,000,000,000</text:p>
          </table:table-cell>
          <table:table-cell table:formula="of:=[.B486]/[.B485]" office:value-type="float" office:value="1.00414291892725" calcext:value-type="float">
            <text:p>1.0041</text:p>
          </table:table-cell>
          <table:table-cell table:formula="of:=[.B486]+[.D485]" office:value-type="float" office:value="7.5938875E+016" calcext:value-type="float">
            <text:p>75,938,875,000,000,00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([.$G$2] * ([.A487]-1)^2 + ([.A487]-1) * [.$G$3]) * [.$G$1]) + [.$G$1]" office:value-type="float" office:value="470936000000000" calcext:value-type="float">
            <text:p>470,936,000,000,000</text:p>
          </table:table-cell>
          <table:table-cell table:formula="of:=[.B487]/[.B486]" office:value-type="float" office:value="1.00413435480398" calcext:value-type="float">
            <text:p>1.0041</text:p>
          </table:table-cell>
          <table:table-cell table:formula="of:=[.B487]+[.D486]" office:value-type="float" office:value="7.6409811E+016" calcext:value-type="float">
            <text:p>76,409,811,000,000,00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([.$G$2] * ([.A488]-1)^2 + ([.A488]-1) * [.$G$3]) * [.$G$1]) + [.$G$1]" office:value-type="float" office:value="472879000000000" calcext:value-type="float">
            <text:p>472,879,000,000,000</text:p>
          </table:table-cell>
          <table:table-cell table:formula="of:=[.B488]/[.B487]" office:value-type="float" office:value="1.00412582601458" calcext:value-type="float">
            <text:p>1.0041</text:p>
          </table:table-cell>
          <table:table-cell table:formula="of:=[.B488]+[.D487]" office:value-type="float" office:value="7.688269E+016" calcext:value-type="float">
            <text:p>76,882,690,000,000,00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([.$G$2] * ([.A489]-1)^2 + ([.A489]-1) * [.$G$3]) * [.$G$1]) + [.$G$1]" office:value-type="float" office:value="474826000000000" calcext:value-type="float">
            <text:p>474,826,000,000,000</text:p>
          </table:table-cell>
          <table:table-cell table:formula="of:=[.B489]/[.B488]" office:value-type="float" office:value="1.00411733234083" calcext:value-type="float">
            <text:p>1.0041</text:p>
          </table:table-cell>
          <table:table-cell table:formula="of:=[.B489]+[.D488]" office:value-type="float" office:value="7.7357516E+016" calcext:value-type="float">
            <text:p>77,357,516,000,000,00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([.$G$2] * ([.A490]-1)^2 + ([.A490]-1) * [.$G$3]) * [.$G$1]) + [.$G$1]" office:value-type="float" office:value="476777000000000" calcext:value-type="float">
            <text:p>476,777,000,000,000</text:p>
          </table:table-cell>
          <table:table-cell table:formula="of:=[.B490]/[.B489]" office:value-type="float" office:value="1.00410887356632" calcext:value-type="float">
            <text:p>1.0041</text:p>
          </table:table-cell>
          <table:table-cell table:formula="of:=[.B490]+[.D489]" office:value-type="float" office:value="7.7834293E+016" calcext:value-type="float">
            <text:p>77,834,293,000,000,00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([.$G$2] * ([.A491]-1)^2 + ([.A491]-1) * [.$G$3]) * [.$G$1]) + [.$G$1]" office:value-type="float" office:value="478732000000000" calcext:value-type="float">
            <text:p>478,732,000,000,000</text:p>
          </table:table-cell>
          <table:table-cell table:formula="of:=[.B491]/[.B490]" office:value-type="float" office:value="1.00410044947638" calcext:value-type="float">
            <text:p>1.0041</text:p>
          </table:table-cell>
          <table:table-cell table:formula="of:=[.B491]+[.D490]" office:value-type="float" office:value="7.8313025E+016" calcext:value-type="float">
            <text:p>78,313,025,000,000,00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([.$G$2] * ([.A492]-1)^2 + ([.A492]-1) * [.$G$3]) * [.$G$1]) + [.$G$1]" office:value-type="float" office:value="480691000000000" calcext:value-type="float">
            <text:p>480,691,000,000,000</text:p>
          </table:table-cell>
          <table:table-cell table:formula="of:=[.B492]/[.B491]" office:value-type="float" office:value="1.00409205985813" calcext:value-type="float">
            <text:p>1.0041</text:p>
          </table:table-cell>
          <table:table-cell table:formula="of:=[.B492]+[.D491]" office:value-type="float" office:value="7.8793716E+016" calcext:value-type="float">
            <text:p>78,793,716,000,000,00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([.$G$2] * ([.A493]-1)^2 + ([.A493]-1) * [.$G$3]) * [.$G$1]) + [.$G$1]" office:value-type="float" office:value="482654000000000" calcext:value-type="float">
            <text:p>482,654,000,000,000</text:p>
          </table:table-cell>
          <table:table-cell table:formula="of:=[.B493]/[.B492]" office:value-type="float" office:value="1.0040837045004" calcext:value-type="float">
            <text:p>1.0041</text:p>
          </table:table-cell>
          <table:table-cell table:formula="of:=[.B493]+[.D492]" office:value-type="float" office:value="7.927637E+016" calcext:value-type="float">
            <text:p>79,276,370,000,000,00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([.$G$2] * ([.A494]-1)^2 + ([.A494]-1) * [.$G$3]) * [.$G$1]) + [.$G$1]" office:value-type="float" office:value="484621000000000" calcext:value-type="float">
            <text:p>484,621,000,000,000</text:p>
          </table:table-cell>
          <table:table-cell table:formula="of:=[.B494]/[.B493]" office:value-type="float" office:value="1.00407538319376" calcext:value-type="float">
            <text:p>1.0041</text:p>
          </table:table-cell>
          <table:table-cell table:formula="of:=[.B494]+[.D493]" office:value-type="float" office:value="7.9760991E+016" calcext:value-type="float">
            <text:p>79,760,991,000,000,00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([.$G$2] * ([.A495]-1)^2 + ([.A495]-1) * [.$G$3]) * [.$G$1]) + [.$G$1]" office:value-type="float" office:value="486592000000000" calcext:value-type="float">
            <text:p>486,592,000,000,000</text:p>
          </table:table-cell>
          <table:table-cell table:formula="of:=[.B495]/[.B494]" office:value-type="float" office:value="1.00406709573048" calcext:value-type="float">
            <text:p>1.0041</text:p>
          </table:table-cell>
          <table:table-cell table:formula="of:=[.B495]+[.D494]" office:value-type="float" office:value="8.0247583E+016" calcext:value-type="float">
            <text:p>80,247,583,000,000,00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([.$G$2] * ([.A496]-1)^2 + ([.A496]-1) * [.$G$3]) * [.$G$1]) + [.$G$1]" office:value-type="float" office:value="488567000000000" calcext:value-type="float">
            <text:p>488,567,000,000,000</text:p>
          </table:table-cell>
          <table:table-cell table:formula="of:=[.B496]/[.B495]" office:value-type="float" office:value="1.00405884190451" calcext:value-type="float">
            <text:p>1.0041</text:p>
          </table:table-cell>
          <table:table-cell table:formula="of:=[.B496]+[.D495]" office:value-type="float" office:value="8.073615E+016" calcext:value-type="float">
            <text:p>80,736,150,000,000,00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([.$G$2] * ([.A497]-1)^2 + ([.A497]-1) * [.$G$3]) * [.$G$1]) + [.$G$1]" office:value-type="float" office:value="490546000000000" calcext:value-type="float">
            <text:p>490,546,000,000,000</text:p>
          </table:table-cell>
          <table:table-cell table:formula="of:=[.B497]/[.B496]" office:value-type="float" office:value="1.00405062151148" calcext:value-type="float">
            <text:p>1.0041</text:p>
          </table:table-cell>
          <table:table-cell table:formula="of:=[.B497]+[.D496]" office:value-type="float" office:value="8.1226696E+016" calcext:value-type="float">
            <text:p>81,226,696,000,000,00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([.$G$2] * ([.A498]-1)^2 + ([.A498]-1) * [.$G$3]) * [.$G$1]) + [.$G$1]" office:value-type="float" office:value="492529000000000" calcext:value-type="float">
            <text:p>492,529,000,000,000</text:p>
          </table:table-cell>
          <table:table-cell table:formula="of:=[.B498]/[.B497]" office:value-type="float" office:value="1.00404243434866" calcext:value-type="float">
            <text:p>1.0040</text:p>
          </table:table-cell>
          <table:table-cell table:formula="of:=[.B498]+[.D497]" office:value-type="float" office:value="8.1719225E+016" calcext:value-type="float">
            <text:p>81,719,225,000,000,00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([.$G$2] * ([.A499]-1)^2 + ([.A499]-1) * [.$G$3]) * [.$G$1]) + [.$G$1]" office:value-type="float" office:value="494516000000000" calcext:value-type="float">
            <text:p>494,516,000,000,000</text:p>
          </table:table-cell>
          <table:table-cell table:formula="of:=[.B499]/[.B498]" office:value-type="float" office:value="1.00403428021497" calcext:value-type="float">
            <text:p>1.0040</text:p>
          </table:table-cell>
          <table:table-cell table:formula="of:=[.B499]+[.D498]" office:value-type="float" office:value="8.2213741E+016" calcext:value-type="float">
            <text:p>82,213,741,000,000,00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([.$G$2] * ([.A500]-1)^2 + ([.A500]-1) * [.$G$3]) * [.$G$1]) + [.$G$1]" office:value-type="float" office:value="496507000000000" calcext:value-type="float">
            <text:p>496,507,000,000,000</text:p>
          </table:table-cell>
          <table:table-cell table:formula="of:=[.B500]/[.B499]" office:value-type="float" office:value="1.00402615891094" calcext:value-type="float">
            <text:p>1.0040</text:p>
          </table:table-cell>
          <table:table-cell table:formula="of:=[.B500]+[.D499]" office:value-type="float" office:value="8.2710248E+016" calcext:value-type="float">
            <text:p>82,710,248,000,000,00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([.$G$2] * ([.A501]-1)^2 + ([.A501]-1) * [.$G$3]) * [.$G$1]) + [.$G$1]" office:value-type="float" office:value="498502000000000" calcext:value-type="float">
            <text:p>498,502,000,000,000</text:p>
          </table:table-cell>
          <table:table-cell table:formula="of:=[.B501]/[.B500]" office:value-type="float" office:value="1.00401807023869" calcext:value-type="float">
            <text:p>1.0040</text:p>
          </table:table-cell>
          <table:table-cell table:formula="of:=[.B501]+[.D500]" office:value-type="float" office:value="8.320875E+016" calcext:value-type="float">
            <text:p>83,208,750,000,000,000</text:p>
          </table:table-cell>
          <table:table-cell table:number-columns-repeated="8"/>
        </table:table-row>
      </table:table>
      <table:table table:name="rebirth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row table:style-name="ro1">
          <table:table-cell table:style-name="ce15" office:value-type="string" calcext:value-type="string">
            <text:p>character level</text:p>
          </table:table-cell>
          <table:table-cell table:style-name="ce15" office:value-type="string" calcext:value-type="string">
            <text:p>rebirth tier</text:p>
          </table:table-cell>
          <table:table-cell table:style-name="ce15" office:value-type="string" calcext:value-type="string">
            <text:p>eternal strength %</text:p>
          </table:table-cell>
          <table:table-cell table:style-name="ce15" office:value-type="string" calcext:value-type="string">
            <text:p>eternal alacrity %</text:p>
          </table:table-cell>
          <table:table-cell table:style-name="ce15" office:value-type="string" calcext:value-type="string">
            <text:p>eternal knowledge</text:p>
          </table:table-cell>
          <table:table-cell table:style-name="ce21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FLOOR(([.$B2]-1)/5)+1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FLOOR(([.$B3]-1)/5)+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FLOOR(([.$B4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FLOOR(([.$B5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FLOOR(([.$B6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FLOOR(([.$B7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FLOOR(([.$B8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FLOOR(([.$B9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FLOOR(([.$B10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FLOOR(([.$B11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FLOOR(([.$B12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FLOOR(([.$B13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FLOOR(([.$B14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FLOOR(([.$B15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FLOOR(([.$B16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FLOOR(([.$B17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FLOOR(([.$B18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FLOOR(([.$B19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FLOOR(([.$B20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FLOOR(([.$B21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FLOOR(([.$B22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FLOOR(([.$B23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FLOOR(([.$B24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FLOOR(([.$B25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FLOOR(([.$B26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FLOOR(([.$B27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FLOOR(([.$B28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FLOOR(([.$B29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FLOOR(([.$B30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FLOOR(([.$B31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FLOOR(([.$B32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FLOOR(([.$B33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FLOOR(([.$B34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FLOOR(([.$B35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FLOOR(([.$B36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FLOOR(([.$B37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FLOOR(([.$B38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FLOOR(([.$B39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FLOOR(([.$B40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FLOOR(([.$B41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FLOOR(([.$B42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FLOOR(([.$B43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FLOOR(([.$B44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FLOOR(([.$B45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FLOOR(([.$B46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FLOOR(([.$B47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FLOOR(([.$B48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FLOOR(([.$B49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FLOOR(([.$B50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FLOOR(([.$B51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FLOOR(([.$B52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FLOOR(([.$B53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FLOOR(([.$B54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FLOOR(([.$B55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FLOOR(([.$B56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FLOOR(([.$B57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FLOOR(([.$B58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FLOOR(([.$B59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FLOOR(([.$B60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FLOOR(([.$B61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FLOOR(([.$B62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FLOOR(([.$B63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FLOOR(([.$B64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FLOOR(([.$B65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FLOOR(([.$B66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FLOOR(([.$B67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FLOOR(([.$B68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FLOOR(([.$B69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FLOOR(([.$B70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FLOOR(([.$B71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FLOOR(([.$B72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FLOOR(([.$B73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FLOOR(([.$B74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FLOOR(([.$B75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FLOOR(([.$B76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FLOOR(([.$B77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FLOOR(([.$B78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FLOOR(([.$B79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FLOOR(([.$B80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FLOOR(([.$B81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FLOOR(([.$B82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FLOOR(([.$B83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FLOOR(([.$B84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FLOOR(([.$B85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FLOOR(([.$B86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FLOOR(([.$B87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FLOOR(([.$B88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FLOOR(([.$B89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FLOOR(([.$B90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FLOOR(([.$B91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FLOOR(([.$B92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FLOOR(([.$B93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FLOOR(([.$B94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FLOOR(([.$B95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FLOOR(([.$B96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FLOOR(([.$B97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FLOOR(([.$B98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FLOOR(([.$B99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FLOOR(([.$B100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FLOOR(([.$B101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FLOOR(([.$B102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FLOOR(([.$B103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FLOOR(([.$B104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FLOOR(([.$B105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FLOOR(([.$B106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FLOOR(([.$B107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FLOOR(([.$B108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FLOOR(([.$B109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FLOOR(([.$B110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FLOOR(([.$B111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FLOOR(([.$B112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FLOOR(([.$B113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FLOOR(([.$B114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FLOOR(([.$B115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FLOOR(([.$B116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FLOOR(([.$B117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FLOOR(([.$B118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FLOOR(([.$B119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FLOOR(([.$B120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FLOOR(([.$B121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FLOOR(([.$B122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FLOOR(([.$B123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FLOOR(([.$B124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FLOOR(([.$B125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FLOOR(([.$B126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FLOOR(([.$B127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FLOOR(([.$B128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FLOOR(([.$B129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FLOOR(([.$B130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FLOOR(([.$B131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FLOOR(([.$B132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FLOOR(([.$B133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FLOOR(([.$B134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FLOOR(([.$B135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FLOOR(([.$B136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FLOOR(([.$B137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FLOOR(([.$B138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FLOOR(([.$B139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FLOOR(([.$B140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FLOOR(([.$B141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FLOOR(([.$B142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FLOOR(([.$B143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FLOOR(([.$B144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FLOOR(([.$B145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FLOOR(([.$B146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FLOOR(([.$B147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FLOOR(([.$B148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FLOOR(([.$B149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FLOOR(([.$B150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FLOOR(([.$B151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FLOOR(([.$B152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FLOOR(([.$B153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FLOOR(([.$B154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FLOOR(([.$B155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FLOOR(([.$B156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FLOOR(([.$B157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FLOOR(([.$B158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FLOOR(([.$B159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FLOOR(([.$B160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FLOOR(([.$B161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FLOOR(([.$B162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FLOOR(([.$B163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FLOOR(([.$B164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FLOOR(([.$B165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FLOOR(([.$B166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FLOOR(([.$B167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FLOOR(([.$B168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FLOOR(([.$B169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FLOOR(([.$B170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FLOOR(([.$B171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FLOOR(([.$B172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FLOOR(([.$B173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FLOOR(([.$B174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FLOOR(([.$B175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FLOOR(([.$B176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FLOOR(([.$B177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FLOOR(([.$B178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FLOOR(([.$B179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FLOOR(([.$B180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FLOOR(([.$B181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FLOOR(([.$B182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FLOOR(([.$B183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FLOOR(([.$B184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FLOOR(([.$B185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FLOOR(([.$B186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FLOOR(([.$B187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FLOOR(([.$B188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FLOOR(([.$B189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FLOOR(([.$B190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FLOOR(([.$B191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FLOOR(([.$B192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FLOOR(([.$B193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FLOOR(([.$B194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FLOOR(([.$B195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FLOOR(([.$B196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FLOOR(([.$B197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FLOOR(([.$B198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FLOOR(([.$B199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FLOOR(([.$B200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FLOOR(([.$B201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FLOOR(([.$B202]-1)/5)+1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9:48:15.989142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Alan Witkowski</meta:initial-creator>
    <meta:creation-date>2008-06-06T09:57:50</meta:creation-date>
    <dc:date>2021-02-16T19:58:43.772190945</dc:date>
    <meta:editing-cycles>560</meta:editing-cycles>
    <meta:editing-duration>PT14H6M16S</meta:editing-duration>
    <meta:document-statistic meta:table-count="15" meta:cell-count="14388" meta:object-count="0"/>
    <meta:user-defined meta:name="Info 1"/>
    <meta:user-defined meta:name="Info 2"/>
    <meta:user-defined meta:name="Info 3"/>
    <meta:user-defined meta:name="Info 4"/>
  </office:meta>
</office:document-meta>
</file>